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6.221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_RTK_Saki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UTM Easting</text:p>
          </table:table-cell>
          <table:table-cell office:value-type="string" calcext:value-type="string">
            <text:p>UTM Northing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HDOP</text:p>
          </table:table-cell>
          <table:table-cell office:value-type="string" calcext:value-type="string">
            <text:p>GNGGA Read</text:p>
          </table:table-cell>
          <table:table-cell office:value-type="string" calcext:value-type="string">
            <text:p>Fix Quality</text:p>
          </table:table-cell>
          <table:table-cell office:value-type="string" calcext:value-type="string">
            <text:p>Current Time</text:p>
          </table:table-cell>
        </table:table-row>
        <table:table-row table:style-name="ro2">
          <table:table-cell office:value-type="float" office:value="1707595274.8957" calcext:value-type="float">
            <text:p>1707595274.8957</text:p>
          </table:table-cell>
          <table:table-cell office:value-type="float" office:value="42.3382464516667" calcext:value-type="float">
            <text:p>42.3382464516667</text:p>
          </table:table-cell>
          <table:table-cell office:value-type="float" office:value="-71.0865059633333" calcext:value-type="float">
            <text:p>-71.08650596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84900448" calcext:value-type="float">
            <text:p>328115.084900448</text:p>
          </table:table-cell>
          <table:table-cell office:value-type="float" office:value="4689440.8247161" calcext:value-type="float">
            <text:p>4689440.82471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19.00,4220.2947871,N,07105.1903578,W,5,19,0.8,24.960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19" calcext:value-type="float">
            <text:p>1707601819</text:p>
          </table:table-cell>
        </table:table-row>
        <table:table-row table:style-name="ro2">
          <table:table-cell office:value-type="float" office:value="1707595276.15125" calcext:value-type="float">
            <text:p>1707595276.15125</text:p>
          </table:table-cell>
          <table:table-cell office:value-type="float" office:value="42.3382464066667" calcext:value-type="float">
            <text:p>42.3382464066667</text:p>
          </table:table-cell>
          <table:table-cell office:value-type="float" office:value="-71.0865060783333" calcext:value-type="float">
            <text:p>-71.08650607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7530382" calcext:value-type="float">
            <text:p>328115.07530382</text:p>
          </table:table-cell>
          <table:table-cell office:value-type="float" office:value="4689440.81995166" calcext:value-type="float">
            <text:p>4689440.81995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0.00,4220.2947844,N,07105.1903647,W,5,19,0.8,24.908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0" calcext:value-type="float">
            <text:p>1707601820</text:p>
          </table:table-cell>
        </table:table-row>
        <table:table-row table:style-name="ro2">
          <table:table-cell office:value-type="float" office:value="1707595277.40681" calcext:value-type="float">
            <text:p>1707595277.40681</text:p>
          </table:table-cell>
          <table:table-cell office:value-type="float" office:value="45.6715796833333" calcext:value-type="float">
            <text:p>45.6715796833333</text:p>
          </table:table-cell>
          <table:table-cell office:value-type="float" office:value="-72.75317285" calcext:value-type="float">
            <text:p>-72.75317285</text:p>
          </table:table-cell>
          <table:table-cell office:value-type="float" office:value="0" calcext:value-type="float">
            <text:p>0</text:p>
          </table:table-cell>
          <table:table-cell office:value-type="float" office:value="675002.474684748" calcext:value-type="float">
            <text:p>675002.474684748</text:p>
          </table:table-cell>
          <table:table-cell office:value-type="float" office:value="5060014.0033" calcext:value-type="float">
            <text:p>5060014.00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1.00,4220.2947810,N,07105.1903710,W,5,19,0.8,24.800,M,-28.725,M,2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1" calcext:value-type="float">
            <text:p>1707601821</text:p>
          </table:table-cell>
        </table:table-row>
        <table:table-row table:style-name="ro2">
          <table:table-cell office:value-type="float" office:value="1707595278.66093" calcext:value-type="float">
            <text:p>1707595278.66093</text:p>
          </table:table-cell>
          <table:table-cell office:value-type="float" office:value="42.3382463316667" calcext:value-type="float">
            <text:p>42.3382463316667</text:p>
          </table:table-cell>
          <table:table-cell office:value-type="float" office:value="-71.0865062583333" calcext:value-type="float">
            <text:p>-71.08650625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60270572" calcext:value-type="float">
            <text:p>328115.060270572</text:p>
          </table:table-cell>
          <table:table-cell office:value-type="float" office:value="4689440.81198734" calcext:value-type="float">
            <text:p>4689440.811987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2.00,4220.2947799,N,07105.1903755,W,5,20,0.8,24.661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2" calcext:value-type="float">
            <text:p>1707601822</text:p>
          </table:table-cell>
        </table:table-row>
        <table:table-row table:style-name="ro2">
          <table:table-cell office:value-type="float" office:value="1707595279.91761" calcext:value-type="float">
            <text:p>1707595279.91761</text:p>
          </table:table-cell>
          <table:table-cell office:value-type="float" office:value="42.3382462016667" calcext:value-type="float">
            <text:p>42.3382462016667</text:p>
          </table:table-cell>
          <table:table-cell office:value-type="float" office:value="-71.0865063066667" calcext:value-type="float">
            <text:p>-71.08650630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55934528" calcext:value-type="float">
            <text:p>328115.055934528</text:p>
          </table:table-cell>
          <table:table-cell office:value-type="float" office:value="4689440.79764954" calcext:value-type="float">
            <text:p>4689440.79764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3.00,4220.2947721,N,07105.1903784,W,5,20,0.8,24.513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3" calcext:value-type="float">
            <text:p>1707601823</text:p>
          </table:table-cell>
        </table:table-row>
        <table:table-row table:style-name="ro2">
          <table:table-cell office:value-type="float" office:value="1707595281.17402" calcext:value-type="float">
            <text:p>1707595281.17402</text:p>
          </table:table-cell>
          <table:table-cell office:value-type="float" office:value="42.3382458916667" calcext:value-type="float">
            <text:p>42.3382458916667</text:p>
          </table:table-cell>
          <table:table-cell office:value-type="float" office:value="-71.0865063916667" calcext:value-type="float">
            <text:p>-71.08650639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48087333" calcext:value-type="float">
            <text:p>328115.048087333</text:p>
          </table:table-cell>
          <table:table-cell office:value-type="float" office:value="4689440.76339823" calcext:value-type="float">
            <text:p>4689440.763398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4.00,4220.2947535,N,07105.1903835,W,5,20,0.8,24.176,M,-28.725,M,2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4" calcext:value-type="float">
            <text:p>1707601824</text:p>
          </table:table-cell>
        </table:table-row>
        <table:table-row table:style-name="ro2">
          <table:table-cell office:value-type="float" office:value="1707595282.42958" calcext:value-type="float">
            <text:p>1707595282.42958</text:p>
          </table:table-cell>
          <table:table-cell office:value-type="float" office:value="42.3382458016667" calcext:value-type="float">
            <text:p>42.3382458016667</text:p>
          </table:table-cell>
          <table:table-cell office:value-type="float" office:value="-72.75317315" calcext:value-type="float">
            <text:p>-72.75317315</text:p>
          </table:table-cell>
          <table:table-cell office:value-type="float" office:value="0" calcext:value-type="float">
            <text:p>0</text:p>
          </table:table-cell>
          <table:table-cell office:value-type="float" office:value="685092.656730643" calcext:value-type="float">
            <text:p>685092.656730643</text:p>
          </table:table-cell>
          <table:table-cell office:value-type="float" office:value="4689777.30137453" calcext:value-type="float">
            <text:p>4689777.30137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5.00,4220.2947481,N,07105.1903890,W,5,20,0.8,24.053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5" calcext:value-type="float">
            <text:p>1707601825</text:p>
          </table:table-cell>
        </table:table-row>
        <table:table-row table:style-name="ro2">
          <table:table-cell office:value-type="float" office:value="1707595283.68416" calcext:value-type="float">
            <text:p>1707595283.68416</text:p>
          </table:table-cell>
          <table:table-cell office:value-type="float" office:value="42.3382457566667" calcext:value-type="float">
            <text:p>42.3382457566667</text:p>
          </table:table-cell>
          <table:table-cell office:value-type="float" office:value="-71.0865065766667" calcext:value-type="float">
            <text:p>-71.08650657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32478689" calcext:value-type="float">
            <text:p>328115.032478689</text:p>
          </table:table-cell>
          <table:table-cell office:value-type="float" office:value="4689440.74878148" calcext:value-type="float">
            <text:p>4689440.748781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6.00,4220.2947454,N,07105.1903946,W,5,20,0.8,23.922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6" calcext:value-type="float">
            <text:p>1707601826</text:p>
          </table:table-cell>
        </table:table-row>
        <table:table-row table:style-name="ro2">
          <table:table-cell office:value-type="float" office:value="1707595284.93834" calcext:value-type="float">
            <text:p>1707595284.93834</text:p>
          </table:table-cell>
          <table:table-cell office:value-type="float" office:value="45.6715790666667" calcext:value-type="float">
            <text:p>45.6715790666667</text:p>
          </table:table-cell>
          <table:table-cell office:value-type="float" office:value="-71.08650652" calcext:value-type="float">
            <text:p>-71.08650652</text:p>
          </table:table-cell>
          <table:table-cell office:value-type="float" office:value="0" calcext:value-type="float">
            <text:p>0</text:p>
          </table:table-cell>
          <table:table-cell office:value-type="float" office:value="337484.563361814" calcext:value-type="float">
            <text:p>337484.563361814</text:p>
          </table:table-cell>
          <table:table-cell office:value-type="float" office:value="5059675.98385948" calcext:value-type="float">
            <text:p>5059675.983859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7.00,4220.2947440,N,07105.1903912,W,5,20,0.8,23.896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7" calcext:value-type="float">
            <text:p>1707601827</text:p>
          </table:table-cell>
        </table:table-row>
        <table:table-row table:style-name="ro2">
          <table:table-cell office:value-type="float" office:value="1707595286.19551" calcext:value-type="float">
            <text:p>1707595286.19551</text:p>
          </table:table-cell>
          <table:table-cell office:value-type="float" office:value="42.3382455983333" calcext:value-type="float">
            <text:p>42.3382455983333</text:p>
          </table:table-cell>
          <table:table-cell office:value-type="float" office:value="-71.0865064583333" calcext:value-type="float">
            <text:p>-71.08650645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41795901" calcext:value-type="float">
            <text:p>328115.041795901</text:p>
          </table:table-cell>
          <table:table-cell office:value-type="float" office:value="4689440.73096056" calcext:value-type="float">
            <text:p>4689440.730960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8.00,4220.2947359,N,07105.1903875,W,5,20,0.8,23.850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8" calcext:value-type="float">
            <text:p>1707601828</text:p>
          </table:table-cell>
        </table:table-row>
        <table:table-row table:style-name="ro2">
          <table:table-cell office:value-type="float" office:value="1707595287.45132" calcext:value-type="float">
            <text:p>1707595287.45132</text:p>
          </table:table-cell>
          <table:table-cell office:value-type="float" office:value="42.3382454783333" calcext:value-type="float">
            <text:p>42.3382454783333</text:p>
          </table:table-cell>
          <table:table-cell office:value-type="float" office:value="-71.0865064616667" calcext:value-type="float">
            <text:p>-71.08650646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41194327" calcext:value-type="float">
            <text:p>328115.041194327</text:p>
          </table:table-cell>
          <table:table-cell office:value-type="float" office:value="4689440.71764221" calcext:value-type="float">
            <text:p>4689440.71764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29.00,4220.2947287,N,07105.1903877,W,5,20,0.8,23.831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29" calcext:value-type="float">
            <text:p>1707601829</text:p>
          </table:table-cell>
        </table:table-row>
        <table:table-row table:style-name="ro2">
          <table:table-cell office:value-type="float" office:value="1707595288.70632" calcext:value-type="float">
            <text:p>1707595288.70632</text:p>
          </table:table-cell>
          <table:table-cell office:value-type="float" office:value="45.6715787833333" calcext:value-type="float">
            <text:p>45.6715787833333</text:p>
          </table:table-cell>
          <table:table-cell office:value-type="float" office:value="-72.7531730666667" calcext:value-type="float">
            <text:p>-72.7531730666667</text:p>
          </table:table-cell>
          <table:table-cell office:value-type="float" office:value="0" calcext:value-type="float">
            <text:p>0</text:p>
          </table:table-cell>
          <table:table-cell office:value-type="float" office:value="675002.460615378" calcext:value-type="float">
            <text:p>675002.460615378</text:p>
          </table:table-cell>
          <table:table-cell office:value-type="float" office:value="5060013.90283766" calcext:value-type="float">
            <text:p>5060013.902837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0.00,4220.2947270,N,07105.1903840,W,5,20,0.8,23.818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0" calcext:value-type="float">
            <text:p>1707601830</text:p>
          </table:table-cell>
        </table:table-row>
        <table:table-row table:style-name="ro2">
          <table:table-cell office:value-type="float" office:value="1707595289.96199" calcext:value-type="float">
            <text:p>1707595289.96199</text:p>
          </table:table-cell>
          <table:table-cell office:value-type="float" office:value="42.33824539" calcext:value-type="float">
            <text:p>42.33824539</text:p>
          </table:table-cell>
          <table:table-cell office:value-type="float" office:value="-71.0865063216667" calcext:value-type="float">
            <text:p>-71.08650632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52487229" calcext:value-type="float">
            <text:p>328115.052487229</text:p>
          </table:table-cell>
          <table:table-cell office:value-type="float" office:value="4689440.70755046" calcext:value-type="float">
            <text:p>4689440.707550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1.00,4220.2947234,N,07105.1903793,W,5,20,0.8,23.890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1" calcext:value-type="float">
            <text:p>1707601831</text:p>
          </table:table-cell>
        </table:table-row>
        <table:table-row table:style-name="ro2">
          <table:table-cell office:value-type="float" office:value="1707595291.21762" calcext:value-type="float">
            <text:p>1707595291.21762</text:p>
          </table:table-cell>
          <table:table-cell office:value-type="float" office:value="42.338245415" calcext:value-type="float">
            <text:p>42.338245415</text:p>
          </table:table-cell>
          <table:table-cell office:value-type="float" office:value="-71.0865061183333" calcext:value-type="float">
            <text:p>-71.08650611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69306506" calcext:value-type="float">
            <text:p>328115.069306506</text:p>
          </table:table-cell>
          <table:table-cell office:value-type="float" office:value="4689440.70991549" calcext:value-type="float">
            <text:p>4689440.709915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2.00,4220.2947249,N,07105.1903671,W,5,20,0.8,23.924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2" calcext:value-type="float">
            <text:p>1707601832</text:p>
          </table:table-cell>
        </table:table-row>
        <table:table-row table:style-name="ro2">
          <table:table-cell office:value-type="float" office:value="1707595292.47405" calcext:value-type="float">
            <text:p>1707595292.47405</text:p>
          </table:table-cell>
          <table:table-cell office:value-type="float" office:value="42.3382455416667" calcext:value-type="float">
            <text:p>42.3382455416667</text:p>
          </table:table-cell>
          <table:table-cell office:value-type="float" office:value="-71.0865059316667" calcext:value-type="float">
            <text:p>-71.08650593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85029748" calcext:value-type="float">
            <text:p>328115.085029748</text:p>
          </table:table-cell>
          <table:table-cell office:value-type="float" office:value="4689440.72360352" calcext:value-type="float">
            <text:p>4689440.72360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3.00,4220.2947325,N,07105.1903559,W,5,20,0.8,24.028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3" calcext:value-type="float">
            <text:p>1707601833</text:p>
          </table:table-cell>
        </table:table-row>
        <table:table-row table:style-name="ro2">
          <table:table-cell office:value-type="float" office:value="1707595293.73009" calcext:value-type="float">
            <text:p>1707595293.73009</text:p>
          </table:table-cell>
          <table:table-cell office:value-type="float" office:value="42.3382456366667" calcext:value-type="float">
            <text:p>42.3382456366667</text:p>
          </table:table-cell>
          <table:table-cell office:value-type="float" office:value="-71.0865056483333" calcext:value-type="float">
            <text:p>-71.08650564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08630373" calcext:value-type="float">
            <text:p>328115.108630373</text:p>
          </table:table-cell>
          <table:table-cell office:value-type="float" office:value="4689440.73357979" calcext:value-type="float">
            <text:p>4689440.733579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4.00,4220.2947382,N,07105.1903389,W,5,20,0.8,24.082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4" calcext:value-type="float">
            <text:p>1707601834</text:p>
          </table:table-cell>
        </table:table-row>
        <table:table-row table:style-name="ro2">
          <table:table-cell office:value-type="float" office:value="1707595294.98413" calcext:value-type="float">
            <text:p>1707595294.98413</text:p>
          </table:table-cell>
          <table:table-cell office:value-type="float" office:value="42.338245675" calcext:value-type="float">
            <text:p>42.338245675</text:p>
          </table:table-cell>
          <table:table-cell office:value-type="float" office:value="-71.086505395" calcext:value-type="float">
            <text:p>-71.086505395</text:p>
          </table:table-cell>
          <table:table-cell office:value-type="float" office:value="0" calcext:value-type="float">
            <text:p>0</text:p>
          </table:table-cell>
          <table:table-cell office:value-type="float" office:value="328115.129605115" calcext:value-type="float">
            <text:p>328115.129605115</text:p>
          </table:table-cell>
          <table:table-cell office:value-type="float" office:value="4689440.73732431" calcext:value-type="float">
            <text:p>4689440.737324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5.00,4220.2947405,N,07105.1903237,W,5,20,0.8,24.104,M,-28.725,M,2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5" calcext:value-type="float">
            <text:p>1707601835</text:p>
          </table:table-cell>
        </table:table-row>
        <table:table-row table:style-name="ro2">
          <table:table-cell office:value-type="float" office:value="1707595296.24085" calcext:value-type="float">
            <text:p>1707595296.24085</text:p>
          </table:table-cell>
          <table:table-cell office:value-type="float" office:value="42.3382456483333" calcext:value-type="float">
            <text:p>42.3382456483333</text:p>
          </table:table-cell>
          <table:table-cell office:value-type="float" office:value="-71.0865052533333" calcext:value-type="float">
            <text:p>-71.08650525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41203346" calcext:value-type="float">
            <text:p>328115.141203346</text:p>
          </table:table-cell>
          <table:table-cell office:value-type="float" office:value="4689440.7340768" calcext:value-type="float">
            <text:p>4689440.73407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6.00,4220.2947389,N,07105.1903152,W,5,20,0.8,24.112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6" calcext:value-type="float">
            <text:p>1707601836</text:p>
          </table:table-cell>
        </table:table-row>
        <table:table-row table:style-name="ro2">
          <table:table-cell office:value-type="float" office:value="1707595297.49516" calcext:value-type="float">
            <text:p>1707595297.49516</text:p>
          </table:table-cell>
          <table:table-cell office:value-type="float" office:value="42.3382457266667" calcext:value-type="float">
            <text:p>42.3382457266667</text:p>
          </table:table-cell>
          <table:table-cell office:value-type="float" office:value="-72.7531718" calcext:value-type="float">
            <text:p>-72.7531718</text:p>
          </table:table-cell>
          <table:table-cell office:value-type="float" office:value="0" calcext:value-type="float">
            <text:p>0</text:p>
          </table:table-cell>
          <table:table-cell office:value-type="float" office:value="685092.768168528" calcext:value-type="float">
            <text:p>685092.768168528</text:p>
          </table:table-cell>
          <table:table-cell office:value-type="float" office:value="4689777.29598518" calcext:value-type="float">
            <text:p>4689777.295985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7.00,4220.2947436,N,07105.1903080,W,5,20,0.8,24.156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7" calcext:value-type="float">
            <text:p>1707601837</text:p>
          </table:table-cell>
        </table:table-row>
        <table:table-row table:style-name="ro2">
          <table:table-cell office:value-type="float" office:value="1707595298.74969" calcext:value-type="float">
            <text:p>1707595298.74969</text:p>
          </table:table-cell>
          <table:table-cell office:value-type="float" office:value="42.3382457066667" calcext:value-type="float">
            <text:p>42.3382457066667</text:p>
          </table:table-cell>
          <table:table-cell office:value-type="float" office:value="-71.08650501" calcext:value-type="float">
            <text:p>-71.08650501</text:p>
          </table:table-cell>
          <table:table-cell office:value-type="float" office:value="0" calcext:value-type="float">
            <text:p>0</text:p>
          </table:table-cell>
          <table:table-cell office:value-type="float" office:value="328115.161408757" calcext:value-type="float">
            <text:p>328115.161408757</text:p>
          </table:table-cell>
          <table:table-cell office:value-type="float" office:value="4689440.74006239" calcext:value-type="float">
            <text:p>4689440.740062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8.00,4220.2947424,N,07105.1903006,W,5,20,0.8,24.147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8" calcext:value-type="float">
            <text:p>1707601838</text:p>
          </table:table-cell>
        </table:table-row>
        <table:table-row table:style-name="ro2">
          <table:table-cell office:value-type="float" office:value="1707595300.00532" calcext:value-type="float">
            <text:p>1707595300.00532</text:p>
          </table:table-cell>
          <table:table-cell office:value-type="float" office:value="42.3382457516667" calcext:value-type="float">
            <text:p>42.3382457516667</text:p>
          </table:table-cell>
          <table:table-cell office:value-type="float" office:value="-71.086504915" calcext:value-type="float">
            <text:p>-71.086504915</text:p>
          </table:table-cell>
          <table:table-cell office:value-type="float" office:value="0" calcext:value-type="float">
            <text:p>0</text:p>
          </table:table-cell>
          <table:table-cell office:value-type="float" office:value="328115.169357727" calcext:value-type="float">
            <text:p>328115.169357727</text:p>
          </table:table-cell>
          <table:table-cell office:value-type="float" office:value="4689440.74486725" calcext:value-type="float">
            <text:p>4689440.744867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39.00,4220.2947451,N,07105.1902949,W,5,20,0.8,24.149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39" calcext:value-type="float">
            <text:p>1707601839</text:p>
          </table:table-cell>
        </table:table-row>
        <table:table-row table:style-name="ro2">
          <table:table-cell office:value-type="float" office:value="1707595301.25908" calcext:value-type="float">
            <text:p>1707595301.25908</text:p>
          </table:table-cell>
          <table:table-cell office:value-type="float" office:value="42.3382457716667" calcext:value-type="float">
            <text:p>42.3382457716667</text:p>
          </table:table-cell>
          <table:table-cell office:value-type="float" office:value="-71.0865049016667" calcext:value-type="float">
            <text:p>-71.08650490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170510659" calcext:value-type="float">
            <text:p>328115.170510659</text:p>
          </table:table-cell>
          <table:table-cell office:value-type="float" office:value="4689440.74706115" calcext:value-type="float">
            <text:p>4689440.74706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0.00,4220.2947463,N,07105.1902941,W,5,20,0.8,24.123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0" calcext:value-type="float">
            <text:p>1707601840</text:p>
          </table:table-cell>
        </table:table-row>
        <table:table-row table:style-name="ro2">
          <table:table-cell office:value-type="float" office:value="1707595302.51441" calcext:value-type="float">
            <text:p>1707595302.51441</text:p>
          </table:table-cell>
          <table:table-cell office:value-type="float" office:value="42.33824582" calcext:value-type="float">
            <text:p>42.33824582</text:p>
          </table:table-cell>
          <table:table-cell office:value-type="float" office:value="-72.75317155" calcext:value-type="float">
            <text:p>-72.75317155</text:p>
          </table:table-cell>
          <table:table-cell office:value-type="float" office:value="0" calcext:value-type="float">
            <text:p>0</text:p>
          </table:table-cell>
          <table:table-cell office:value-type="float" office:value="685092.788490551" calcext:value-type="float">
            <text:p>685092.788490551</text:p>
          </table:table-cell>
          <table:table-cell office:value-type="float" office:value="4689777.30689349" calcext:value-type="float">
            <text:p>4689777.306893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1.00,4220.2947492,N,07105.1902930,W,5,20,0.8,24.067,M,-28.725,M,2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1" calcext:value-type="float">
            <text:p>1707601841</text:p>
          </table:table-cell>
        </table:table-row>
        <table:table-row table:style-name="ro2">
          <table:table-cell office:value-type="float" office:value="1707595303.7689" calcext:value-type="float">
            <text:p>1707595303.7689</text:p>
          </table:table-cell>
          <table:table-cell office:value-type="float" office:value="42.3382457433333" calcext:value-type="float">
            <text:p>42.3382457433333</text:p>
          </table:table-cell>
          <table:table-cell office:value-type="float" office:value="-71.0865049083333" calcext:value-type="float">
            <text:p>-71.08650490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69884242" calcext:value-type="float">
            <text:p>328115.169884242</text:p>
          </table:table-cell>
          <table:table-cell office:value-type="float" office:value="4689440.74392842" calcext:value-type="float">
            <text:p>4689440.74392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2.00,4220.2947446,N,07105.1902945,W,5,20,0.8,24.013,M,-28.725,M,1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2" calcext:value-type="float">
            <text:p>1707601842</text:p>
          </table:table-cell>
        </table:table-row>
        <table:table-row table:style-name="ro2">
          <table:table-cell office:value-type="float" office:value="1707595305.02554" calcext:value-type="float">
            <text:p>1707595305.02554</text:p>
          </table:table-cell>
          <table:table-cell office:value-type="float" office:value="42.3382457033333" calcext:value-type="float">
            <text:p>42.3382457033333</text:p>
          </table:table-cell>
          <table:table-cell office:value-type="float" office:value="-71.0865049683333" calcext:value-type="float">
            <text:p>-71.08650496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64832287" calcext:value-type="float">
            <text:p>328115.164832287</text:p>
          </table:table-cell>
          <table:table-cell office:value-type="float" office:value="4689440.73960802" calcext:value-type="float">
            <text:p>4689440.739608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3.00,4220.2947422,N,07105.1902981,W,5,20,0.8,23.942,M,-28.725,M,2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3" calcext:value-type="float">
            <text:p>1707601843</text:p>
          </table:table-cell>
        </table:table-row>
        <table:table-row table:style-name="ro2">
          <table:table-cell office:value-type="float" office:value="1707595306.28226" calcext:value-type="float">
            <text:p>1707595306.28226</text:p>
          </table:table-cell>
          <table:table-cell office:value-type="float" office:value="42.3382456183333" calcext:value-type="float">
            <text:p>42.3382456183333</text:p>
          </table:table-cell>
          <table:table-cell office:value-type="float" office:value="-71.0865049616667" calcext:value-type="float">
            <text:p>-71.08650496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165149908" calcext:value-type="float">
            <text:p>328115.165149908</text:p>
          </table:table-cell>
          <table:table-cell office:value-type="float" office:value="4689440.73015594" calcext:value-type="float">
            <text:p>4689440.730155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4.00,4220.2947371,N,07105.1902977,W,5,20,0.8,23.883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4" calcext:value-type="float">
            <text:p>1707601844</text:p>
          </table:table-cell>
        </table:table-row>
        <table:table-row table:style-name="ro2">
          <table:table-cell office:value-type="float" office:value="1707595307.53865" calcext:value-type="float">
            <text:p>1707595307.53865</text:p>
          </table:table-cell>
          <table:table-cell office:value-type="float" office:value="42.3382454616667" calcext:value-type="float">
            <text:p>42.3382454616667</text:p>
          </table:table-cell>
          <table:table-cell office:value-type="float" office:value="-71.08650502" calcext:value-type="float">
            <text:p>-71.08650502</text:p>
          </table:table-cell>
          <table:table-cell office:value-type="float" office:value="0" calcext:value-type="float">
            <text:p>0</text:p>
          </table:table-cell>
          <table:table-cell office:value-type="float" office:value="328115.159917374" calcext:value-type="float">
            <text:p>328115.159917374</text:p>
          </table:table-cell>
          <table:table-cell office:value-type="float" office:value="4689440.71287722" calcext:value-type="float">
            <text:p>4689440.71287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5.00,4220.2947277,N,07105.1903012,W,5,20,0.8,23.788,M,-28.725,M,2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5" calcext:value-type="float">
            <text:p>1707601845</text:p>
          </table:table-cell>
        </table:table-row>
        <table:table-row table:style-name="ro2">
          <table:table-cell office:value-type="float" office:value="1707595308.79406" calcext:value-type="float">
            <text:p>1707595308.79406</text:p>
          </table:table-cell>
          <table:table-cell office:value-type="float" office:value="42.3382453533333" calcext:value-type="float">
            <text:p>42.3382453533333</text:p>
          </table:table-cell>
          <table:table-cell office:value-type="float" office:value="-71.0865050533333" calcext:value-type="float">
            <text:p>-71.08650505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56876106" calcext:value-type="float">
            <text:p>328115.156876106</text:p>
          </table:table-cell>
          <table:table-cell office:value-type="float" office:value="4689440.70091501" calcext:value-type="float">
            <text:p>4689440.700915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6.00,4220.2947212,N,07105.1903032,W,5,20,0.8,23.776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6" calcext:value-type="float">
            <text:p>1707601846</text:p>
          </table:table-cell>
        </table:table-row>
        <table:table-row table:style-name="ro2">
          <table:table-cell office:value-type="float" office:value="1707595310.04721" calcext:value-type="float">
            <text:p>1707595310.04721</text:p>
          </table:table-cell>
          <table:table-cell office:value-type="float" office:value="42.3382452933333" calcext:value-type="float">
            <text:p>42.3382452933333</text:p>
          </table:table-cell>
          <table:table-cell office:value-type="float" office:value="-71.0865050633333" calcext:value-type="float">
            <text:p>-71.08650506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55888796" calcext:value-type="float">
            <text:p>328115.155888796</text:p>
          </table:table-cell>
          <table:table-cell office:value-type="float" office:value="4689440.69427268" calcext:value-type="float">
            <text:p>4689440.694272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7.00,4220.2947176,N,07105.1903038,W,5,20,0.8,23.742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7" calcext:value-type="float">
            <text:p>1707601847</text:p>
          </table:table-cell>
        </table:table-row>
        <table:table-row table:style-name="ro2">
          <table:table-cell office:value-type="float" office:value="1707595311.30321" calcext:value-type="float">
            <text:p>1707595311.30321</text:p>
          </table:table-cell>
          <table:table-cell office:value-type="float" office:value="42.3382452066667" calcext:value-type="float">
            <text:p>42.3382452066667</text:p>
          </table:table-cell>
          <table:table-cell office:value-type="float" office:value="-71.0865051383333" calcext:value-type="float">
            <text:p>-71.08650513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49473949" calcext:value-type="float">
            <text:p>328115.149473949</text:p>
          </table:table-cell>
          <table:table-cell office:value-type="float" office:value="4689440.68480062" calcext:value-type="float">
            <text:p>4689440.68480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8.00,4220.2947124,N,07105.1903083,W,5,20,0.8,23.697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8" calcext:value-type="float">
            <text:p>1707601848</text:p>
          </table:table-cell>
        </table:table-row>
        <table:table-row table:style-name="ro2">
          <table:table-cell office:value-type="float" office:value="1707595312.55887" calcext:value-type="float">
            <text:p>1707595312.55887</text:p>
          </table:table-cell>
          <table:table-cell office:value-type="float" office:value="42.3382450233333" calcext:value-type="float">
            <text:p>42.3382450233333</text:p>
          </table:table-cell>
          <table:table-cell office:value-type="float" office:value="-71.08650513" calcext:value-type="float">
            <text:p>-71.08650513</text:p>
          </table:table-cell>
          <table:table-cell office:value-type="float" office:value="0" calcext:value-type="float">
            <text:p>0</text:p>
          </table:table-cell>
          <table:table-cell office:value-type="float" office:value="328115.149660939" calcext:value-type="float">
            <text:p>328115.149660939</text:p>
          </table:table-cell>
          <table:table-cell office:value-type="float" office:value="4689440.664426" calcext:value-type="float">
            <text:p>4689440.6644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49.00,4220.2947014,N,07105.1903078,W,5,20,0.8,23.654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49" calcext:value-type="float">
            <text:p>1707601849</text:p>
          </table:table-cell>
        </table:table-row>
        <table:table-row table:style-name="ro2">
          <table:table-cell office:value-type="float" office:value="1707595313.81415" calcext:value-type="float">
            <text:p>1707595313.81415</text:p>
          </table:table-cell>
          <table:table-cell office:value-type="float" office:value="45.6715781333333" calcext:value-type="float">
            <text:p>45.6715781333333</text:p>
          </table:table-cell>
          <table:table-cell office:value-type="float" office:value="-71.086505155" calcext:value-type="float">
            <text:p>-71.086505155</text:p>
          </table:table-cell>
          <table:table-cell office:value-type="float" office:value="0" calcext:value-type="float">
            <text:p>0</text:p>
          </table:table-cell>
          <table:table-cell office:value-type="float" office:value="337484.66697653" calcext:value-type="float">
            <text:p>337484.66697653</text:p>
          </table:table-cell>
          <table:table-cell office:value-type="float" office:value="5059675.87739643" calcext:value-type="float">
            <text:p>5059675.87739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0.00,4220.2946880,N,07105.1903093,W,5,20,0.8,23.579,M,-28.725,M,2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0" calcext:value-type="float">
            <text:p>1707601850</text:p>
          </table:table-cell>
        </table:table-row>
        <table:table-row table:style-name="ro2">
          <table:table-cell office:value-type="float" office:value="1707595315.06962" calcext:value-type="float">
            <text:p>1707595315.06962</text:p>
          </table:table-cell>
          <table:table-cell office:value-type="float" office:value="42.33824468" calcext:value-type="float">
            <text:p>42.33824468</text:p>
          </table:table-cell>
          <table:table-cell office:value-type="float" office:value="-71.08650519" calcext:value-type="float">
            <text:p>-71.08650519</text:p>
          </table:table-cell>
          <table:table-cell office:value-type="float" office:value="0" calcext:value-type="float">
            <text:p>0</text:p>
          </table:table-cell>
          <table:table-cell office:value-type="float" office:value="328115.143782493" calcext:value-type="float">
            <text:p>328115.143782493</text:p>
          </table:table-cell>
          <table:table-cell office:value-type="float" office:value="4689440.62642274" calcext:value-type="float">
            <text:p>4689440.626422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1.00,4220.2946808,N,07105.1903114,W,5,20,0.8,23.551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1" calcext:value-type="float">
            <text:p>1707601851</text:p>
          </table:table-cell>
        </table:table-row>
        <table:table-row table:style-name="ro2">
          <table:table-cell office:value-type="float" office:value="1707595316.32433" calcext:value-type="float">
            <text:p>1707595316.32433</text:p>
          </table:table-cell>
          <table:table-cell office:value-type="float" office:value="42.33824449" calcext:value-type="float">
            <text:p>42.33824449</text:p>
          </table:table-cell>
          <table:table-cell office:value-type="float" office:value="-71.0865051983333" calcext:value-type="float">
            <text:p>-71.08650519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42578276" calcext:value-type="float">
            <text:p>328115.142578276</text:p>
          </table:table-cell>
          <table:table-cell office:value-type="float" office:value="4689440.60534153" calcext:value-type="float">
            <text:p>4689440.6053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2.00,4220.2946694,N,07105.1903119,W,5,20,0.8,23.518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2" calcext:value-type="float">
            <text:p>1707601852</text:p>
          </table:table-cell>
        </table:table-row>
        <table:table-row table:style-name="ro2">
          <table:table-cell office:value-type="float" office:value="1707595317.57873" calcext:value-type="float">
            <text:p>1707595317.57873</text:p>
          </table:table-cell>
          <table:table-cell office:value-type="float" office:value="42.3382442716667" calcext:value-type="float">
            <text:p>42.3382442716667</text:p>
          </table:table-cell>
          <table:table-cell office:value-type="float" office:value="-71.0865052066667" calcext:value-type="float">
            <text:p>-71.08650520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141296858" calcext:value-type="float">
            <text:p>328115.141296858</text:p>
          </table:table-cell>
          <table:table-cell office:value-type="float" office:value="4689440.58111412" calcext:value-type="float">
            <text:p>4689440.581114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3.00,4220.2946563,N,07105.1903124,W,5,20,0.8,23.473,M,-28.725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3" calcext:value-type="float">
            <text:p>1707601853</text:p>
          </table:table-cell>
        </table:table-row>
        <table:table-row table:style-name="ro2">
          <table:table-cell office:value-type="float" office:value="1707595318.83439" calcext:value-type="float">
            <text:p>1707595318.83439</text:p>
          </table:table-cell>
          <table:table-cell office:value-type="float" office:value="42.3382442066667" calcext:value-type="float">
            <text:p>42.3382442066667</text:p>
          </table:table-cell>
          <table:table-cell office:value-type="float" office:value="-71.0865052116667" calcext:value-type="float">
            <text:p>-71.08650521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140707837" calcext:value-type="float">
            <text:p>328115.140707837</text:p>
          </table:table-cell>
          <table:table-cell office:value-type="float" office:value="4689440.57390648" calcext:value-type="float">
            <text:p>4689440.57390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4.00,4220.2946524,N,07105.1903127,W,5,17,0.8,23.463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4" calcext:value-type="float">
            <text:p>1707601854</text:p>
          </table:table-cell>
        </table:table-row>
        <table:table-row table:style-name="ro2">
          <table:table-cell office:value-type="float" office:value="1707595320.09081" calcext:value-type="float">
            <text:p>1707595320.09081</text:p>
          </table:table-cell>
          <table:table-cell office:value-type="float" office:value="42.338244125" calcext:value-type="float">
            <text:p>42.338244125</text:p>
          </table:table-cell>
          <table:table-cell office:value-type="float" office:value="-71.086505225" calcext:value-type="float">
            <text:p>-71.086505225</text:p>
          </table:table-cell>
          <table:table-cell office:value-type="float" office:value="0" calcext:value-type="float">
            <text:p>0</text:p>
          </table:table-cell>
          <table:table-cell office:value-type="float" office:value="328115.139386884" calcext:value-type="float">
            <text:p>328115.139386884</text:p>
          </table:table-cell>
          <table:table-cell office:value-type="float" office:value="4689440.56486497" calcext:value-type="float">
            <text:p>4689440.564864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5.00,4220.2946475,N,07105.1903135,W,5,18,0.8,23.455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5" calcext:value-type="float">
            <text:p>1707601855</text:p>
          </table:table-cell>
        </table:table-row>
        <table:table-row table:style-name="ro2">
          <table:table-cell office:value-type="float" office:value="1707595321.34649" calcext:value-type="float">
            <text:p>1707595321.34649</text:p>
          </table:table-cell>
          <table:table-cell office:value-type="float" office:value="42.3382440283333" calcext:value-type="float">
            <text:p>42.3382440283333</text:p>
          </table:table-cell>
          <table:table-cell office:value-type="float" office:value="-71.08650528" calcext:value-type="float">
            <text:p>-71.08650528</text:p>
          </table:table-cell>
          <table:table-cell office:value-type="float" office:value="0" calcext:value-type="float">
            <text:p>0</text:p>
          </table:table-cell>
          <table:table-cell office:value-type="float" office:value="328115.134592443" calcext:value-type="float">
            <text:p>328115.134592443</text:p>
          </table:table-cell>
          <table:table-cell office:value-type="float" office:value="4689440.55424205" calcext:value-type="float">
            <text:p>4689440.55424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6.00,4220.2946417,N,07105.1903168,W,5,18,0.8,23.439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6" calcext:value-type="float">
            <text:p>1707601856</text:p>
          </table:table-cell>
        </table:table-row>
        <table:table-row table:style-name="ro2">
          <table:table-cell office:value-type="float" office:value="1707595322.60319" calcext:value-type="float">
            <text:p>1707595322.60319</text:p>
          </table:table-cell>
          <table:table-cell office:value-type="float" office:value="42.3382439233333" calcext:value-type="float">
            <text:p>42.3382439233333</text:p>
          </table:table-cell>
          <table:table-cell office:value-type="float" office:value="-71.0865053716667" calcext:value-type="float">
            <text:p>-71.08650537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126754597" calcext:value-type="float">
            <text:p>328115.126754597</text:p>
          </table:table-cell>
          <table:table-cell office:value-type="float" office:value="4689440.54276791" calcext:value-type="float">
            <text:p>4689440.54276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7.00,4220.2946354,N,07105.1903223,W,5,20,0.8,23.435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7" calcext:value-type="float">
            <text:p>1707601857</text:p>
          </table:table-cell>
        </table:table-row>
        <table:table-row table:style-name="ro2">
          <table:table-cell office:value-type="float" office:value="1707595323.85793" calcext:value-type="float">
            <text:p>1707595323.85793</text:p>
          </table:table-cell>
          <table:table-cell office:value-type="float" office:value="42.3382437266667" calcext:value-type="float">
            <text:p>42.3382437266667</text:p>
          </table:table-cell>
          <table:table-cell office:value-type="float" office:value="-71.0865054533333" calcext:value-type="float">
            <text:p>-71.08650545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19490812" calcext:value-type="float">
            <text:p>328115.119490812</text:p>
          </table:table-cell>
          <table:table-cell office:value-type="float" office:value="4689440.52109466" calcext:value-type="float">
            <text:p>4689440.521094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8.00,4220.2946236,N,07105.1903272,W,5,20,0.8,23.424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8" calcext:value-type="float">
            <text:p>1707601858</text:p>
          </table:table-cell>
        </table:table-row>
        <table:table-row table:style-name="ro2">
          <table:table-cell office:value-type="float" office:value="1707595325.11428" calcext:value-type="float">
            <text:p>1707595325.11428</text:p>
          </table:table-cell>
          <table:table-cell office:value-type="float" office:value="42.338243585" calcext:value-type="float">
            <text:p>42.338243585</text:p>
          </table:table-cell>
          <table:table-cell office:value-type="float" office:value="-71.0865055933333" calcext:value-type="float">
            <text:p>-71.08650559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107571227" calcext:value-type="float">
            <text:p>328115.107571227</text:p>
          </table:table-cell>
          <table:table-cell office:value-type="float" office:value="4689440.50564666" calcext:value-type="float">
            <text:p>4689440.50564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059.00,4220.2946151,N,07105.1903356,W,5,20,0.8,23.382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59" calcext:value-type="float">
            <text:p>1707601859</text:p>
          </table:table-cell>
        </table:table-row>
        <table:table-row table:style-name="ro2">
          <table:table-cell office:value-type="float" office:value="1707595326.37067" calcext:value-type="float">
            <text:p>1707595326.37067</text:p>
          </table:table-cell>
          <table:table-cell office:value-type="float" office:value="42.338243425" calcext:value-type="float">
            <text:p>42.338243425</text:p>
          </table:table-cell>
          <table:table-cell office:value-type="float" office:value="-71.0865057066667" calcext:value-type="float">
            <text:p>-71.08650570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97798561" calcext:value-type="float">
            <text:p>328115.097798561</text:p>
          </table:table-cell>
          <table:table-cell office:value-type="float" office:value="4689440.48810898" calcext:value-type="float">
            <text:p>4689440.488108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0.00,4220.2946055,N,07105.1903424,W,5,20,0.8,23.389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0" calcext:value-type="float">
            <text:p>1707601860</text:p>
          </table:table-cell>
        </table:table-row>
        <table:table-row table:style-name="ro2">
          <table:table-cell office:value-type="float" office:value="1707595327.62677" calcext:value-type="float">
            <text:p>1707595327.62677</text:p>
          </table:table-cell>
          <table:table-cell office:value-type="float" office:value="42.33824332" calcext:value-type="float">
            <text:p>42.33824332</text:p>
          </table:table-cell>
          <table:table-cell office:value-type="float" office:value="-71.086505815" calcext:value-type="float">
            <text:p>-71.086505815</text:p>
          </table:table-cell>
          <table:table-cell office:value-type="float" office:value="0" calcext:value-type="float">
            <text:p>0</text:p>
          </table:table-cell>
          <table:table-cell office:value-type="float" office:value="328115.088587668" calcext:value-type="float">
            <text:p>328115.088587668</text:p>
          </table:table-cell>
          <table:table-cell office:value-type="float" office:value="4689440.47666852" calcext:value-type="float">
            <text:p>4689440.476668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1.00,4220.2945992,N,07105.1903489,W,5,20,0.8,23.369,M,-28.725,M,2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1" calcext:value-type="float">
            <text:p>1707601861</text:p>
          </table:table-cell>
        </table:table-row>
        <table:table-row table:style-name="ro2">
          <table:table-cell office:value-type="float" office:value="1707595328.88389" calcext:value-type="float">
            <text:p>1707595328.88389</text:p>
          </table:table-cell>
          <table:table-cell office:value-type="float" office:value="42.338243135" calcext:value-type="float">
            <text:p>42.338243135</text:p>
          </table:table-cell>
          <table:table-cell office:value-type="float" office:value="-71.08650596" calcext:value-type="float">
            <text:p>-71.08650596</text:p>
          </table:table-cell>
          <table:table-cell office:value-type="float" office:value="0" calcext:value-type="float">
            <text:p>0</text:p>
          </table:table-cell>
          <table:table-cell office:value-type="float" office:value="328115.076138097" calcext:value-type="float">
            <text:p>328115.076138097</text:p>
          </table:table-cell>
          <table:table-cell office:value-type="float" office:value="4689440.4564188" calcext:value-type="float">
            <text:p>4689440.45641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2.00,4220.2945881,N,07105.1903576,W,5,19,0.8,23.380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2" calcext:value-type="float">
            <text:p>1707601862</text:p>
          </table:table-cell>
        </table:table-row>
        <table:table-row table:style-name="ro2">
          <table:table-cell office:value-type="float" office:value="1707595330.13995" calcext:value-type="float">
            <text:p>1707595330.13995</text:p>
          </table:table-cell>
          <table:table-cell office:value-type="float" office:value="42.3382429383333" calcext:value-type="float">
            <text:p>42.3382429383333</text:p>
          </table:table-cell>
          <table:table-cell office:value-type="float" office:value="-71.0865061416667" calcext:value-type="float">
            <text:p>-71.08650614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6063604" calcext:value-type="float">
            <text:p>328115.06063604</text:p>
          </table:table-cell>
          <table:table-cell office:value-type="float" office:value="4689440.4349477" calcext:value-type="float">
            <text:p>4689440.43494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3.00,4220.2945763,N,07105.1903685,W,5,19,0.8,23.383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3" calcext:value-type="float">
            <text:p>1707601863</text:p>
          </table:table-cell>
        </table:table-row>
        <table:table-row table:style-name="ro2">
          <table:table-cell office:value-type="float" office:value="1707595331.39356" calcext:value-type="float">
            <text:p>1707595331.39356</text:p>
          </table:table-cell>
          <table:table-cell office:value-type="float" office:value="42.3382427966667" calcext:value-type="float">
            <text:p>42.3382427966667</text:p>
          </table:table-cell>
          <table:table-cell office:value-type="float" office:value="-71.0865062366667" calcext:value-type="float">
            <text:p>-71.08650623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52423677" calcext:value-type="float">
            <text:p>328115.052423677</text:p>
          </table:table-cell>
          <table:table-cell office:value-type="float" office:value="4689440.41940873" calcext:value-type="float">
            <text:p>4689440.419408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4.00,4220.2945678,N,07105.1903742,W,5,19,0.8,23.352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4" calcext:value-type="float">
            <text:p>1707601864</text:p>
          </table:table-cell>
        </table:table-row>
        <table:table-row table:style-name="ro2">
          <table:table-cell office:value-type="float" office:value="1707595332.64851" calcext:value-type="float">
            <text:p>1707595332.64851</text:p>
          </table:table-cell>
          <table:table-cell office:value-type="float" office:value="42.338242725" calcext:value-type="float">
            <text:p>42.338242725</text:p>
          </table:table-cell>
          <table:table-cell office:value-type="float" office:value="-72.7531729333333" calcext:value-type="float">
            <text:p>-72.75317293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683608302" calcext:value-type="float">
            <text:p>685092.683608302</text:p>
          </table:table-cell>
          <table:table-cell office:value-type="float" office:value="4689776.96020241" calcext:value-type="float">
            <text:p>4689776.960202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5.00,4220.2945635,N,07105.1903760,W,5,20,0.8,23.371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5" calcext:value-type="float">
            <text:p>1707601865</text:p>
          </table:table-cell>
        </table:table-row>
        <table:table-row table:style-name="ro2">
          <table:table-cell office:value-type="float" office:value="1707595333.90222" calcext:value-type="float">
            <text:p>1707595333.90222</text:p>
          </table:table-cell>
          <table:table-cell office:value-type="float" office:value="42.3382426916667" calcext:value-type="float">
            <text:p>42.3382426916667</text:p>
          </table:table-cell>
          <table:table-cell office:value-type="float" office:value="-71.0865063566667" calcext:value-type="float">
            <text:p>-71.08650635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42251653" calcext:value-type="float">
            <text:p>328115.042251653</text:p>
          </table:table-cell>
          <table:table-cell office:value-type="float" office:value="4689440.40799186" calcext:value-type="float">
            <text:p>4689440.40799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6.00,4220.2945615,N,07105.1903814,W,5,19,0.8,23.345,M,-28.725,M,2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6" calcext:value-type="float">
            <text:p>1707601866</text:p>
          </table:table-cell>
        </table:table-row>
        <table:table-row table:style-name="ro2">
          <table:table-cell office:value-type="float" office:value="1707595335.15931" calcext:value-type="float">
            <text:p>1707595335.15931</text:p>
          </table:table-cell>
          <table:table-cell office:value-type="float" office:value="42.338242525" calcext:value-type="float">
            <text:p>42.338242525</text:p>
          </table:table-cell>
          <table:table-cell office:value-type="float" office:value="-72.7531730833333" calcext:value-type="float">
            <text:p>-72.7531730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671837628" calcext:value-type="float">
            <text:p>685092.671837628</text:p>
          </table:table-cell>
          <table:table-cell office:value-type="float" office:value="4689776.93766717" calcext:value-type="float">
            <text:p>4689776.937667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7.00,4220.2945515,N,07105.1903850,W,5,19,0.8,23.370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7" calcext:value-type="float">
            <text:p>1707601867</text:p>
          </table:table-cell>
        </table:table-row>
        <table:table-row table:style-name="ro2">
          <table:table-cell office:value-type="float" office:value="1707595336.41449" calcext:value-type="float">
            <text:p>1707595336.41449</text:p>
          </table:table-cell>
          <table:table-cell office:value-type="float" office:value="42.3382424616667" calcext:value-type="float">
            <text:p>42.3382424616667</text:p>
          </table:table-cell>
          <table:table-cell office:value-type="float" office:value="-71.0865064033333" calcext:value-type="float">
            <text:p>-71.08650640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3778044" calcext:value-type="float">
            <text:p>328115.03778044</text:p>
          </table:table-cell>
          <table:table-cell office:value-type="float" office:value="4689440.38254645" calcext:value-type="float">
            <text:p>4689440.38254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8.00,4220.2945477,N,07105.1903842,W,5,18,0.8,23.370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8" calcext:value-type="float">
            <text:p>1707601868</text:p>
          </table:table-cell>
        </table:table-row>
        <table:table-row table:style-name="ro2">
          <table:table-cell office:value-type="float" office:value="1707595337.6717" calcext:value-type="float">
            <text:p>1707595337.6717</text:p>
          </table:table-cell>
          <table:table-cell office:value-type="float" office:value="42.3382423616667" calcext:value-type="float">
            <text:p>42.3382423616667</text:p>
          </table:table-cell>
          <table:table-cell office:value-type="float" office:value="-71.0865063633333" calcext:value-type="float">
            <text:p>-71.08650636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40803279" calcext:value-type="float">
            <text:p>328115.040803279</text:p>
          </table:table-cell>
          <table:table-cell office:value-type="float" office:value="4689440.37136135" calcext:value-type="float">
            <text:p>4689440.371361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09.00,4220.2945417,N,07105.1903818,W,5,19,0.8,23.397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69" calcext:value-type="float">
            <text:p>1707601869</text:p>
          </table:table-cell>
        </table:table-row>
        <table:table-row table:style-name="ro2">
          <table:table-cell office:value-type="float" office:value="1707595338.92639" calcext:value-type="float">
            <text:p>1707595338.92639</text:p>
          </table:table-cell>
          <table:table-cell office:value-type="float" office:value="42.3382422483333" calcext:value-type="float">
            <text:p>42.3382422483333</text:p>
          </table:table-cell>
          <table:table-cell office:value-type="float" office:value="-72.7531730166667" calcext:value-type="float">
            <text:p>-72.75317301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678141691" calcext:value-type="float">
            <text:p>685092.678141691</text:p>
          </table:table-cell>
          <table:table-cell office:value-type="float" office:value="4689776.90709027" calcext:value-type="float">
            <text:p>4689776.907090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0.00,4220.2945349,N,07105.1903810,W,5,19,0.8,23.393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0" calcext:value-type="float">
            <text:p>1707601870</text:p>
          </table:table-cell>
        </table:table-row>
        <table:table-row table:style-name="ro2">
          <table:table-cell office:value-type="float" office:value="1707595340.1802" calcext:value-type="float">
            <text:p>1707595340.1802</text:p>
          </table:table-cell>
          <table:table-cell office:value-type="float" office:value="45.6715754" calcext:value-type="float">
            <text:p>45.6715754</text:p>
          </table:table-cell>
          <table:table-cell office:value-type="float" office:value="-71.0865063383333" calcext:value-type="float">
            <text:p>-71.08650633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566894826" calcext:value-type="float">
            <text:p>337484.566894826</text:p>
          </table:table-cell>
          <table:table-cell office:value-type="float" office:value="5059675.57612841" calcext:value-type="float">
            <text:p>5059675.576128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1.00,4220.2945240,N,07105.1903803,W,5,19,0.8,23.391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1" calcext:value-type="float">
            <text:p>1707601871</text:p>
          </table:table-cell>
        </table:table-row>
        <table:table-row table:style-name="ro2">
          <table:table-cell office:value-type="float" office:value="1707595341.4347" calcext:value-type="float">
            <text:p>1707595341.4347</text:p>
          </table:table-cell>
          <table:table-cell office:value-type="float" office:value="42.3382419733333" calcext:value-type="float">
            <text:p>42.3382419733333</text:p>
          </table:table-cell>
          <table:table-cell office:value-type="float" office:value="-72.7531730166667" calcext:value-type="float">
            <text:p>-72.75317301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678948626" calcext:value-type="float">
            <text:p>685092.678948626</text:p>
          </table:table-cell>
          <table:table-cell office:value-type="float" office:value="4689776.87655331" calcext:value-type="float">
            <text:p>4689776.876553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2.00,4220.2945184,N,07105.1903810,W,5,19,0.8,23.375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2" calcext:value-type="float">
            <text:p>1707601872</text:p>
          </table:table-cell>
        </table:table-row>
        <table:table-row table:style-name="ro2">
          <table:table-cell office:value-type="float" office:value="1707595342.68888" calcext:value-type="float">
            <text:p>1707595342.68888</text:p>
          </table:table-cell>
          <table:table-cell office:value-type="float" office:value="42.3382419233333" calcext:value-type="float">
            <text:p>42.3382419233333</text:p>
          </table:table-cell>
          <table:table-cell office:value-type="float" office:value="-71.08650636" calcext:value-type="float">
            <text:p>-71.08650636</text:p>
          </table:table-cell>
          <table:table-cell office:value-type="float" office:value="0" calcext:value-type="float">
            <text:p>0</text:p>
          </table:table-cell>
          <table:table-cell office:value-type="float" office:value="328115.039883556" calcext:value-type="float">
            <text:p>328115.039883556</text:p>
          </table:table-cell>
          <table:table-cell office:value-type="float" office:value="4689440.32268103" calcext:value-type="float">
            <text:p>4689440.32268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3.00,4220.2945154,N,07105.1903816,W,5,18,0.8,23.340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3" calcext:value-type="float">
            <text:p>1707601873</text:p>
          </table:table-cell>
        </table:table-row>
        <table:table-row table:style-name="ro2">
          <table:table-cell office:value-type="float" office:value="1707595343.94437" calcext:value-type="float">
            <text:p>1707595343.94437</text:p>
          </table:table-cell>
          <table:table-cell office:value-type="float" office:value="42.33824186" calcext:value-type="float">
            <text:p>42.33824186</text:p>
          </table:table-cell>
          <table:table-cell office:value-type="float" office:value="-71.086506415" calcext:value-type="float">
            <text:p>-71.086506415</text:p>
          </table:table-cell>
          <table:table-cell office:value-type="float" office:value="0" calcext:value-type="float">
            <text:p>0</text:p>
          </table:table-cell>
          <table:table-cell office:value-type="float" office:value="328115.035179941" calcext:value-type="float">
            <text:p>328115.035179941</text:p>
          </table:table-cell>
          <table:table-cell office:value-type="float" office:value="4689440.31575953" calcext:value-type="float">
            <text:p>4689440.315759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4.00,4220.2945116,N,07105.1903849,W,5,18,0.8,23.280,M,-28.725,M,2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4" calcext:value-type="float">
            <text:p>1707601874</text:p>
          </table:table-cell>
        </table:table-row>
        <table:table-row table:style-name="ro2">
          <table:table-cell office:value-type="float" office:value="1707595345.19852" calcext:value-type="float">
            <text:p>1707595345.19852</text:p>
          </table:table-cell>
          <table:table-cell office:value-type="float" office:value="42.33824179" calcext:value-type="float">
            <text:p>42.33824179</text:p>
          </table:table-cell>
          <table:table-cell office:value-type="float" office:value="-71.0865064533333" calcext:value-type="float">
            <text:p>-71.08650645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31831205" calcext:value-type="float">
            <text:p>328115.031831205</text:p>
          </table:table-cell>
          <table:table-cell office:value-type="float" office:value="4689440.30806405" calcext:value-type="float">
            <text:p>4689440.308064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5.00,4220.2945074,N,07105.1903872,W,5,18,0.8,23.249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5" calcext:value-type="float">
            <text:p>1707601875</text:p>
          </table:table-cell>
        </table:table-row>
        <table:table-row table:style-name="ro2">
          <table:table-cell office:value-type="float" office:value="1707595346.45409" calcext:value-type="float">
            <text:p>1707595346.45409</text:p>
          </table:table-cell>
          <table:table-cell office:value-type="float" office:value="42.3382417483333" calcext:value-type="float">
            <text:p>42.3382417483333</text:p>
          </table:table-cell>
          <table:table-cell office:value-type="float" office:value="-71.086506465" calcext:value-type="float">
            <text:p>-71.086506465</text:p>
          </table:table-cell>
          <table:table-cell office:value-type="float" office:value="0" calcext:value-type="float">
            <text:p>0</text:p>
          </table:table-cell>
          <table:table-cell office:value-type="float" office:value="328115.030756544" calcext:value-type="float">
            <text:p>328115.030756544</text:p>
          </table:table-cell>
          <table:table-cell office:value-type="float" office:value="4689440.30346087" calcext:value-type="float">
            <text:p>4689440.303460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6.00,4220.2945049,N,07105.1903879,W,5,18,0.8,23.227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6" calcext:value-type="float">
            <text:p>1707601876</text:p>
          </table:table-cell>
        </table:table-row>
        <table:table-row table:style-name="ro2">
          <table:table-cell office:value-type="float" office:value="1707595347.7075" calcext:value-type="float">
            <text:p>1707595347.7075</text:p>
          </table:table-cell>
          <table:table-cell office:value-type="float" office:value="42.3382416916667" calcext:value-type="float">
            <text:p>42.3382416916667</text:p>
          </table:table-cell>
          <table:table-cell office:value-type="float" office:value="-71.0865064216667" calcext:value-type="float">
            <text:p>-71.08650642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3417206" calcext:value-type="float">
            <text:p>328115.03417206</text:p>
          </table:table-cell>
          <table:table-cell office:value-type="float" office:value="4689440.29708088" calcext:value-type="float">
            <text:p>4689440.297080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7.00,4220.2945015,N,07105.1903853,W,5,18,0.8,23.229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7" calcext:value-type="float">
            <text:p>1707601877</text:p>
          </table:table-cell>
        </table:table-row>
        <table:table-row table:style-name="ro2">
          <table:table-cell office:value-type="float" office:value="1707595348.96461" calcext:value-type="float">
            <text:p>1707595348.96461</text:p>
          </table:table-cell>
          <table:table-cell office:value-type="float" office:value="42.3382416566667" calcext:value-type="float">
            <text:p>42.3382416566667</text:p>
          </table:table-cell>
          <table:table-cell office:value-type="float" office:value="-71.0865064183333" calcext:value-type="float">
            <text:p>-71.086506418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34351308" calcext:value-type="float">
            <text:p>328115.034351308</text:p>
          </table:table-cell>
          <table:table-cell office:value-type="float" office:value="4689440.29318765" calcext:value-type="float">
            <text:p>4689440.29318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8.00,4220.2944994,N,07105.1903851,W,5,18,0.8,23.225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8" calcext:value-type="float">
            <text:p>1707601878</text:p>
          </table:table-cell>
        </table:table-row>
        <table:table-row table:style-name="ro2">
          <table:table-cell office:value-type="float" office:value="1707595350.22027" calcext:value-type="float">
            <text:p>1707595350.22027</text:p>
          </table:table-cell>
          <table:table-cell office:value-type="float" office:value="45.6715749" calcext:value-type="float">
            <text:p>45.6715749</text:p>
          </table:table-cell>
          <table:table-cell office:value-type="float" office:value="-71.08650643" calcext:value-type="float">
            <text:p>-71.08650643</text:p>
          </table:table-cell>
          <table:table-cell office:value-type="float" office:value="0" calcext:value-type="float">
            <text:p>0</text:p>
          </table:table-cell>
          <table:table-cell office:value-type="float" office:value="337484.55830737" calcext:value-type="float">
            <text:p>337484.55830737</text:p>
          </table:table-cell>
          <table:table-cell office:value-type="float" office:value="5059675.52076508" calcext:value-type="float">
            <text:p>5059675.520765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19.00,4220.2944940,N,07105.1903858,W,5,18,0.8,23.230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79" calcext:value-type="float">
            <text:p>1707601879</text:p>
          </table:table-cell>
        </table:table-row>
        <table:table-row table:style-name="ro2">
          <table:table-cell office:value-type="float" office:value="1707595351.47838" calcext:value-type="float">
            <text:p>1707595351.47838</text:p>
          </table:table-cell>
          <table:table-cell office:value-type="float" office:value="42.3382414783333" calcext:value-type="float">
            <text:p>42.3382414783333</text:p>
          </table:table-cell>
          <table:table-cell office:value-type="float" office:value="-71.08650642" calcext:value-type="float">
            <text:p>-71.08650642</text:p>
          </table:table-cell>
          <table:table-cell office:value-type="float" office:value="0" calcext:value-type="float">
            <text:p>0</text:p>
          </table:table-cell>
          <table:table-cell office:value-type="float" office:value="328115.033728093" calcext:value-type="float">
            <text:p>328115.033728093</text:p>
          </table:table-cell>
          <table:table-cell office:value-type="float" office:value="4689440.27338846" calcext:value-type="float">
            <text:p>4689440.273388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0.00,4220.2944887,N,07105.1903852,W,5,18,0.8,23.230,M,-28.725,M,2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0" calcext:value-type="float">
            <text:p>1707601880</text:p>
          </table:table-cell>
        </table:table-row>
        <table:table-row table:style-name="ro2">
          <table:table-cell office:value-type="float" office:value="1707595352.73475" calcext:value-type="float">
            <text:p>1707595352.73475</text:p>
          </table:table-cell>
          <table:table-cell office:value-type="float" office:value="42.3382414266667" calcext:value-type="float">
            <text:p>42.3382414266667</text:p>
          </table:table-cell>
          <table:table-cell office:value-type="float" office:value="-71.086506435" calcext:value-type="float">
            <text:p>-71.086506435</text:p>
          </table:table-cell>
          <table:table-cell office:value-type="float" office:value="0" calcext:value-type="float">
            <text:p>0</text:p>
          </table:table-cell>
          <table:table-cell office:value-type="float" office:value="328115.032351576" calcext:value-type="float">
            <text:p>328115.032351576</text:p>
          </table:table-cell>
          <table:table-cell office:value-type="float" office:value="4689440.2676816" calcext:value-type="float">
            <text:p>4689440.26768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1.00,4220.2944856,N,07105.1903861,W,5,18,0.8,23.235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1" calcext:value-type="float">
            <text:p>1707601881</text:p>
          </table:table-cell>
        </table:table-row>
        <table:table-row table:style-name="ro2">
          <table:table-cell office:value-type="float" office:value="1707595353.99107" calcext:value-type="float">
            <text:p>1707595353.99107</text:p>
          </table:table-cell>
          <table:table-cell office:value-type="float" office:value="42.3382412766667" calcext:value-type="float">
            <text:p>42.3382412766667</text:p>
          </table:table-cell>
          <table:table-cell office:value-type="float" office:value="-71.08650647" calcext:value-type="float">
            <text:p>-71.08650647</text:p>
          </table:table-cell>
          <table:table-cell office:value-type="float" office:value="0" calcext:value-type="float">
            <text:p>0</text:p>
          </table:table-cell>
          <table:table-cell office:value-type="float" office:value="328115.029059474" calcext:value-type="float">
            <text:p>328115.029059474</text:p>
          </table:table-cell>
          <table:table-cell office:value-type="float" office:value="4689440.25109599" calcext:value-type="float">
            <text:p>4689440.251095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2.00,4220.2944766,N,07105.1903882,W,5,18,0.8,23.241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2" calcext:value-type="float">
            <text:p>1707601882</text:p>
          </table:table-cell>
        </table:table-row>
        <table:table-row table:style-name="ro2">
          <table:table-cell office:value-type="float" office:value="1707595355.24479" calcext:value-type="float">
            <text:p>1707595355.24479</text:p>
          </table:table-cell>
          <table:table-cell office:value-type="float" office:value="42.338241195" calcext:value-type="float">
            <text:p>42.338241195</text:p>
          </table:table-cell>
          <table:table-cell office:value-type="float" office:value="-71.0865065466667" calcext:value-type="float">
            <text:p>-71.08650654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22520945" calcext:value-type="float">
            <text:p>328115.022520945</text:p>
          </table:table-cell>
          <table:table-cell office:value-type="float" office:value="4689440.24218251" calcext:value-type="float">
            <text:p>4689440.242182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3.00,4220.2944717,N,07105.1903928,W,5,18,0.8,23.237,M,-28.725,M,2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3" calcext:value-type="float">
            <text:p>1707601883</text:p>
          </table:table-cell>
        </table:table-row>
        <table:table-row table:style-name="ro2">
          <table:table-cell office:value-type="float" office:value="1707595356.49869" calcext:value-type="float">
            <text:p>1707595356.49869</text:p>
          </table:table-cell>
          <table:table-cell office:value-type="float" office:value="42.3382411533333" calcext:value-type="float">
            <text:p>42.3382411533333</text:p>
          </table:table-cell>
          <table:table-cell office:value-type="float" office:value="-72.7531733166667" calcext:value-type="float">
            <text:p>-72.75317331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656639686" calcext:value-type="float">
            <text:p>685092.656639686</text:p>
          </table:table-cell>
          <table:table-cell office:value-type="float" office:value="4689776.78484457" calcext:value-type="float">
            <text:p>4689776.784844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4.00,4220.2944692,N,07105.1903990,W,5,18,0.8,23.249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4" calcext:value-type="float">
            <text:p>1707601884</text:p>
          </table:table-cell>
        </table:table-row>
        <table:table-row table:style-name="ro2">
          <table:table-cell office:value-type="float" office:value="1707595357.75302" calcext:value-type="float">
            <text:p>1707595357.75302</text:p>
          </table:table-cell>
          <table:table-cell office:value-type="float" office:value="42.3382411216667" calcext:value-type="float">
            <text:p>42.3382411216667</text:p>
          </table:table-cell>
          <table:table-cell office:value-type="float" office:value="-71.0865067233333" calcext:value-type="float">
            <text:p>-71.0865067233333</text:p>
          </table:table-cell>
          <table:table-cell office:value-type="float" office:value="0" calcext:value-type="float">
            <text:p>0</text:p>
          </table:table-cell>
          <table:table-cell office:value-type="float" office:value="328115.007766845" calcext:value-type="float">
            <text:p>328115.007766845</text:p>
          </table:table-cell>
          <table:table-cell office:value-type="float" office:value="4689440.23439653" calcext:value-type="float">
            <text:p>4689440.23439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5.00,4220.2944673,N,07105.1904034,W,5,18,0.8,23.260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5" calcext:value-type="float">
            <text:p>1707601885</text:p>
          </table:table-cell>
        </table:table-row>
        <table:table-row table:style-name="ro2">
          <table:table-cell office:value-type="float" office:value="1707595359.00816" calcext:value-type="float">
            <text:p>1707595359.00816</text:p>
          </table:table-cell>
          <table:table-cell office:value-type="float" office:value="42.3382410233333" calcext:value-type="float">
            <text:p>42.3382410233333</text:p>
          </table:table-cell>
          <table:table-cell office:value-type="float" office:value="-71.0865067416667" calcext:value-type="float">
            <text:p>-71.086506741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05988565" calcext:value-type="float">
            <text:p>328115.005988565</text:p>
          </table:table-cell>
          <table:table-cell office:value-type="float" office:value="4689440.22351442" calcext:value-type="float">
            <text:p>4689440.223514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6.00,4220.2944614,N,07105.1904045,W,5,18,0.8,23.262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6" calcext:value-type="float">
            <text:p>1707601886</text:p>
          </table:table-cell>
        </table:table-row>
        <table:table-row table:style-name="ro2">
          <table:table-cell office:value-type="float" office:value="1707595360.26321" calcext:value-type="float">
            <text:p>1707595360.26321</text:p>
          </table:table-cell>
          <table:table-cell office:value-type="float" office:value="42.3382409233333" calcext:value-type="float">
            <text:p>42.3382409233333</text:p>
          </table:table-cell>
          <table:table-cell office:value-type="float" office:value="-72.7531734166667" calcext:value-type="float">
            <text:p>-72.75317341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649076218" calcext:value-type="float">
            <text:p>685092.649076218</text:p>
          </table:table-cell>
          <table:table-cell office:value-type="float" office:value="4689776.75908686" calcext:value-type="float">
            <text:p>4689776.759086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7.00,4220.2944554,N,07105.1904050,W,5,18,0.8,23.274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7" calcext:value-type="float">
            <text:p>1707601887</text:p>
          </table:table-cell>
        </table:table-row>
        <table:table-row table:style-name="ro2">
          <table:table-cell office:value-type="float" office:value="1707595361.51683" calcext:value-type="float">
            <text:p>1707595361.51683</text:p>
          </table:table-cell>
          <table:table-cell office:value-type="float" office:value="45.6715741333333" calcext:value-type="float">
            <text:p>45.6715741333333</text:p>
          </table:table-cell>
          <table:table-cell office:value-type="float" office:value="-71.0865067983333" calcext:value-type="float">
            <text:p>-71.0865067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527398775" calcext:value-type="float">
            <text:p>337484.527398775</text:p>
          </table:table-cell>
          <table:table-cell office:value-type="float" office:value="5059675.43633701" calcext:value-type="float">
            <text:p>5059675.436337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8.00,4220.2944480,N,07105.1904079,W,5,18,0.8,23.283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8" calcext:value-type="float">
            <text:p>1707601888</text:p>
          </table:table-cell>
        </table:table-row>
        <table:table-row table:style-name="ro2">
          <table:table-cell office:value-type="float" office:value="1707595362.77164" calcext:value-type="float">
            <text:p>1707595362.77164</text:p>
          </table:table-cell>
          <table:table-cell office:value-type="float" office:value="42.3382407133333" calcext:value-type="float">
            <text:p>42.3382407133333</text:p>
          </table:table-cell>
          <table:table-cell office:value-type="float" office:value="-71.08650687" calcext:value-type="float">
            <text:p>-71.08650687</text:p>
          </table:table-cell>
          <table:table-cell office:value-type="float" office:value="0" calcext:value-type="float">
            <text:p>0</text:p>
          </table:table-cell>
          <table:table-cell office:value-type="float" office:value="328114.994571452" calcext:value-type="float">
            <text:p>328114.994571452</text:p>
          </table:table-cell>
          <table:table-cell office:value-type="float" office:value="4689440.18935071" calcext:value-type="float">
            <text:p>4689440.189350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29.00,4220.2944428,N,07105.1904122,W,5,18,0.8,23.279,M,-28.725,M,2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89" calcext:value-type="float">
            <text:p>1707601889</text:p>
          </table:table-cell>
        </table:table-row>
        <table:table-row table:style-name="ro2">
          <table:table-cell office:value-type="float" office:value="1707595364.02749" calcext:value-type="float">
            <text:p>1707595364.02749</text:p>
          </table:table-cell>
          <table:table-cell office:value-type="float" office:value="42.3382405716667" calcext:value-type="float">
            <text:p>42.3382405716667</text:p>
          </table:table-cell>
          <table:table-cell office:value-type="float" office:value="-71.0865069483333" calcext:value-type="float">
            <text:p>-71.08650694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87732135" calcext:value-type="float">
            <text:p>328114.987732135</text:p>
          </table:table-cell>
          <table:table-cell office:value-type="float" office:value="4689440.17377805" calcext:value-type="float">
            <text:p>4689440.17377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0.00,4220.2944343,N,07105.1904169,W,5,18,0.8,23.299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0" calcext:value-type="float">
            <text:p>1707601890</text:p>
          </table:table-cell>
        </table:table-row>
        <table:table-row table:style-name="ro2">
          <table:table-cell office:value-type="float" office:value="1707595365.28226" calcext:value-type="float">
            <text:p>1707595365.28226</text:p>
          </table:table-cell>
          <table:table-cell office:value-type="float" office:value="42.3382405516667" calcext:value-type="float">
            <text:p>42.3382405516667</text:p>
          </table:table-cell>
          <table:table-cell office:value-type="float" office:value="-71.0865069933333" calcext:value-type="float">
            <text:p>-71.086506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83970418" calcext:value-type="float">
            <text:p>328114.983970418</text:p>
          </table:table-cell>
          <table:table-cell office:value-type="float" office:value="4689440.17164817" calcext:value-type="float">
            <text:p>4689440.171648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1.00,4220.2944331,N,07105.1904196,W,5,18,0.8,23.306,M,-28.725,M,2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1" calcext:value-type="float">
            <text:p>1707601891</text:p>
          </table:table-cell>
        </table:table-row>
        <table:table-row table:style-name="ro2">
          <table:table-cell office:value-type="float" office:value="1707595366.53821" calcext:value-type="float">
            <text:p>1707595366.53821</text:p>
          </table:table-cell>
          <table:table-cell office:value-type="float" office:value="42.3382404883333" calcext:value-type="float">
            <text:p>42.3382404883333</text:p>
          </table:table-cell>
          <table:table-cell office:value-type="float" office:value="-71.086507015" calcext:value-type="float">
            <text:p>-71.086507015</text:p>
          </table:table-cell>
          <table:table-cell office:value-type="float" office:value="0" calcext:value-type="float">
            <text:p>0</text:p>
          </table:table-cell>
          <table:table-cell office:value-type="float" office:value="328114.982012892" calcext:value-type="float">
            <text:p>328114.982012892</text:p>
          </table:table-cell>
          <table:table-cell office:value-type="float" office:value="4689440.16465928" calcext:value-type="float">
            <text:p>4689440.164659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2.00,4220.2944293,N,07105.1904209,W,5,18,0.8,23.333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2" calcext:value-type="float">
            <text:p>1707601892</text:p>
          </table:table-cell>
        </table:table-row>
        <table:table-row table:style-name="ro2">
          <table:table-cell office:value-type="float" office:value="1707595367.79351" calcext:value-type="float">
            <text:p>1707595367.79351</text:p>
          </table:table-cell>
          <table:table-cell office:value-type="float" office:value="45.6715737666667" calcext:value-type="float">
            <text:p>45.6715737666667</text:p>
          </table:table-cell>
          <table:table-cell office:value-type="float" office:value="-71.086507055" calcext:value-type="float">
            <text:p>-71.086507055</text:p>
          </table:table-cell>
          <table:table-cell office:value-type="float" office:value="0" calcext:value-type="float">
            <text:p>0</text:p>
          </table:table-cell>
          <table:table-cell office:value-type="float" office:value="337484.506345851" calcext:value-type="float">
            <text:p>337484.506345851</text:p>
          </table:table-cell>
          <table:table-cell office:value-type="float" office:value="5059675.39612179" calcext:value-type="float">
            <text:p>5059675.396121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3.00,4220.2944260,N,07105.1904233,W,5,18,0.8,23.356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3" calcext:value-type="float">
            <text:p>1707601893</text:p>
          </table:table-cell>
        </table:table-row>
        <table:table-row table:style-name="ro2">
          <table:table-cell office:value-type="float" office:value="1707595369.04811" calcext:value-type="float">
            <text:p>1707595369.04811</text:p>
          </table:table-cell>
          <table:table-cell office:value-type="float" office:value="42.3382403866667" calcext:value-type="float">
            <text:p>42.3382403866667</text:p>
          </table:table-cell>
          <table:table-cell office:value-type="float" office:value="-71.0865071033333" calcext:value-type="float">
            <text:p>-71.08650710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74458736" calcext:value-type="float">
            <text:p>328114.974458736</text:p>
          </table:table-cell>
          <table:table-cell office:value-type="float" office:value="4689440.15354854" calcext:value-type="float">
            <text:p>4689440.153548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4.00,4220.2944232,N,07105.1904262,W,5,18,0.8,23.368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4" calcext:value-type="float">
            <text:p>1707601894</text:p>
          </table:table-cell>
        </table:table-row>
        <table:table-row table:style-name="ro2">
          <table:table-cell office:value-type="float" office:value="1707595370.30398" calcext:value-type="float">
            <text:p>1707595370.30398</text:p>
          </table:table-cell>
          <table:table-cell office:value-type="float" office:value="42.3382404266667" calcext:value-type="float">
            <text:p>42.3382404266667</text:p>
          </table:table-cell>
          <table:table-cell office:value-type="float" office:value="-71.08650711" calcext:value-type="float">
            <text:p>-71.08650711</text:p>
          </table:table-cell>
          <table:table-cell office:value-type="float" office:value="0" calcext:value-type="float">
            <text:p>0</text:p>
          </table:table-cell>
          <table:table-cell office:value-type="float" office:value="328114.974018507" calcext:value-type="float">
            <text:p>328114.974018507</text:p>
          </table:table-cell>
          <table:table-cell office:value-type="float" office:value="4689440.15800371" calcext:value-type="float">
            <text:p>4689440.158003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5.00,4220.2944256,N,07105.1904266,W,5,18,0.8,23.363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5" calcext:value-type="float">
            <text:p>1707601895</text:p>
          </table:table-cell>
        </table:table-row>
        <table:table-row table:style-name="ro2">
          <table:table-cell office:value-type="float" office:value="1707595371.55863" calcext:value-type="float">
            <text:p>1707595371.55863</text:p>
          </table:table-cell>
          <table:table-cell office:value-type="float" office:value="42.3382404866667" calcext:value-type="float">
            <text:p>42.3382404866667</text:p>
          </table:table-cell>
          <table:table-cell office:value-type="float" office:value="-71.0865071466667" calcext:value-type="float">
            <text:p>-71.08650714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7116129" calcext:value-type="float">
            <text:p>328114.97116129</text:p>
          </table:table-cell>
          <table:table-cell office:value-type="float" office:value="4689440.16474037" calcext:value-type="float">
            <text:p>4689440.16474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6.00,4220.2944292,N,07105.1904288,W,5,18,0.8,23.355,M,-28.725,M,2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6" calcext:value-type="float">
            <text:p>1707601896</text:p>
          </table:table-cell>
        </table:table-row>
        <table:table-row table:style-name="ro2">
          <table:table-cell office:value-type="float" office:value="1707595372.81341" calcext:value-type="float">
            <text:p>1707595372.81341</text:p>
          </table:table-cell>
          <table:table-cell office:value-type="float" office:value="42.3382404783333" calcext:value-type="float">
            <text:p>42.3382404783333</text:p>
          </table:table-cell>
          <table:table-cell office:value-type="float" office:value="-71.086507155" calcext:value-type="float">
            <text:p>-71.086507155</text:p>
          </table:table-cell>
          <table:table-cell office:value-type="float" office:value="0" calcext:value-type="float">
            <text:p>0</text:p>
          </table:table-cell>
          <table:table-cell office:value-type="float" office:value="328114.970452059" calcext:value-type="float">
            <text:p>328114.970452059</text:p>
          </table:table-cell>
          <table:table-cell office:value-type="float" office:value="4689440.16383187" calcext:value-type="float">
            <text:p>4689440.163831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7.00,4220.2944287,N,07105.1904293,W,5,18,0.8,23.354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7" calcext:value-type="float">
            <text:p>1707601897</text:p>
          </table:table-cell>
        </table:table-row>
        <table:table-row table:style-name="ro2">
          <table:table-cell office:value-type="float" office:value="1707595374.06788" calcext:value-type="float">
            <text:p>1707595374.06788</text:p>
          </table:table-cell>
          <table:table-cell office:value-type="float" office:value="42.3382404766667" calcext:value-type="float">
            <text:p>42.3382404766667</text:p>
          </table:table-cell>
          <table:table-cell office:value-type="float" office:value="-71.0865071416667" calcext:value-type="float">
            <text:p>-71.08650714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71545956" calcext:value-type="float">
            <text:p>328114.971545956</text:p>
          </table:table-cell>
          <table:table-cell office:value-type="float" office:value="4689440.16361984" calcext:value-type="float">
            <text:p>4689440.163619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8.00,4220.2944286,N,07105.1904285,W,5,18,0.8,23.357,M,-28.725,M,2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8" calcext:value-type="float">
            <text:p>1707601898</text:p>
          </table:table-cell>
        </table:table-row>
        <table:table-row table:style-name="ro2">
          <table:table-cell office:value-type="float" office:value="1707595375.3226" calcext:value-type="float">
            <text:p>1707595375.3226</text:p>
          </table:table-cell>
          <table:table-cell office:value-type="float" office:value="42.33824042" calcext:value-type="float">
            <text:p>42.33824042</text:p>
          </table:table-cell>
          <table:table-cell office:value-type="float" office:value="-71.0865071966667" calcext:value-type="float">
            <text:p>-71.0865071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66860503" calcext:value-type="float">
            <text:p>328114.966860503</text:p>
          </table:table-cell>
          <table:table-cell office:value-type="float" office:value="4689440.15743862" calcext:value-type="float">
            <text:p>4689440.157438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39.00,4220.2944252,N,07105.1904318,W,5,18,0.8,23.374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899" calcext:value-type="float">
            <text:p>1707601899</text:p>
          </table:table-cell>
        </table:table-row>
        <table:table-row table:style-name="ro2">
          <table:table-cell office:value-type="float" office:value="1707595376.57599" calcext:value-type="float">
            <text:p>1707595376.57599</text:p>
          </table:table-cell>
          <table:table-cell office:value-type="float" office:value="42.3382404366667" calcext:value-type="float">
            <text:p>42.3382404366667</text:p>
          </table:table-cell>
          <table:table-cell office:value-type="float" office:value="-71.086507275" calcext:value-type="float">
            <text:p>-71.086507275</text:p>
          </table:table-cell>
          <table:table-cell office:value-type="float" office:value="0" calcext:value-type="float">
            <text:p>0</text:p>
          </table:table-cell>
          <table:table-cell office:value-type="float" office:value="328114.9604526" calcext:value-type="float">
            <text:p>328114.9604526</text:p>
          </table:table-cell>
          <table:table-cell office:value-type="float" office:value="4689440.15944768" calcext:value-type="float">
            <text:p>4689440.159447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0.00,4220.2944262,N,07105.1904365,W,5,18,0.8,23.388,M,-28.725,M,2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0" calcext:value-type="float">
            <text:p>1707601900</text:p>
          </table:table-cell>
        </table:table-row>
        <table:table-row table:style-name="ro2">
          <table:table-cell office:value-type="float" office:value="1707595377.83135" calcext:value-type="float">
            <text:p>1707595377.83135</text:p>
          </table:table-cell>
          <table:table-cell office:value-type="float" office:value="42.3382404733333" calcext:value-type="float">
            <text:p>42.3382404733333</text:p>
          </table:table-cell>
          <table:table-cell office:value-type="float" office:value="-71.0865073516667" calcext:value-type="float">
            <text:p>-71.08650735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54236494" calcext:value-type="float">
            <text:p>328114.954236494</text:p>
          </table:table-cell>
          <table:table-cell office:value-type="float" office:value="4689440.16367421" calcext:value-type="float">
            <text:p>4689440.16367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1.00,4220.2944284,N,07105.1904411,W,5,18,0.8,23.404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1" calcext:value-type="float">
            <text:p>1707601901</text:p>
          </table:table-cell>
        </table:table-row>
        <table:table-row table:style-name="ro2">
          <table:table-cell office:value-type="float" office:value="1707595379.08604" calcext:value-type="float">
            <text:p>1707595379.08604</text:p>
          </table:table-cell>
          <table:table-cell office:value-type="float" office:value="42.33824046" calcext:value-type="float">
            <text:p>42.33824046</text:p>
          </table:table-cell>
          <table:table-cell office:value-type="float" office:value="-71.0865074416667" calcext:value-type="float">
            <text:p>-71.08650744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46785718" calcext:value-type="float">
            <text:p>328114.946785718</text:p>
          </table:table-cell>
          <table:table-cell office:value-type="float" office:value="4689440.16237558" calcext:value-type="float">
            <text:p>4689440.162375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2.00,4220.2944276,N,07105.1904465,W,5,18,0.8,23.418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2" calcext:value-type="float">
            <text:p>1707601902</text:p>
          </table:table-cell>
        </table:table-row>
        <table:table-row table:style-name="ro2">
          <table:table-cell office:value-type="float" office:value="1707595380.34062" calcext:value-type="float">
            <text:p>1707595380.34062</text:p>
          </table:table-cell>
          <table:table-cell office:value-type="float" office:value="42.33824048" calcext:value-type="float">
            <text:p>42.33824048</text:p>
          </table:table-cell>
          <table:table-cell office:value-type="float" office:value="-71.0865074866667" calcext:value-type="float">
            <text:p>-71.08650748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43132988" calcext:value-type="float">
            <text:p>328114.943132988</text:p>
          </table:table-cell>
          <table:table-cell office:value-type="float" office:value="4689440.16468739" calcext:value-type="float">
            <text:p>4689440.164687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3.00,4220.2944288,N,07105.1904492,W,5,18,0.8,23.418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3" calcext:value-type="float">
            <text:p>1707601903</text:p>
          </table:table-cell>
        </table:table-row>
        <table:table-row table:style-name="ro2">
          <table:table-cell office:value-type="float" office:value="1707595381.59557" calcext:value-type="float">
            <text:p>1707595381.59557</text:p>
          </table:table-cell>
          <table:table-cell office:value-type="float" office:value="42.3382404383333" calcext:value-type="float">
            <text:p>42.3382404383333</text:p>
          </table:table-cell>
          <table:table-cell office:value-type="float" office:value="-71.086507525" calcext:value-type="float">
            <text:p>-71.086507525</text:p>
          </table:table-cell>
          <table:table-cell office:value-type="float" office:value="0" calcext:value-type="float">
            <text:p>0</text:p>
          </table:table-cell>
          <table:table-cell office:value-type="float" office:value="328114.939861454" calcext:value-type="float">
            <text:p>328114.939861454</text:p>
          </table:table-cell>
          <table:table-cell office:value-type="float" office:value="4689440.16013812" calcext:value-type="float">
            <text:p>4689440.160138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4.00,4220.2944263,N,07105.1904515,W,5,18,0.8,23.421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4" calcext:value-type="float">
            <text:p>1707601904</text:p>
          </table:table-cell>
        </table:table-row>
        <table:table-row table:style-name="ro2">
          <table:table-cell office:value-type="float" office:value="1707595382.85138" calcext:value-type="float">
            <text:p>1707595382.85138</text:p>
          </table:table-cell>
          <table:table-cell office:value-type="float" office:value="42.3382404066667" calcext:value-type="float">
            <text:p>42.3382404066667</text:p>
          </table:table-cell>
          <table:table-cell office:value-type="float" office:value="-71.0865076066667" calcext:value-type="float">
            <text:p>-71.08650760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3047246" calcext:value-type="float">
            <text:p>328114.933047246</text:p>
          </table:table-cell>
          <table:table-cell office:value-type="float" office:value="4689440.15678686" calcext:value-type="float">
            <text:p>4689440.156786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5.00,4220.2944244,N,07105.1904564,W,5,18,0.8,23.417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5" calcext:value-type="float">
            <text:p>1707601905</text:p>
          </table:table-cell>
        </table:table-row>
        <table:table-row table:style-name="ro2">
          <table:table-cell office:value-type="float" office:value="1707595384.10641" calcext:value-type="float">
            <text:p>1707595384.10641</text:p>
          </table:table-cell>
          <table:table-cell office:value-type="float" office:value="42.3382403866667" calcext:value-type="float">
            <text:p>42.3382403866667</text:p>
          </table:table-cell>
          <table:table-cell office:value-type="float" office:value="-72.7531742666667" calcext:value-type="float">
            <text:p>-72.75317426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580624927" calcext:value-type="float">
            <text:p>685092.580624927</text:p>
          </table:table-cell>
          <table:table-cell office:value-type="float" office:value="4689776.6976431" calcext:value-type="float">
            <text:p>4689776.69764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6.00,4220.2944232,N,07105.1904560,W,5,18,0.8,23.414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6" calcext:value-type="float">
            <text:p>1707601906</text:p>
          </table:table-cell>
        </table:table-row>
        <table:table-row table:style-name="ro2">
          <table:table-cell office:value-type="float" office:value="1707595385.36209" calcext:value-type="float">
            <text:p>1707595385.36209</text:p>
          </table:table-cell>
          <table:table-cell office:value-type="float" office:value="42.3382403116667" calcext:value-type="float">
            <text:p>42.3382403116667</text:p>
          </table:table-cell>
          <table:table-cell office:value-type="float" office:value="-71.0865075733333" calcext:value-type="float">
            <text:p>-71.08650757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3553449" calcext:value-type="float">
            <text:p>328114.93553449</text:p>
          </table:table-cell>
          <table:table-cell office:value-type="float" office:value="4689440.14617045" calcext:value-type="float">
            <text:p>4689440.146170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7.00,4220.2944187,N,07105.1904544,W,5,18,0.8,23.405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7" calcext:value-type="float">
            <text:p>1707601907</text:p>
          </table:table-cell>
        </table:table-row>
        <table:table-row table:style-name="ro2">
          <table:table-cell office:value-type="float" office:value="1707595386.6161" calcext:value-type="float">
            <text:p>1707595386.6161</text:p>
          </table:table-cell>
          <table:table-cell office:value-type="float" office:value="42.3382402216667" calcext:value-type="float">
            <text:p>42.3382402216667</text:p>
          </table:table-cell>
          <table:table-cell office:value-type="float" office:value="-71.0865075716667" calcext:value-type="float">
            <text:p>-71.08650757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542657" calcext:value-type="float">
            <text:p>328114.93542657</text:p>
          </table:table-cell>
          <table:table-cell office:value-type="float" office:value="4689440.13617327" calcext:value-type="float">
            <text:p>4689440.136173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8.00,4220.2944133,N,07105.1904543,W,5,18,0.8,23.393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8" calcext:value-type="float">
            <text:p>1707601908</text:p>
          </table:table-cell>
        </table:table-row>
        <table:table-row table:style-name="ro2">
          <table:table-cell office:value-type="float" office:value="1707595387.87204" calcext:value-type="float">
            <text:p>1707595387.87204</text:p>
          </table:table-cell>
          <table:table-cell office:value-type="float" office:value="42.3382401866667" calcext:value-type="float">
            <text:p>42.3382401866667</text:p>
          </table:table-cell>
          <table:table-cell office:value-type="float" office:value="-71.0865075716667" calcext:value-type="float">
            <text:p>-71.08650757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5331205" calcext:value-type="float">
            <text:p>328114.935331205</text:p>
          </table:table-cell>
          <table:table-cell office:value-type="float" office:value="4689440.13228679" calcext:value-type="float">
            <text:p>4689440.132286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49.00,4220.2944112,N,07105.1904543,W,5,18,0.8,23.390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09" calcext:value-type="float">
            <text:p>1707601909</text:p>
          </table:table-cell>
        </table:table-row>
        <table:table-row table:style-name="ro2">
          <table:table-cell office:value-type="float" office:value="1707595389.12603" calcext:value-type="float">
            <text:p>1707595389.12603</text:p>
          </table:table-cell>
          <table:table-cell office:value-type="float" office:value="42.3382401116667" calcext:value-type="float">
            <text:p>42.3382401116667</text:p>
          </table:table-cell>
          <table:table-cell office:value-type="float" office:value="-71.08650758" calcext:value-type="float">
            <text:p>-71.08650758</text:p>
          </table:table-cell>
          <table:table-cell office:value-type="float" office:value="0" calcext:value-type="float">
            <text:p>0</text:p>
          </table:table-cell>
          <table:table-cell office:value-type="float" office:value="328114.934440326" calcext:value-type="float">
            <text:p>328114.934440326</text:p>
          </table:table-cell>
          <table:table-cell office:value-type="float" office:value="4689440.12397545" calcext:value-type="float">
            <text:p>4689440.123975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0.00,4220.2944067,N,07105.1904548,W,5,18,0.8,23.380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0" calcext:value-type="float">
            <text:p>1707601910</text:p>
          </table:table-cell>
        </table:table-row>
        <table:table-row table:style-name="ro2">
          <table:table-cell office:value-type="float" office:value="1707595390.38127" calcext:value-type="float">
            <text:p>1707595390.38127</text:p>
          </table:table-cell>
          <table:table-cell office:value-type="float" office:value="42.3382400616667" calcext:value-type="float">
            <text:p>42.3382400616667</text:p>
          </table:table-cell>
          <table:table-cell office:value-type="float" office:value="-71.0865075516667" calcext:value-type="float">
            <text:p>-71.08650755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663827" calcext:value-type="float">
            <text:p>328114.93663827</text:p>
          </table:table-cell>
          <table:table-cell office:value-type="float" office:value="4689440.11836606" calcext:value-type="float">
            <text:p>4689440.11836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1.00,4220.2944037,N,07105.1904531,W,5,18,0.8,23.370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1" calcext:value-type="float">
            <text:p>1707601911</text:p>
          </table:table-cell>
        </table:table-row>
        <table:table-row table:style-name="ro2">
          <table:table-cell office:value-type="float" office:value="1707595391.63579" calcext:value-type="float">
            <text:p>1707595391.63579</text:p>
          </table:table-cell>
          <table:table-cell office:value-type="float" office:value="42.33824003" calcext:value-type="float">
            <text:p>42.33824003</text:p>
          </table:table-cell>
          <table:table-cell office:value-type="float" office:value="-71.0865075483333" calcext:value-type="float">
            <text:p>-71.08650754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36826596" calcext:value-type="float">
            <text:p>328114.936826596</text:p>
          </table:table-cell>
          <table:table-cell office:value-type="float" office:value="4689440.11484298" calcext:value-type="float">
            <text:p>4689440.114842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2.00,4220.2944018,N,07105.1904529,W,5,18,0.8,23.369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2" calcext:value-type="float">
            <text:p>1707601912</text:p>
          </table:table-cell>
        </table:table-row>
        <table:table-row table:style-name="ro2">
          <table:table-cell office:value-type="float" office:value="1707595392.89066" calcext:value-type="float">
            <text:p>1707595392.89066</text:p>
          </table:table-cell>
          <table:table-cell office:value-type="float" office:value="42.3382400366667" calcext:value-type="float">
            <text:p>42.3382400366667</text:p>
          </table:table-cell>
          <table:table-cell office:value-type="float" office:value="-71.086507595" calcext:value-type="float">
            <text:p>-71.086507595</text:p>
          </table:table-cell>
          <table:table-cell office:value-type="float" office:value="0" calcext:value-type="float">
            <text:p>0</text:p>
          </table:table-cell>
          <table:table-cell office:value-type="float" office:value="328114.933000233" calcext:value-type="float">
            <text:p>328114.933000233</text:p>
          </table:table-cell>
          <table:table-cell office:value-type="float" office:value="4689440.1156776" calcext:value-type="float">
            <text:p>4689440.11567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3.00,4220.2944022,N,07105.1904557,W,5,18,0.8,23.362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3" calcext:value-type="float">
            <text:p>1707601913</text:p>
          </table:table-cell>
        </table:table-row>
        <table:table-row table:style-name="ro2">
          <table:table-cell office:value-type="float" office:value="1707595394.14445" calcext:value-type="float">
            <text:p>1707595394.14445</text:p>
          </table:table-cell>
          <table:table-cell office:value-type="float" office:value="42.3382400366667" calcext:value-type="float">
            <text:p>42.3382400366667</text:p>
          </table:table-cell>
          <table:table-cell office:value-type="float" office:value="-71.0865076016667" calcext:value-type="float">
            <text:p>-71.08650760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2451015" calcext:value-type="float">
            <text:p>328114.932451015</text:p>
          </table:table-cell>
          <table:table-cell office:value-type="float" office:value="4689440.11569108" calcext:value-type="float">
            <text:p>4689440.11569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4.00,4220.2944022,N,07105.1904561,W,5,18,0.8,23.362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4" calcext:value-type="float">
            <text:p>1707601914</text:p>
          </table:table-cell>
        </table:table-row>
        <table:table-row table:style-name="ro2">
          <table:table-cell office:value-type="float" office:value="1707595395.39903" calcext:value-type="float">
            <text:p>1707595395.39903</text:p>
          </table:table-cell>
          <table:table-cell office:value-type="float" office:value="42.3382400416667" calcext:value-type="float">
            <text:p>42.3382400416667</text:p>
          </table:table-cell>
          <table:table-cell office:value-type="float" office:value="-71.086507605" calcext:value-type="float">
            <text:p>-71.086507605</text:p>
          </table:table-cell>
          <table:table-cell office:value-type="float" office:value="0" calcext:value-type="float">
            <text:p>0</text:p>
          </table:table-cell>
          <table:table-cell office:value-type="float" office:value="328114.93219003" calcext:value-type="float">
            <text:p>328114.93219003</text:p>
          </table:table-cell>
          <table:table-cell office:value-type="float" office:value="4689440.11625303" calcext:value-type="float">
            <text:p>4689440.11625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5.00,4220.2944025,N,07105.1904563,W,5,18,0.8,23.357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5" calcext:value-type="float">
            <text:p>1707601915</text:p>
          </table:table-cell>
        </table:table-row>
        <table:table-row table:style-name="ro2">
          <table:table-cell office:value-type="float" office:value="1707595396.65352" calcext:value-type="float">
            <text:p>1707595396.65352</text:p>
          </table:table-cell>
          <table:table-cell office:value-type="float" office:value="42.3382400233333" calcext:value-type="float">
            <text:p>42.3382400233333</text:p>
          </table:table-cell>
          <table:table-cell office:value-type="float" office:value="-71.0865075883333" calcext:value-type="float">
            <text:p>-71.08650758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33513123" calcext:value-type="float">
            <text:p>328114.933513123</text:p>
          </table:table-cell>
          <table:table-cell office:value-type="float" office:value="4689440.11418356" calcext:value-type="float">
            <text:p>4689440.114183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6.00,4220.2944014,N,07105.1904553,W,5,18,0.8,23.343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6" calcext:value-type="float">
            <text:p>1707601916</text:p>
          </table:table-cell>
        </table:table-row>
        <table:table-row table:style-name="ro2">
          <table:table-cell office:value-type="float" office:value="1707595397.90913" calcext:value-type="float">
            <text:p>1707595397.90913</text:p>
          </table:table-cell>
          <table:table-cell office:value-type="float" office:value="45.6715732666667" calcext:value-type="float">
            <text:p>45.6715732666667</text:p>
          </table:table-cell>
          <table:table-cell office:value-type="float" office:value="-71.086507565" calcext:value-type="float">
            <text:p>-71.086507565</text:p>
          </table:table-cell>
          <table:table-cell office:value-type="float" office:value="0" calcext:value-type="float">
            <text:p>0</text:p>
          </table:table-cell>
          <table:table-cell office:value-type="float" office:value="337484.465175238" calcext:value-type="float">
            <text:p>337484.465175238</text:p>
          </table:table-cell>
          <table:table-cell office:value-type="float" office:value="5059675.34160764" calcext:value-type="float">
            <text:p>5059675.341607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7.00,4220.2943960,N,07105.1904539,W,5,18,0.8,23.337,M,-28.725,M,1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7" calcext:value-type="float">
            <text:p>1707601917</text:p>
          </table:table-cell>
        </table:table-row>
        <table:table-row table:style-name="ro2">
          <table:table-cell office:value-type="float" office:value="1707595399.16372" calcext:value-type="float">
            <text:p>1707595399.16372</text:p>
          </table:table-cell>
          <table:table-cell office:value-type="float" office:value="42.338239925" calcext:value-type="float">
            <text:p>42.338239925</text:p>
          </table:table-cell>
          <table:table-cell office:value-type="float" office:value="-71.086507605" calcext:value-type="float">
            <text:p>-71.086507605</text:p>
          </table:table-cell>
          <table:table-cell office:value-type="float" office:value="0" calcext:value-type="float">
            <text:p>0</text:p>
          </table:table-cell>
          <table:table-cell office:value-type="float" office:value="328114.931872147" calcext:value-type="float">
            <text:p>328114.931872147</text:p>
          </table:table-cell>
          <table:table-cell office:value-type="float" office:value="4689440.10329808" calcext:value-type="float">
            <text:p>4689440.103298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8.00,4220.2943955,N,07105.1904563,W,5,18,0.8,23.330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8" calcext:value-type="float">
            <text:p>1707601918</text:p>
          </table:table-cell>
        </table:table-row>
        <table:table-row table:style-name="ro2">
          <table:table-cell office:value-type="float" office:value="1707595400.41876" calcext:value-type="float">
            <text:p>1707595400.41876</text:p>
          </table:table-cell>
          <table:table-cell office:value-type="float" office:value="42.3382399033333" calcext:value-type="float">
            <text:p>42.3382399033333</text:p>
          </table:table-cell>
          <table:table-cell office:value-type="float" office:value="-71.086507635" calcext:value-type="float">
            <text:p>-71.086507635</text:p>
          </table:table-cell>
          <table:table-cell office:value-type="float" office:value="0" calcext:value-type="float">
            <text:p>0</text:p>
          </table:table-cell>
          <table:table-cell office:value-type="float" office:value="328114.929341628" calcext:value-type="float">
            <text:p>328114.929341628</text:p>
          </table:table-cell>
          <table:table-cell office:value-type="float" office:value="4689440.10095281" calcext:value-type="float">
            <text:p>4689440.100952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159.00,4220.2943942,N,07105.1904581,W,5,18,0.8,23.325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19" calcext:value-type="float">
            <text:p>1707601919</text:p>
          </table:table-cell>
        </table:table-row>
        <table:table-row table:style-name="ro2">
          <table:table-cell office:value-type="float" office:value="1707595401.6728" calcext:value-type="float">
            <text:p>1707595401.6728</text:p>
          </table:table-cell>
          <table:table-cell office:value-type="float" office:value="42.33823988" calcext:value-type="float">
            <text:p>42.33823988</text:p>
          </table:table-cell>
          <table:table-cell office:value-type="float" office:value="-71.086507645" calcext:value-type="float">
            <text:p>-71.086507645</text:p>
          </table:table-cell>
          <table:table-cell office:value-type="float" office:value="0" calcext:value-type="float">
            <text:p>0</text:p>
          </table:table-cell>
          <table:table-cell office:value-type="float" office:value="328114.928454224" calcext:value-type="float">
            <text:p>328114.928454224</text:p>
          </table:table-cell>
          <table:table-cell office:value-type="float" office:value="4689440.09838203" calcext:value-type="float">
            <text:p>4689440.098382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0.00,4220.2943928,N,07105.1904587,W,5,18,0.8,23.329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0" calcext:value-type="float">
            <text:p>1707601920</text:p>
          </table:table-cell>
        </table:table-row>
        <table:table-row table:style-name="ro2">
          <table:table-cell office:value-type="float" office:value="1707595402.92775" calcext:value-type="float">
            <text:p>1707595402.92775</text:p>
          </table:table-cell>
          <table:table-cell office:value-type="float" office:value="42.338239905" calcext:value-type="float">
            <text:p>42.338239905</text:p>
          </table:table-cell>
          <table:table-cell office:value-type="float" office:value="-71.0865076433333" calcext:value-type="float">
            <text:p>-71.08650764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28659646" calcext:value-type="float">
            <text:p>328114.928659646</text:p>
          </table:table-cell>
          <table:table-cell office:value-type="float" office:value="4689440.10115472" calcext:value-type="float">
            <text:p>4689440.101154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1.00,4220.2943943,N,07105.1904586,W,5,18,0.8,23.333,M,-28.725,M,2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1" calcext:value-type="float">
            <text:p>1707601921</text:p>
          </table:table-cell>
        </table:table-row>
        <table:table-row table:style-name="ro2">
          <table:table-cell office:value-type="float" office:value="1707595404.18132" calcext:value-type="float">
            <text:p>1707595404.18132</text:p>
          </table:table-cell>
          <table:table-cell office:value-type="float" office:value="42.338239875" calcext:value-type="float">
            <text:p>42.338239875</text:p>
          </table:table-cell>
          <table:table-cell office:value-type="float" office:value="-71.0865075766667" calcext:value-type="float">
            <text:p>-71.08650757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407009" calcext:value-type="float">
            <text:p>328114.93407009</text:p>
          </table:table-cell>
          <table:table-cell office:value-type="float" office:value="4689440.09768869" calcext:value-type="float">
            <text:p>4689440.097688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2.00,4220.2943925,N,07105.1904546,W,5,18,0.8,23.335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2" calcext:value-type="float">
            <text:p>1707601922</text:p>
          </table:table-cell>
        </table:table-row>
        <table:table-row table:style-name="ro2">
          <table:table-cell office:value-type="float" office:value="1707595405.43583" calcext:value-type="float">
            <text:p>1707595405.43583</text:p>
          </table:table-cell>
          <table:table-cell office:value-type="float" office:value="42.33823987" calcext:value-type="float">
            <text:p>42.33823987</text:p>
          </table:table-cell>
          <table:table-cell office:value-type="float" office:value="-71.0865075066667" calcext:value-type="float">
            <text:p>-71.08650750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9823258" calcext:value-type="float">
            <text:p>328114.939823258</text:p>
          </table:table-cell>
          <table:table-cell office:value-type="float" office:value="4689440.09699197" calcext:value-type="float">
            <text:p>4689440.09699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3.00,4220.2943922,N,07105.1904504,W,5,18,0.8,23.331,M,-28.725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3" calcext:value-type="float">
            <text:p>1707601923</text:p>
          </table:table-cell>
        </table:table-row>
        <table:table-row table:style-name="ro2">
          <table:table-cell office:value-type="float" office:value="1707595406.6923" calcext:value-type="float">
            <text:p>1707595406.6923</text:p>
          </table:table-cell>
          <table:table-cell office:value-type="float" office:value="42.338239845" calcext:value-type="float">
            <text:p>42.338239845</text:p>
          </table:table-cell>
          <table:table-cell office:value-type="float" office:value="-71.0865074816667" calcext:value-type="float">
            <text:p>-71.08650748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41814707" calcext:value-type="float">
            <text:p>328114.941814707</text:p>
          </table:table-cell>
          <table:table-cell office:value-type="float" office:value="4689440.09416537" calcext:value-type="float">
            <text:p>4689440.094165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4.00,4220.2943907,N,07105.1904489,W,5,18,0.8,23.336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4" calcext:value-type="float">
            <text:p>1707601924</text:p>
          </table:table-cell>
        </table:table-row>
        <table:table-row table:style-name="ro2">
          <table:table-cell office:value-type="float" office:value="1707595407.94604" calcext:value-type="float">
            <text:p>1707595407.94604</text:p>
          </table:table-cell>
          <table:table-cell office:value-type="float" office:value="42.3382398133333" calcext:value-type="float">
            <text:p>42.3382398133333</text:p>
          </table:table-cell>
          <table:table-cell office:value-type="float" office:value="-72.7531741333333" calcext:value-type="float">
            <text:p>-72.75317413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593291738" calcext:value-type="float">
            <text:p>685092.593291738</text:p>
          </table:table-cell>
          <table:table-cell office:value-type="float" office:value="4689776.63426843" calcext:value-type="float">
            <text:p>4689776.63426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5.00,4220.2943888,N,07105.1904480,W,5,18,0.8,23.328,M,-28.725,M,2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5" calcext:value-type="float">
            <text:p>1707601925</text:p>
          </table:table-cell>
        </table:table-row>
        <table:table-row table:style-name="ro2">
          <table:table-cell office:value-type="float" office:value="1707595409.20036" calcext:value-type="float">
            <text:p>1707595409.20036</text:p>
          </table:table-cell>
          <table:table-cell office:value-type="float" office:value="42.3382397233333" calcext:value-type="float">
            <text:p>42.3382397233333</text:p>
          </table:table-cell>
          <table:table-cell office:value-type="float" office:value="-71.0865074216667" calcext:value-type="float">
            <text:p>-71.08650742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46426167" calcext:value-type="float">
            <text:p>328114.946426167</text:p>
          </table:table-cell>
          <table:table-cell office:value-type="float" office:value="4689440.08053393" calcext:value-type="float">
            <text:p>4689440.080533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6.00,4220.2943834,N,07105.1904453,W,5,18,0.8,23.323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6" calcext:value-type="float">
            <text:p>1707601926</text:p>
          </table:table-cell>
        </table:table-row>
        <table:table-row table:style-name="ro2">
          <table:table-cell office:value-type="float" office:value="1707595410.45686" calcext:value-type="float">
            <text:p>1707595410.45686</text:p>
          </table:table-cell>
          <table:table-cell office:value-type="float" office:value="42.3382396133333" calcext:value-type="float">
            <text:p>42.3382396133333</text:p>
          </table:table-cell>
          <table:table-cell office:value-type="float" office:value="-71.0865073783333" calcext:value-type="float">
            <text:p>-71.08650737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49696368" calcext:value-type="float">
            <text:p>328114.949696368</text:p>
          </table:table-cell>
          <table:table-cell office:value-type="float" office:value="4689440.06823167" calcext:value-type="float">
            <text:p>4689440.06823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7.00,4220.2943768,N,07105.1904427,W,5,18,0.8,23.320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7" calcext:value-type="float">
            <text:p>1707601927</text:p>
          </table:table-cell>
        </table:table-row>
        <table:table-row table:style-name="ro2">
          <table:table-cell office:value-type="float" office:value="1707595411.71209" calcext:value-type="float">
            <text:p>1707595411.71209</text:p>
          </table:table-cell>
          <table:table-cell office:value-type="float" office:value="42.3382394716667" calcext:value-type="float">
            <text:p>42.3382394716667</text:p>
          </table:table-cell>
          <table:table-cell office:value-type="float" office:value="-71.0865072816667" calcext:value-type="float">
            <text:p>-71.08650728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57274032" calcext:value-type="float">
            <text:p>328114.957274032</text:p>
          </table:table-cell>
          <table:table-cell office:value-type="float" office:value="4689440.05230526" calcext:value-type="float">
            <text:p>4689440.05230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8.00,4220.2943683,N,07105.1904369,W,5,18,0.8,23.312,M,-28.725,M,2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8" calcext:value-type="float">
            <text:p>1707601928</text:p>
          </table:table-cell>
        </table:table-row>
        <table:table-row table:style-name="ro2">
          <table:table-cell office:value-type="float" office:value="1707595412.9703" calcext:value-type="float">
            <text:p>1707595412.9703</text:p>
          </table:table-cell>
          <table:table-cell office:value-type="float" office:value="42.3382394033333" calcext:value-type="float">
            <text:p>42.3382394033333</text:p>
          </table:table-cell>
          <table:table-cell office:value-type="float" office:value="-71.08650721" calcext:value-type="float">
            <text:p>-71.08650721</text:p>
          </table:table-cell>
          <table:table-cell office:value-type="float" office:value="0" calcext:value-type="float">
            <text:p>0</text:p>
          </table:table-cell>
          <table:table-cell office:value-type="float" office:value="328114.962991943" calcext:value-type="float">
            <text:p>328114.962991943</text:p>
          </table:table-cell>
          <table:table-cell office:value-type="float" office:value="4689440.04457249" calcext:value-type="float">
            <text:p>4689440.044572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09.00,4220.2943642,N,07105.1904326,W,5,18,0.8,23.307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29" calcext:value-type="float">
            <text:p>1707601929</text:p>
          </table:table-cell>
        </table:table-row>
        <table:table-row table:style-name="ro2">
          <table:table-cell office:value-type="float" office:value="1707595414.22609" calcext:value-type="float">
            <text:p>1707595414.22609</text:p>
          </table:table-cell>
          <table:table-cell office:value-type="float" office:value="42.33823934" calcext:value-type="float">
            <text:p>42.33823934</text:p>
          </table:table-cell>
          <table:table-cell office:value-type="float" office:value="-71.08650714" calcext:value-type="float">
            <text:p>-71.08650714</text:p>
          </table:table-cell>
          <table:table-cell office:value-type="float" office:value="0" calcext:value-type="float">
            <text:p>0</text:p>
          </table:table-cell>
          <table:table-cell office:value-type="float" office:value="328114.96858617" calcext:value-type="float">
            <text:p>328114.96858617</text:p>
          </table:table-cell>
          <table:table-cell office:value-type="float" office:value="4689440.0373983" calcext:value-type="float">
            <text:p>4689440.03739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0.00,4220.2943604,N,07105.1904284,W,5,18,0.8,23.301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0" calcext:value-type="float">
            <text:p>1707601930</text:p>
          </table:table-cell>
        </table:table-row>
        <table:table-row table:style-name="ro2">
          <table:table-cell office:value-type="float" office:value="1707595415.48132" calcext:value-type="float">
            <text:p>1707595415.48132</text:p>
          </table:table-cell>
          <table:table-cell office:value-type="float" office:value="45.67157265" calcext:value-type="float">
            <text:p>45.67157265</text:p>
          </table:table-cell>
          <table:table-cell office:value-type="float" office:value="-71.0865071016667" calcext:value-type="float">
            <text:p>-71.0865071016667</text:p>
          </table:table-cell>
          <table:table-cell office:value-type="float" office:value="0" calcext:value-type="float">
            <text:p>0</text:p>
          </table:table-cell>
          <table:table-cell office:value-type="float" office:value="337484.499477826" calcext:value-type="float">
            <text:p>337484.499477826</text:p>
          </table:table-cell>
          <table:table-cell office:value-type="float" office:value="5059675.27215618" calcext:value-type="float">
            <text:p>5059675.272156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1.00,4220.2943590,N,07105.1904261,W,5,18,0.8,23.288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1" calcext:value-type="float">
            <text:p>1707601931</text:p>
          </table:table-cell>
        </table:table-row>
        <table:table-row table:style-name="ro2">
          <table:table-cell office:value-type="float" office:value="1707595416.73721" calcext:value-type="float">
            <text:p>1707595416.73721</text:p>
          </table:table-cell>
          <table:table-cell office:value-type="float" office:value="42.338239275" calcext:value-type="float">
            <text:p>42.338239275</text:p>
          </table:table-cell>
          <table:table-cell office:value-type="float" office:value="-71.0865070883333" calcext:value-type="float">
            <text:p>-71.08650708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72665505" calcext:value-type="float">
            <text:p>328114.972665505</text:p>
          </table:table-cell>
          <table:table-cell office:value-type="float" office:value="4689440.03007611" calcext:value-type="float">
            <text:p>4689440.030076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2.00,4220.2943565,N,07105.1904253,W,5,18,0.8,23.284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2" calcext:value-type="float">
            <text:p>1707601932</text:p>
          </table:table-cell>
        </table:table-row>
        <table:table-row table:style-name="ro2">
          <table:table-cell office:value-type="float" office:value="1707595417.99271" calcext:value-type="float">
            <text:p>1707595417.99271</text:p>
          </table:table-cell>
          <table:table-cell office:value-type="float" office:value="42.338239215" calcext:value-type="float">
            <text:p>42.338239215</text:p>
          </table:table-cell>
          <table:table-cell office:value-type="float" office:value="-71.086507065" calcext:value-type="float">
            <text:p>-71.086507065</text:p>
          </table:table-cell>
          <table:table-cell office:value-type="float" office:value="0" calcext:value-type="float">
            <text:p>0</text:p>
          </table:table-cell>
          <table:table-cell office:value-type="float" office:value="328114.974424287" calcext:value-type="float">
            <text:p>328114.974424287</text:p>
          </table:table-cell>
          <table:table-cell office:value-type="float" office:value="4689440.02336639" calcext:value-type="float">
            <text:p>4689440.02336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3.00,4220.2943529,N,07105.1904239,W,5,18,0.8,23.275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3" calcext:value-type="float">
            <text:p>1707601933</text:p>
          </table:table-cell>
        </table:table-row>
        <table:table-row table:style-name="ro2">
          <table:table-cell office:value-type="float" office:value="1707595419.2499" calcext:value-type="float">
            <text:p>1707595419.2499</text:p>
          </table:table-cell>
          <table:table-cell office:value-type="float" office:value="42.33823917" calcext:value-type="float">
            <text:p>42.33823917</text:p>
          </table:table-cell>
          <table:table-cell office:value-type="float" office:value="-71.0865070533333" calcext:value-type="float">
            <text:p>-71.08650705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75262807" calcext:value-type="float">
            <text:p>328114.975262807</text:p>
          </table:table-cell>
          <table:table-cell office:value-type="float" office:value="4689440.0183459" calcext:value-type="float">
            <text:p>4689440.01834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4.00,4220.2943502,N,07105.1904232,W,5,18,0.8,23.263,M,-28.725,M,2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4" calcext:value-type="float">
            <text:p>1707601934</text:p>
          </table:table-cell>
        </table:table-row>
        <table:table-row table:style-name="ro2">
          <table:table-cell office:value-type="float" office:value="1707595420.50667" calcext:value-type="float">
            <text:p>1707595420.50667</text:p>
          </table:table-cell>
          <table:table-cell office:value-type="float" office:value="42.33823912" calcext:value-type="float">
            <text:p>42.33823912</text:p>
          </table:table-cell>
          <table:table-cell office:value-type="float" office:value="-71.086507085" calcext:value-type="float">
            <text:p>-71.086507085</text:p>
          </table:table-cell>
          <table:table-cell office:value-type="float" office:value="0" calcext:value-type="float">
            <text:p>0</text:p>
          </table:table-cell>
          <table:table-cell office:value-type="float" office:value="328114.972517785" calcext:value-type="float">
            <text:p>328114.972517785</text:p>
          </table:table-cell>
          <table:table-cell office:value-type="float" office:value="4689440.0128578" calcext:value-type="float">
            <text:p>4689440.01285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5.00,4220.2943472,N,07105.1904251,W,5,18,0.8,23.262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5" calcext:value-type="float">
            <text:p>1707601935</text:p>
          </table:table-cell>
        </table:table-row>
        <table:table-row table:style-name="ro2">
          <table:table-cell office:value-type="float" office:value="1707595421.76229" calcext:value-type="float">
            <text:p>1707595421.76229</text:p>
          </table:table-cell>
          <table:table-cell office:value-type="float" office:value="42.3382391033333" calcext:value-type="float">
            <text:p>42.3382391033333</text:p>
          </table:table-cell>
          <table:table-cell office:value-type="float" office:value="-71.0865070566667" calcext:value-type="float">
            <text:p>-71.08650705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74806551" calcext:value-type="float">
            <text:p>328114.974806551</text:p>
          </table:table-cell>
          <table:table-cell office:value-type="float" office:value="4689440.01094982" calcext:value-type="float">
            <text:p>4689440.010949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6.00,4220.2943462,N,07105.1904234,W,5,18,0.8,23.259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6" calcext:value-type="float">
            <text:p>1707601936</text:p>
          </table:table-cell>
        </table:table-row>
        <table:table-row table:style-name="ro2">
          <table:table-cell office:value-type="float" office:value="1707595423.01807" calcext:value-type="float">
            <text:p>1707595423.01807</text:p>
          </table:table-cell>
          <table:table-cell office:value-type="float" office:value="42.3382390316667" calcext:value-type="float">
            <text:p>42.3382390316667</text:p>
          </table:table-cell>
          <table:table-cell office:value-type="float" office:value="-72.7531737166667" calcext:value-type="float">
            <text:p>-72.75317371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629911876" calcext:value-type="float">
            <text:p>685092.629911876</text:p>
          </table:table-cell>
          <table:table-cell office:value-type="float" office:value="4689776.54837651" calcext:value-type="float">
            <text:p>4689776.548376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7.00,4220.2943419,N,07105.1904230,W,5,18,0.8,23.258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7" calcext:value-type="float">
            <text:p>1707601937</text:p>
          </table:table-cell>
        </table:table-row>
        <table:table-row table:style-name="ro2">
          <table:table-cell office:value-type="float" office:value="1707595424.27367" calcext:value-type="float">
            <text:p>1707595424.27367</text:p>
          </table:table-cell>
          <table:table-cell office:value-type="float" office:value="42.3382389933333" calcext:value-type="float">
            <text:p>42.3382389933333</text:p>
          </table:table-cell>
          <table:table-cell office:value-type="float" office:value="-71.08650706" calcext:value-type="float">
            <text:p>-71.08650706</text:p>
          </table:table-cell>
          <table:table-cell office:value-type="float" office:value="0" calcext:value-type="float">
            <text:p>0</text:p>
          </table:table-cell>
          <table:table-cell office:value-type="float" office:value="328114.974232224" calcext:value-type="float">
            <text:p>328114.974232224</text:p>
          </table:table-cell>
          <table:table-cell office:value-type="float" office:value="4689439.99874189" calcext:value-type="float">
            <text:p>4689439.99874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8.00,4220.2943396,N,07105.1904236,W,5,18,0.8,23.253,M,-28.725,M,1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8" calcext:value-type="float">
            <text:p>1707601938</text:p>
          </table:table-cell>
        </table:table-row>
        <table:table-row table:style-name="ro2">
          <table:table-cell office:value-type="float" office:value="1707595425.52916" calcext:value-type="float">
            <text:p>1707595425.52916</text:p>
          </table:table-cell>
          <table:table-cell office:value-type="float" office:value="42.3382389966667" calcext:value-type="float">
            <text:p>42.3382389966667</text:p>
          </table:table-cell>
          <table:table-cell office:value-type="float" office:value="-71.08650709" calcext:value-type="float">
            <text:p>-71.08650709</text:p>
          </table:table-cell>
          <table:table-cell office:value-type="float" office:value="0" calcext:value-type="float">
            <text:p>0</text:p>
          </table:table-cell>
          <table:table-cell office:value-type="float" office:value="328114.971769823" calcext:value-type="float">
            <text:p>328114.971769823</text:p>
          </table:table-cell>
          <table:table-cell office:value-type="float" office:value="4689439.99917268" calcext:value-type="float">
            <text:p>4689439.999172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19.00,4220.2943398,N,07105.1904254,W,5,18,0.8,23.247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39" calcext:value-type="float">
            <text:p>1707601939</text:p>
          </table:table-cell>
        </table:table-row>
        <table:table-row table:style-name="ro2">
          <table:table-cell office:value-type="float" office:value="1707595426.78271" calcext:value-type="float">
            <text:p>1707595426.78271</text:p>
          </table:table-cell>
          <table:table-cell office:value-type="float" office:value="42.3382389783333" calcext:value-type="float">
            <text:p>42.3382389783333</text:p>
          </table:table-cell>
          <table:table-cell office:value-type="float" office:value="-71.086507105" calcext:value-type="float">
            <text:p>-71.086507105</text:p>
          </table:table-cell>
          <table:table-cell office:value-type="float" office:value="0" calcext:value-type="float">
            <text:p>0</text:p>
          </table:table-cell>
          <table:table-cell office:value-type="float" office:value="328114.970484128" calcext:value-type="float">
            <text:p>328114.970484128</text:p>
          </table:table-cell>
          <table:table-cell office:value-type="float" office:value="4689439.99716722" calcext:value-type="float">
            <text:p>4689439.99716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0.00,4220.2943387,N,07105.1904263,W,5,18,0.8,23.243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0" calcext:value-type="float">
            <text:p>1707601940</text:p>
          </table:table-cell>
        </table:table-row>
        <table:table-row table:style-name="ro2">
          <table:table-cell office:value-type="float" office:value="1707595428.03928" calcext:value-type="float">
            <text:p>1707595428.03928</text:p>
          </table:table-cell>
          <table:table-cell office:value-type="float" office:value="42.3382389583333" calcext:value-type="float">
            <text:p>42.3382389583333</text:p>
          </table:table-cell>
          <table:table-cell office:value-type="float" office:value="-71.0865071533333" calcext:value-type="float">
            <text:p>-71.08650715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664478" calcext:value-type="float">
            <text:p>328114.9664478</text:p>
          </table:table-cell>
          <table:table-cell office:value-type="float" office:value="4689439.99504408" calcext:value-type="float">
            <text:p>4689439.995044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1.00,4220.2943375,N,07105.1904292,W,5,18,0.8,23.246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1" calcext:value-type="float">
            <text:p>1707601941</text:p>
          </table:table-cell>
        </table:table-row>
        <table:table-row table:style-name="ro2">
          <table:table-cell office:value-type="float" office:value="1707595429.29497" calcext:value-type="float">
            <text:p>1707595429.29497</text:p>
          </table:table-cell>
          <table:table-cell office:value-type="float" office:value="42.3382389566667" calcext:value-type="float">
            <text:p>42.3382389566667</text:p>
          </table:table-cell>
          <table:table-cell office:value-type="float" office:value="-72.7531738833333" calcext:value-type="float">
            <text:p>-72.7531738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616401354" calcext:value-type="float">
            <text:p>685092.616401354</text:p>
          </table:table-cell>
          <table:table-cell office:value-type="float" office:value="4689776.53968542" calcext:value-type="float">
            <text:p>4689776.539685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2.00,4220.2943374,N,07105.1904330,W,5,18,0.8,23.248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2" calcext:value-type="float">
            <text:p>1707601942</text:p>
          </table:table-cell>
        </table:table-row>
        <table:table-row table:style-name="ro2">
          <table:table-cell office:value-type="float" office:value="1707595430.54923" calcext:value-type="float">
            <text:p>1707595430.54923</text:p>
          </table:table-cell>
          <table:table-cell office:value-type="float" office:value="45.6715722833333" calcext:value-type="float">
            <text:p>45.6715722833333</text:p>
          </table:table-cell>
          <table:table-cell office:value-type="float" office:value="-71.086507225" calcext:value-type="float">
            <text:p>-71.086507225</text:p>
          </table:table-cell>
          <table:table-cell office:value-type="float" office:value="0" calcext:value-type="float">
            <text:p>0</text:p>
          </table:table-cell>
          <table:table-cell office:value-type="float" office:value="337484.488809974" calcext:value-type="float">
            <text:p>337484.488809974</text:p>
          </table:table-cell>
          <table:table-cell office:value-type="float" office:value="5059675.2316703" calcext:value-type="float">
            <text:p>5059675.23167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3.00,4220.2943370,N,07105.1904335,W,5,18,0.8,23.253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3" calcext:value-type="float">
            <text:p>1707601943</text:p>
          </table:table-cell>
        </table:table-row>
        <table:table-row table:style-name="ro2">
          <table:table-cell office:value-type="float" office:value="1707595431.80356" calcext:value-type="float">
            <text:p>1707595431.80356</text:p>
          </table:table-cell>
          <table:table-cell office:value-type="float" office:value="42.33823893" calcext:value-type="float">
            <text:p>42.33823893</text:p>
          </table:table-cell>
          <table:table-cell office:value-type="float" office:value="-71.0865072233333" calcext:value-type="float">
            <text:p>-71.08650722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60603808" calcext:value-type="float">
            <text:p>328114.960603808</text:p>
          </table:table-cell>
          <table:table-cell office:value-type="float" office:value="4689439.99203938" calcext:value-type="float">
            <text:p>4689439.992039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4.00,4220.2943358,N,07105.1904334,W,5,18,0.8,23.254,M,-28.725,M,2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4" calcext:value-type="float">
            <text:p>1707601944</text:p>
          </table:table-cell>
        </table:table-row>
        <table:table-row table:style-name="ro2">
          <table:table-cell office:value-type="float" office:value="1707595433.05976" calcext:value-type="float">
            <text:p>1707595433.05976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1883333" calcext:value-type="float">
            <text:p>-71.08650718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91521095" calcext:value-type="float">
            <text:p>337484.491521095</text:p>
          </table:table-cell>
          <table:table-cell office:value-type="float" office:value="5059675.22604093" calcext:value-type="float">
            <text:p>5059675.226040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5.00,4220.2943340,N,07105.1904313,W,5,18,0.8,23.255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5" calcext:value-type="float">
            <text:p>1707601945</text:p>
          </table:table-cell>
        </table:table-row>
        <table:table-row table:style-name="ro2">
          <table:table-cell office:value-type="float" office:value="1707595434.3169" calcext:value-type="float">
            <text:p>1707595434.3169</text:p>
          </table:table-cell>
          <table:table-cell office:value-type="float" office:value="42.3382388683333" calcext:value-type="float">
            <text:p>42.3382388683333</text:p>
          </table:table-cell>
          <table:table-cell office:value-type="float" office:value="-71.0865071483333" calcext:value-type="float">
            <text:p>-71.08650714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66614489" calcext:value-type="float">
            <text:p>328114.966614489</text:p>
          </table:table-cell>
          <table:table-cell office:value-type="float" office:value="4689439.98504016" calcext:value-type="float">
            <text:p>4689439.98504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6.00,4220.2943321,N,07105.1904289,W,5,18,0.8,23.252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6" calcext:value-type="float">
            <text:p>1707601946</text:p>
          </table:table-cell>
        </table:table-row>
        <table:table-row table:style-name="ro2">
          <table:table-cell office:value-type="float" office:value="1707595435.57247" calcext:value-type="float">
            <text:p>1707595435.57247</text:p>
          </table:table-cell>
          <table:table-cell office:value-type="float" office:value="42.3382388533333" calcext:value-type="float">
            <text:p>42.3382388533333</text:p>
          </table:table-cell>
          <table:table-cell office:value-type="float" office:value="-71.086507165" calcext:value-type="float">
            <text:p>-71.086507165</text:p>
          </table:table-cell>
          <table:table-cell office:value-type="float" office:value="0" calcext:value-type="float">
            <text:p>0</text:p>
          </table:table-cell>
          <table:table-cell office:value-type="float" office:value="328114.965200574" calcext:value-type="float">
            <text:p>328114.965200574</text:p>
          </table:table-cell>
          <table:table-cell office:value-type="float" office:value="4689439.98340821" calcext:value-type="float">
            <text:p>4689439.983408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7.00,4220.2943312,N,07105.1904299,W,5,18,0.8,23.249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7" calcext:value-type="float">
            <text:p>1707601947</text:p>
          </table:table-cell>
        </table:table-row>
        <table:table-row table:style-name="ro2">
          <table:table-cell office:value-type="float" office:value="1707595436.82599" calcext:value-type="float">
            <text:p>1707595436.82599</text:p>
          </table:table-cell>
          <table:table-cell office:value-type="float" office:value="42.3382388483333" calcext:value-type="float">
            <text:p>42.3382388483333</text:p>
          </table:table-cell>
          <table:table-cell office:value-type="float" office:value="-71.0865071766667" calcext:value-type="float">
            <text:p>-71.08650717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6422582" calcext:value-type="float">
            <text:p>328114.96422582</text:p>
          </table:table-cell>
          <table:table-cell office:value-type="float" office:value="4689439.98287659" calcext:value-type="float">
            <text:p>4689439.98287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8.00,4220.2943309,N,07105.1904306,W,5,18,0.8,23.242,M,-28.725,M,2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8" calcext:value-type="float">
            <text:p>1707601948</text:p>
          </table:table-cell>
        </table:table-row>
        <table:table-row table:style-name="ro2">
          <table:table-cell office:value-type="float" office:value="1707595438.08049" calcext:value-type="float">
            <text:p>1707595438.08049</text:p>
          </table:table-cell>
          <table:table-cell office:value-type="float" office:value="42.338238885" calcext:value-type="float">
            <text:p>42.338238885</text:p>
          </table:table-cell>
          <table:table-cell office:value-type="float" office:value="-71.08650724" calcext:value-type="float">
            <text:p>-71.08650724</text:p>
          </table:table-cell>
          <table:table-cell office:value-type="float" office:value="0" calcext:value-type="float">
            <text:p>0</text:p>
          </table:table-cell>
          <table:table-cell office:value-type="float" office:value="328114.95910815" calcext:value-type="float">
            <text:p>328114.95910815</text:p>
          </table:table-cell>
          <table:table-cell office:value-type="float" office:value="4689439.98707617" calcext:value-type="float">
            <text:p>4689439.987076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29.00,4220.2943331,N,07105.1904344,W,5,18,0.8,23.238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49" calcext:value-type="float">
            <text:p>1707601949</text:p>
          </table:table-cell>
        </table:table-row>
        <table:table-row table:style-name="ro2">
          <table:table-cell office:value-type="float" office:value="1707595439.33412" calcext:value-type="float">
            <text:p>1707595439.33412</text:p>
          </table:table-cell>
          <table:table-cell office:value-type="float" office:value="42.3382389483333" calcext:value-type="float">
            <text:p>42.3382389483333</text:p>
          </table:table-cell>
          <table:table-cell office:value-type="float" office:value="-71.0865072966667" calcext:value-type="float">
            <text:p>-71.0865072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54612359" calcext:value-type="float">
            <text:p>328114.954612359</text:p>
          </table:table-cell>
          <table:table-cell office:value-type="float" office:value="4689439.9942234" calcext:value-type="float">
            <text:p>4689439.99422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0.00,4220.2943369,N,07105.1904378,W,5,18,0.8,23.235,M,-28.725,M,2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0" calcext:value-type="float">
            <text:p>1707601950</text:p>
          </table:table-cell>
        </table:table-row>
        <table:table-row table:style-name="ro2">
          <table:table-cell office:value-type="float" office:value="1707595440.58851" calcext:value-type="float">
            <text:p>1707595440.58851</text:p>
          </table:table-cell>
          <table:table-cell office:value-type="float" office:value="42.33823896" calcext:value-type="float">
            <text:p>42.33823896</text:p>
          </table:table-cell>
          <table:table-cell office:value-type="float" office:value="-71.0865073233333" calcext:value-type="float">
            <text:p>-71.08650732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52447274" calcext:value-type="float">
            <text:p>328114.952447274</text:p>
          </table:table-cell>
          <table:table-cell office:value-type="float" office:value="4689439.9955728" calcext:value-type="float">
            <text:p>4689439.99557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1.00,4220.2943376,N,07105.1904394,W,5,18,0.8,23.230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1" calcext:value-type="float">
            <text:p>1707601951</text:p>
          </table:table-cell>
        </table:table-row>
        <table:table-row table:style-name="ro2">
          <table:table-cell office:value-type="float" office:value="1707595441.84311" calcext:value-type="float">
            <text:p>1707595441.84311</text:p>
          </table:table-cell>
          <table:table-cell office:value-type="float" office:value="42.33823899" calcext:value-type="float">
            <text:p>42.33823899</text:p>
          </table:table-cell>
          <table:table-cell office:value-type="float" office:value="-71.0865073283333" calcext:value-type="float">
            <text:p>-71.08650732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52117101" calcext:value-type="float">
            <text:p>328114.952117101</text:p>
          </table:table-cell>
          <table:table-cell office:value-type="float" office:value="4689439.99891418" calcext:value-type="float">
            <text:p>4689439.998914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2.00,4220.2943394,N,07105.1904397,W,5,18,0.8,23.226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2" calcext:value-type="float">
            <text:p>1707601952</text:p>
          </table:table-cell>
        </table:table-row>
        <table:table-row table:style-name="ro2">
          <table:table-cell office:value-type="float" office:value="1707595443.09713" calcext:value-type="float">
            <text:p>1707595443.09713</text:p>
          </table:table-cell>
          <table:table-cell office:value-type="float" office:value="42.3382390083333" calcext:value-type="float">
            <text:p>42.3382390083333</text:p>
          </table:table-cell>
          <table:table-cell office:value-type="float" office:value="-71.0865073316667" calcext:value-type="float">
            <text:p>-71.08650733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51892446" calcext:value-type="float">
            <text:p>328114.951892446</text:p>
          </table:table-cell>
          <table:table-cell office:value-type="float" office:value="4689440.0009567" calcext:value-type="float">
            <text:p>4689440.00095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3.00,4220.2943405,N,07105.1904399,W,5,18,0.8,23.223,M,-28.725,M,2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3" calcext:value-type="float">
            <text:p>1707601953</text:p>
          </table:table-cell>
        </table:table-row>
        <table:table-row table:style-name="ro2">
          <table:table-cell office:value-type="float" office:value="1707595444.35171" calcext:value-type="float">
            <text:p>1707595444.35171</text:p>
          </table:table-cell>
          <table:table-cell office:value-type="float" office:value="42.3382390133333" calcext:value-type="float">
            <text:p>42.3382390133333</text:p>
          </table:table-cell>
          <table:table-cell office:value-type="float" office:value="-71.08650738" calcext:value-type="float">
            <text:p>-71.08650738</text:p>
          </table:table-cell>
          <table:table-cell office:value-type="float" office:value="0" calcext:value-type="float">
            <text:p>0</text:p>
          </table:table-cell>
          <table:table-cell office:value-type="float" office:value="328114.947924236" calcext:value-type="float">
            <text:p>328114.947924236</text:p>
          </table:table-cell>
          <table:table-cell office:value-type="float" office:value="4689440.00160961" calcext:value-type="float">
            <text:p>4689440.001609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4.00,4220.2943408,N,07105.1904428,W,5,18,0.8,23.219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4" calcext:value-type="float">
            <text:p>1707601954</text:p>
          </table:table-cell>
        </table:table-row>
        <table:table-row table:style-name="ro2">
          <table:table-cell office:value-type="float" office:value="1707595445.60724" calcext:value-type="float">
            <text:p>1707595445.60724</text:p>
          </table:table-cell>
          <table:table-cell office:value-type="float" office:value="42.3382390316667" calcext:value-type="float">
            <text:p>42.3382390316667</text:p>
          </table:table-cell>
          <table:table-cell office:value-type="float" office:value="-71.0865074216667" calcext:value-type="float">
            <text:p>-71.08650742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44541574" calcext:value-type="float">
            <text:p>328114.944541574</text:p>
          </table:table-cell>
          <table:table-cell office:value-type="float" office:value="4689440.00372962" calcext:value-type="float">
            <text:p>4689440.003729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5.00,4220.2943419,N,07105.1904453,W,5,18,0.8,23.215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5" calcext:value-type="float">
            <text:p>1707601955</text:p>
          </table:table-cell>
        </table:table-row>
        <table:table-row table:style-name="ro2">
          <table:table-cell office:value-type="float" office:value="1707595446.86238" calcext:value-type="float">
            <text:p>1707595446.86238</text:p>
          </table:table-cell>
          <table:table-cell office:value-type="float" office:value="45.6715724166667" calcext:value-type="float">
            <text:p>45.6715724166667</text:p>
          </table:table-cell>
          <table:table-cell office:value-type="float" office:value="-71.0865074916667" calcext:value-type="float">
            <text:p>-71.0865074916667</text:p>
          </table:table-cell>
          <table:table-cell office:value-type="float" office:value="0" calcext:value-type="float">
            <text:p>0</text:p>
          </table:table-cell>
          <table:table-cell office:value-type="float" office:value="337484.468425896" calcext:value-type="float">
            <text:p>337484.468425896</text:p>
          </table:table-cell>
          <table:table-cell office:value-type="float" office:value="5059675.24702479" calcext:value-type="float">
            <text:p>5059675.247024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6.00,4220.2943450,N,07105.1904495,W,5,18,0.8,23.210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6" calcext:value-type="float">
            <text:p>1707601956</text:p>
          </table:table-cell>
        </table:table-row>
        <table:table-row table:style-name="ro2">
          <table:table-cell office:value-type="float" office:value="1707595448.11878" calcext:value-type="float">
            <text:p>1707595448.11878</text:p>
          </table:table-cell>
          <table:table-cell office:value-type="float" office:value="42.3382391216667" calcext:value-type="float">
            <text:p>42.3382391216667</text:p>
          </table:table-cell>
          <table:table-cell office:value-type="float" office:value="-71.086507555" calcext:value-type="float">
            <text:p>-71.086507555</text:p>
          </table:table-cell>
          <table:table-cell office:value-type="float" office:value="0" calcext:value-type="float">
            <text:p>0</text:p>
          </table:table-cell>
          <table:table-cell office:value-type="float" office:value="328114.933802431" calcext:value-type="float">
            <text:p>328114.933802431</text:p>
          </table:table-cell>
          <table:table-cell office:value-type="float" office:value="4689440.01399296" calcext:value-type="float">
            <text:p>4689440.013992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7.00,4220.2943473,N,07105.1904533,W,5,18,0.8,23.207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7" calcext:value-type="float">
            <text:p>1707601957</text:p>
          </table:table-cell>
        </table:table-row>
        <table:table-row table:style-name="ro2">
          <table:table-cell office:value-type="float" office:value="1707595449.37524" calcext:value-type="float">
            <text:p>1707595449.37524</text:p>
          </table:table-cell>
          <table:table-cell office:value-type="float" office:value="42.338239145" calcext:value-type="float">
            <text:p>42.338239145</text:p>
          </table:table-cell>
          <table:table-cell office:value-type="float" office:value="-72.7531742833333" calcext:value-type="float">
            <text:p>-72.7531742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582895294" calcext:value-type="float">
            <text:p>685092.582895294</text:p>
          </table:table-cell>
          <table:table-cell office:value-type="float" office:value="4689776.55972782" calcext:value-type="float">
            <text:p>4689776.559727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8.00,4220.2943487,N,07105.1904570,W,5,18,0.8,23.209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8" calcext:value-type="float">
            <text:p>1707601958</text:p>
          </table:table-cell>
        </table:table-row>
        <table:table-row table:style-name="ro2">
          <table:table-cell office:value-type="float" office:value="1707595450.63167" calcext:value-type="float">
            <text:p>1707595450.63167</text:p>
          </table:table-cell>
          <table:table-cell office:value-type="float" office:value="42.3382391516667" calcext:value-type="float">
            <text:p>42.3382391516667</text:p>
          </table:table-cell>
          <table:table-cell office:value-type="float" office:value="-71.0865076616667" calcext:value-type="float">
            <text:p>-71.08650766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25096677" calcext:value-type="float">
            <text:p>328114.925096677</text:p>
          </table:table-cell>
          <table:table-cell office:value-type="float" office:value="4689440.01753986" calcext:value-type="float">
            <text:p>4689440.017539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39.00,4220.2943491,N,07105.1904597,W,5,18,0.8,23.211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59" calcext:value-type="float">
            <text:p>1707601959</text:p>
          </table:table-cell>
        </table:table-row>
        <table:table-row table:style-name="ro2">
          <table:table-cell office:value-type="float" office:value="1707595451.88644" calcext:value-type="float">
            <text:p>1707595451.88644</text:p>
          </table:table-cell>
          <table:table-cell office:value-type="float" office:value="42.338239195" calcext:value-type="float">
            <text:p>42.338239195</text:p>
          </table:table-cell>
          <table:table-cell office:value-type="float" office:value="-72.7531743833333" calcext:value-type="float">
            <text:p>-72.7531743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574510222" calcext:value-type="float">
            <text:p>685092.574510222</text:p>
          </table:table-cell>
          <table:table-cell office:value-type="float" office:value="4689776.5650623" calcext:value-type="float">
            <text:p>4689776.5650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0.00,4220.2943517,N,07105.1904630,W,5,18,0.8,23.211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0" calcext:value-type="float">
            <text:p>1707601960</text:p>
          </table:table-cell>
        </table:table-row>
        <table:table-row table:style-name="ro2">
          <table:table-cell office:value-type="float" office:value="1707595453.14268" calcext:value-type="float">
            <text:p>1707595453.14268</text:p>
          </table:table-cell>
          <table:table-cell office:value-type="float" office:value="42.3382391783333" calcext:value-type="float">
            <text:p>42.3382391783333</text:p>
          </table:table-cell>
          <table:table-cell office:value-type="float" office:value="-71.0865077483333" calcext:value-type="float">
            <text:p>-71.08650774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18029498" calcext:value-type="float">
            <text:p>328114.918029498</text:p>
          </table:table-cell>
          <table:table-cell office:value-type="float" office:value="4689440.02067618" calcext:value-type="float">
            <text:p>4689440.020676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1.00,4220.2943507,N,07105.1904649,W,5,18,0.8,23.212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1" calcext:value-type="float">
            <text:p>1707601961</text:p>
          </table:table-cell>
        </table:table-row>
        <table:table-row table:style-name="ro2">
          <table:table-cell office:value-type="float" office:value="1707595454.39721" calcext:value-type="float">
            <text:p>1707595454.39721</text:p>
          </table:table-cell>
          <table:table-cell office:value-type="float" office:value="42.3382392016667" calcext:value-type="float">
            <text:p>42.3382392016667</text:p>
          </table:table-cell>
          <table:table-cell office:value-type="float" office:value="-71.08650777" calcext:value-type="float">
            <text:p>-71.08650777</text:p>
          </table:table-cell>
          <table:table-cell office:value-type="float" office:value="0" calcext:value-type="float">
            <text:p>0</text:p>
          </table:table-cell>
          <table:table-cell office:value-type="float" office:value="328114.916308116" calcext:value-type="float">
            <text:p>328114.916308116</text:p>
          </table:table-cell>
          <table:table-cell office:value-type="float" office:value="4689440.02331097" calcext:value-type="float">
            <text:p>4689440.023310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2.00,4220.2943521,N,07105.1904662,W,5,18,0.8,23.212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2" calcext:value-type="float">
            <text:p>1707601962</text:p>
          </table:table-cell>
        </table:table-row>
        <table:table-row table:style-name="ro2">
          <table:table-cell office:value-type="float" office:value="1707595455.65285" calcext:value-type="float">
            <text:p>1707595455.65285</text:p>
          </table:table-cell>
          <table:table-cell office:value-type="float" office:value="45.6715725666667" calcext:value-type="float">
            <text:p>45.6715725666667</text:p>
          </table:table-cell>
          <table:table-cell office:value-type="float" office:value="-71.0865077716667" calcext:value-type="float">
            <text:p>-71.0865077716667</text:p>
          </table:table-cell>
          <table:table-cell office:value-type="float" office:value="0" calcext:value-type="float">
            <text:p>0</text:p>
          </table:table-cell>
          <table:table-cell office:value-type="float" office:value="337484.447051568" calcext:value-type="float">
            <text:p>337484.447051568</text:p>
          </table:table-cell>
          <table:table-cell office:value-type="float" office:value="5059675.26425799" calcext:value-type="float">
            <text:p>5059675.264257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3.00,4220.2943540,N,07105.1904663,W,5,18,0.8,23.209,M,-28.725,M,2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3" calcext:value-type="float">
            <text:p>1707601963</text:p>
          </table:table-cell>
        </table:table-row>
        <table:table-row table:style-name="ro2">
          <table:table-cell office:value-type="float" office:value="1707595456.90927" calcext:value-type="float">
            <text:p>1707595456.90927</text:p>
          </table:table-cell>
          <table:table-cell office:value-type="float" office:value="42.338239205" calcext:value-type="float">
            <text:p>42.338239205</text:p>
          </table:table-cell>
          <table:table-cell office:value-type="float" office:value="-71.08650773" calcext:value-type="float">
            <text:p>-71.08650773</text:p>
          </table:table-cell>
          <table:table-cell office:value-type="float" office:value="0" calcext:value-type="float">
            <text:p>0</text:p>
          </table:table-cell>
          <table:table-cell office:value-type="float" office:value="328114.919612509" calcext:value-type="float">
            <text:p>328114.919612509</text:p>
          </table:table-cell>
          <table:table-cell office:value-type="float" office:value="4689440.02360025" calcext:value-type="float">
            <text:p>4689440.023600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4.00,4220.2943523,N,07105.1904638,W,5,18,0.8,23.206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4" calcext:value-type="float">
            <text:p>1707601964</text:p>
          </table:table-cell>
        </table:table-row>
        <table:table-row table:style-name="ro2">
          <table:table-cell office:value-type="float" office:value="1707595458.16506" calcext:value-type="float">
            <text:p>1707595458.16506</text:p>
          </table:table-cell>
          <table:table-cell office:value-type="float" office:value="42.3382391816667" calcext:value-type="float">
            <text:p>42.3382391816667</text:p>
          </table:table-cell>
          <table:table-cell office:value-type="float" office:value="-71.086507705" calcext:value-type="float">
            <text:p>-71.086507705</text:p>
          </table:table-cell>
          <table:table-cell office:value-type="float" office:value="0" calcext:value-type="float">
            <text:p>0</text:p>
          </table:table-cell>
          <table:table-cell office:value-type="float" office:value="328114.921608501" calcext:value-type="float">
            <text:p>328114.921608501</text:p>
          </table:table-cell>
          <table:table-cell office:value-type="float" office:value="4689440.02095873" calcext:value-type="float">
            <text:p>4689440.020958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5.00,4220.2943509,N,07105.1904623,W,5,18,0.8,23.199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5" calcext:value-type="float">
            <text:p>1707601965</text:p>
          </table:table-cell>
        </table:table-row>
        <table:table-row table:style-name="ro2">
          <table:table-cell office:value-type="float" office:value="1707595459.4208" calcext:value-type="float">
            <text:p>1707595459.4208</text:p>
          </table:table-cell>
          <table:table-cell office:value-type="float" office:value="42.3382391466667" calcext:value-type="float">
            <text:p>42.3382391466667</text:p>
          </table:table-cell>
          <table:table-cell office:value-type="float" office:value="-71.08650767" calcext:value-type="float">
            <text:p>-71.08650767</text:p>
          </table:table-cell>
          <table:table-cell office:value-type="float" office:value="0" calcext:value-type="float">
            <text:p>0</text:p>
          </table:table-cell>
          <table:table-cell office:value-type="float" office:value="328114.924396532" calcext:value-type="float">
            <text:p>328114.924396532</text:p>
          </table:table-cell>
          <table:table-cell office:value-type="float" office:value="4689440.01700149" calcext:value-type="float">
            <text:p>4689440.017001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6.00,4220.2943488,N,07105.1904602,W,5,18,0.8,23.196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6" calcext:value-type="float">
            <text:p>1707601966</text:p>
          </table:table-cell>
        </table:table-row>
        <table:table-row table:style-name="ro2">
          <table:table-cell office:value-type="float" office:value="1707595460.67499" calcext:value-type="float">
            <text:p>1707595460.67499</text:p>
          </table:table-cell>
          <table:table-cell office:value-type="float" office:value="42.33823914" calcext:value-type="float">
            <text:p>42.33823914</text:p>
          </table:table-cell>
          <table:table-cell office:value-type="float" office:value="-71.0865076583333" calcext:value-type="float">
            <text:p>-71.08650765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25339501" calcext:value-type="float">
            <text:p>328114.925339501</text:p>
          </table:table-cell>
          <table:table-cell office:value-type="float" office:value="4689440.01623762" calcext:value-type="float">
            <text:p>4689440.01623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7.00,4220.2943484,N,07105.1904595,W,5,18,0.8,23.192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7" calcext:value-type="float">
            <text:p>1707601967</text:p>
          </table:table-cell>
        </table:table-row>
        <table:table-row table:style-name="ro2">
          <table:table-cell office:value-type="float" office:value="1707595461.93013" calcext:value-type="float">
            <text:p>1707595461.93013</text:p>
          </table:table-cell>
          <table:table-cell office:value-type="float" office:value="42.33823913" calcext:value-type="float">
            <text:p>42.33823913</text:p>
          </table:table-cell>
          <table:table-cell office:value-type="float" office:value="-71.0865076383333" calcext:value-type="float">
            <text:p>-71.08650763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26959908" calcext:value-type="float">
            <text:p>328114.926959908</text:p>
          </table:table-cell>
          <table:table-cell office:value-type="float" office:value="4689440.01508677" calcext:value-type="float">
            <text:p>4689440.015086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8.00,4220.2943478,N,07105.1904583,W,5,18,0.8,23.184,M,-28.725,M,2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8" calcext:value-type="float">
            <text:p>1707601968</text:p>
          </table:table-cell>
        </table:table-row>
        <table:table-row table:style-name="ro2">
          <table:table-cell office:value-type="float" office:value="1707595463.1852" calcext:value-type="float">
            <text:p>1707595463.1852</text:p>
          </table:table-cell>
          <table:table-cell office:value-type="float" office:value="42.3382390766667" calcext:value-type="float">
            <text:p>42.3382390766667</text:p>
          </table:table-cell>
          <table:table-cell office:value-type="float" office:value="-71.0865075883333" calcext:value-type="float">
            <text:p>-71.08650758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30933728" calcext:value-type="float">
            <text:p>328114.930933728</text:p>
          </table:table-cell>
          <table:table-cell office:value-type="float" office:value="4689440.00906344" calcext:value-type="float">
            <text:p>4689440.009063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49.00,4220.2943446,N,07105.1904553,W,5,18,0.8,23.180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69" calcext:value-type="float">
            <text:p>1707601969</text:p>
          </table:table-cell>
        </table:table-row>
        <table:table-row table:style-name="ro2">
          <table:table-cell office:value-type="float" office:value="1707595464.43866" calcext:value-type="float">
            <text:p>1707595464.43866</text:p>
          </table:table-cell>
          <table:table-cell office:value-type="float" office:value="42.3382390316667" calcext:value-type="float">
            <text:p>42.3382390316667</text:p>
          </table:table-cell>
          <table:table-cell office:value-type="float" office:value="-71.08650758" calcext:value-type="float">
            <text:p>-71.08650758</text:p>
          </table:table-cell>
          <table:table-cell office:value-type="float" office:value="0" calcext:value-type="float">
            <text:p>0</text:p>
          </table:table-cell>
          <table:table-cell office:value-type="float" office:value="328114.931497636" calcext:value-type="float">
            <text:p>328114.931497636</text:p>
          </table:table-cell>
          <table:table-cell office:value-type="float" office:value="4689440.00404968" calcext:value-type="float">
            <text:p>4689440.00404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0.00,4220.2943419,N,07105.1904548,W,5,18,0.8,23.176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0" calcext:value-type="float">
            <text:p>1707601970</text:p>
          </table:table-cell>
        </table:table-row>
        <table:table-row table:style-name="ro2">
          <table:table-cell office:value-type="float" office:value="1707595465.69219" calcext:value-type="float">
            <text:p>1707595465.69219</text:p>
          </table:table-cell>
          <table:table-cell office:value-type="float" office:value="45.67157235" calcext:value-type="float">
            <text:p>45.67157235</text:p>
          </table:table-cell>
          <table:table-cell office:value-type="float" office:value="-71.0865075816667" calcext:value-type="float">
            <text:p>-71.0865075816667</text:p>
          </table:table-cell>
          <table:table-cell office:value-type="float" office:value="0" calcext:value-type="float">
            <text:p>0</text:p>
          </table:table-cell>
          <table:table-cell office:value-type="float" office:value="337484.461222942" calcext:value-type="float">
            <text:p>337484.461222942</text:p>
          </table:table-cell>
          <table:table-cell office:value-type="float" office:value="5059675.23980089" calcext:value-type="float">
            <text:p>5059675.239800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1.00,4220.2943410,N,07105.1904549,W,5,18,0.8,23.177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1" calcext:value-type="float">
            <text:p>1707601971</text:p>
          </table:table-cell>
        </table:table-row>
        <table:table-row table:style-name="ro2">
          <table:table-cell office:value-type="float" office:value="1707595466.94759" calcext:value-type="float">
            <text:p>1707595466.94759</text:p>
          </table:table-cell>
          <table:table-cell office:value-type="float" office:value="42.33823897" calcext:value-type="float">
            <text:p>42.33823897</text:p>
          </table:table-cell>
          <table:table-cell office:value-type="float" office:value="-71.086507575" calcext:value-type="float">
            <text:p>-71.086507575</text:p>
          </table:table-cell>
          <table:table-cell office:value-type="float" office:value="0" calcext:value-type="float">
            <text:p>0</text:p>
          </table:table-cell>
          <table:table-cell office:value-type="float" office:value="328114.931741529" calcext:value-type="float">
            <text:p>328114.931741529</text:p>
          </table:table-cell>
          <table:table-cell office:value-type="float" office:value="4689439.99719196" calcext:value-type="float">
            <text:p>4689439.99719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2.00,4220.2943382,N,07105.1904545,W,5,18,0.8,23.181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2" calcext:value-type="float">
            <text:p>1707601972</text:p>
          </table:table-cell>
        </table:table-row>
        <table:table-row table:style-name="ro2">
          <table:table-cell office:value-type="float" office:value="1707595468.20236" calcext:value-type="float">
            <text:p>1707595468.20236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4916667" calcext:value-type="float">
            <text:p>-71.08650749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8425111" calcext:value-type="float">
            <text:p>328114.938425111</text:p>
          </table:table-cell>
          <table:table-cell office:value-type="float" office:value="4689439.98962068" calcext:value-type="float">
            <text:p>4689439.989620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3.00,4220.2943342,N,07105.1904495,W,5,18,0.8,23.183,M,-28.725,M,2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3" calcext:value-type="float">
            <text:p>1707601973</text:p>
          </table:table-cell>
        </table:table-row>
        <table:table-row table:style-name="ro2">
          <table:table-cell office:value-type="float" office:value="1707595469.45875" calcext:value-type="float">
            <text:p>1707595469.45875</text:p>
          </table:table-cell>
          <table:table-cell office:value-type="float" office:value="42.3382388383333" calcext:value-type="float">
            <text:p>42.3382388383333</text:p>
          </table:table-cell>
          <table:table-cell office:value-type="float" office:value="-72.7531741" calcext:value-type="float">
            <text:p>-72.7531741</text:p>
          </table:table-cell>
          <table:table-cell office:value-type="float" office:value="0" calcext:value-type="float">
            <text:p>0</text:p>
          </table:table-cell>
          <table:table-cell office:value-type="float" office:value="685092.598898805" calcext:value-type="float">
            <text:p>685092.598898805</text:p>
          </table:table-cell>
          <table:table-cell office:value-type="float" office:value="4689776.5260736" calcext:value-type="float">
            <text:p>4689776.52607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4.00,4220.2943303,N,07105.1904460,W,5,18,0.8,23.186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4" calcext:value-type="float">
            <text:p>1707601974</text:p>
          </table:table-cell>
        </table:table-row>
        <table:table-row table:style-name="ro2">
          <table:table-cell office:value-type="float" office:value="1707595470.7141" calcext:value-type="float">
            <text:p>1707595470.7141</text:p>
          </table:table-cell>
          <table:table-cell office:value-type="float" office:value="42.3382388233333" calcext:value-type="float">
            <text:p>42.3382388233333</text:p>
          </table:table-cell>
          <table:table-cell office:value-type="float" office:value="-71.0865074183333" calcext:value-type="float">
            <text:p>-71.08650741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44248534" calcext:value-type="float">
            <text:p>328114.944248534</text:p>
          </table:table-cell>
          <table:table-cell office:value-type="float" office:value="4689439.98058905" calcext:value-type="float">
            <text:p>4689439.980589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5.00,4220.2943294,N,07105.1904451,W,5,18,0.8,23.187,M,-28.725,M,1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5" calcext:value-type="float">
            <text:p>1707601975</text:p>
          </table:table-cell>
        </table:table-row>
        <table:table-row table:style-name="ro2">
          <table:table-cell office:value-type="float" office:value="1707595471.96835" calcext:value-type="float">
            <text:p>1707595471.96835</text:p>
          </table:table-cell>
          <table:table-cell office:value-type="float" office:value="45.6715721333333" calcext:value-type="float">
            <text:p>45.6715721333333</text:p>
          </table:table-cell>
          <table:table-cell office:value-type="float" office:value="-71.08650741" calcext:value-type="float">
            <text:p>-71.08650741</text:p>
          </table:table-cell>
          <table:table-cell office:value-type="float" office:value="0" calcext:value-type="float">
            <text:p>0</text:p>
          </table:table-cell>
          <table:table-cell office:value-type="float" office:value="337484.473966374" calcext:value-type="float">
            <text:p>337484.473966374</text:p>
          </table:table-cell>
          <table:table-cell office:value-type="float" office:value="5059675.21538102" calcext:value-type="float">
            <text:p>5059675.215381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6.00,4220.2943280,N,07105.1904446,W,5,17,0.8,23.186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6" calcext:value-type="float">
            <text:p>1707601976</text:p>
          </table:table-cell>
        </table:table-row>
        <table:table-row table:style-name="ro2">
          <table:table-cell office:value-type="float" office:value="1707595473.22385" calcext:value-type="float">
            <text:p>1707595473.22385</text:p>
          </table:table-cell>
          <table:table-cell office:value-type="float" office:value="45.6715721166667" calcext:value-type="float">
            <text:p>45.6715721166667</text:p>
          </table:table-cell>
          <table:table-cell office:value-type="float" office:value="-72.7531741" calcext:value-type="float">
            <text:p>-72.7531741</text:p>
          </table:table-cell>
          <table:table-cell office:value-type="float" office:value="0" calcext:value-type="float">
            <text:p>0</text:p>
          </table:table-cell>
          <table:table-cell office:value-type="float" office:value="675002.400918873" calcext:value-type="float">
            <text:p>675002.400918873</text:p>
          </table:table-cell>
          <table:table-cell office:value-type="float" office:value="5060013.1599218" calcext:value-type="float">
            <text:p>5060013.15992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7.00,4220.2943270,N,07105.1904460,W,5,18,0.8,23.185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7" calcext:value-type="float">
            <text:p>1707601977</text:p>
          </table:table-cell>
        </table:table-row>
        <table:table-row table:style-name="ro2">
          <table:table-cell office:value-type="float" office:value="1707595474.48048" calcext:value-type="float">
            <text:p>1707595474.48048</text:p>
          </table:table-cell>
          <table:table-cell office:value-type="float" office:value="42.33823878" calcext:value-type="float">
            <text:p>42.33823878</text:p>
          </table:table-cell>
          <table:table-cell office:value-type="float" office:value="-71.0865074816667" calcext:value-type="float">
            <text:p>-71.08650748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8912888" calcext:value-type="float">
            <text:p>328114.938912888</text:p>
          </table:table-cell>
          <table:table-cell office:value-type="float" office:value="4689439.97590524" calcext:value-type="float">
            <text:p>4689439.975905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8.00,4220.2943268,N,07105.1904489,W,5,18,0.8,23.184,M,-28.725,M,2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8" calcext:value-type="float">
            <text:p>1707601978</text:p>
          </table:table-cell>
        </table:table-row>
        <table:table-row table:style-name="ro2">
          <table:table-cell office:value-type="float" office:value="1707595475.73762" calcext:value-type="float">
            <text:p>1707595475.73762</text:p>
          </table:table-cell>
          <table:table-cell office:value-type="float" office:value="42.3382387683333" calcext:value-type="float">
            <text:p>42.3382387683333</text:p>
          </table:table-cell>
          <table:table-cell office:value-type="float" office:value="-72.7531741833333" calcext:value-type="float">
            <text:p>-72.7531741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592238909" calcext:value-type="float">
            <text:p>685092.592238909</text:p>
          </table:table-cell>
          <table:table-cell office:value-type="float" office:value="4689776.51811914" calcext:value-type="float">
            <text:p>4689776.518119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259.00,4220.2943261,N,07105.1904510,W,5,18,0.8,23.187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79" calcext:value-type="float">
            <text:p>1707601979</text:p>
          </table:table-cell>
        </table:table-row>
        <table:table-row table:style-name="ro2">
          <table:table-cell office:value-type="float" office:value="1707595476.99376" calcext:value-type="float">
            <text:p>1707595476.99376</text:p>
          </table:table-cell>
          <table:table-cell office:value-type="float" office:value="42.3382387716667" calcext:value-type="float">
            <text:p>42.3382387716667</text:p>
          </table:table-cell>
          <table:table-cell office:value-type="float" office:value="-71.0865075583333" calcext:value-type="float">
            <text:p>-71.08650755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32574171" calcext:value-type="float">
            <text:p>328114.932574171</text:p>
          </table:table-cell>
          <table:table-cell office:value-type="float" office:value="4689439.97513487" calcext:value-type="float">
            <text:p>4689439.975134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0.00,4220.2943263,N,07105.1904535,W,5,18,0.8,23.188,M,-28.725,M,2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0" calcext:value-type="float">
            <text:p>1707601980</text:p>
          </table:table-cell>
        </table:table-row>
        <table:table-row table:style-name="ro2">
          <table:table-cell office:value-type="float" office:value="1707595478.25232" calcext:value-type="float">
            <text:p>1707595478.25232</text:p>
          </table:table-cell>
          <table:table-cell office:value-type="float" office:value="42.3382387783333" calcext:value-type="float">
            <text:p>42.3382387783333</text:p>
          </table:table-cell>
          <table:table-cell office:value-type="float" office:value="-71.0865075816667" calcext:value-type="float">
            <text:p>-71.08650758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30670072" calcext:value-type="float">
            <text:p>328114.930670072</text:p>
          </table:table-cell>
          <table:table-cell office:value-type="float" office:value="4689439.97592232" calcext:value-type="float">
            <text:p>4689439.975922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1.00,4220.2943267,N,07105.1904549,W,5,18,0.8,23.189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1" calcext:value-type="float">
            <text:p>1707601981</text:p>
          </table:table-cell>
        </table:table-row>
        <table:table-row table:style-name="ro2">
          <table:table-cell office:value-type="float" office:value="1707595479.5104" calcext:value-type="float">
            <text:p>1707595479.5104</text:p>
          </table:table-cell>
          <table:table-cell office:value-type="float" office:value="42.3382387916667" calcext:value-type="float">
            <text:p>42.3382387916667</text:p>
          </table:table-cell>
          <table:table-cell office:value-type="float" office:value="-71.0865076216667" calcext:value-type="float">
            <text:p>-71.08650762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27411093" calcext:value-type="float">
            <text:p>328114.927411093</text:p>
          </table:table-cell>
          <table:table-cell office:value-type="float" office:value="4689439.97748374" calcext:value-type="float">
            <text:p>4689439.977483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2.00,4220.2943275,N,07105.1904573,W,5,18,0.8,23.189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2" calcext:value-type="float">
            <text:p>1707601982</text:p>
          </table:table-cell>
        </table:table-row>
        <table:table-row table:style-name="ro2">
          <table:table-cell office:value-type="float" office:value="1707595480.76673" calcext:value-type="float">
            <text:p>1707595480.76673</text:p>
          </table:table-cell>
          <table:table-cell office:value-type="float" office:value="42.3382387966667" calcext:value-type="float">
            <text:p>42.3382387966667</text:p>
          </table:table-cell>
          <table:table-cell office:value-type="float" office:value="-71.08650766" calcext:value-type="float">
            <text:p>-71.08650766</text:p>
          </table:table-cell>
          <table:table-cell office:value-type="float" office:value="0" calcext:value-type="float">
            <text:p>0</text:p>
          </table:table-cell>
          <table:table-cell office:value-type="float" office:value="328114.924266712" calcext:value-type="float">
            <text:p>328114.924266712</text:p>
          </table:table-cell>
          <table:table-cell office:value-type="float" office:value="4689439.97811644" calcext:value-type="float">
            <text:p>4689439.97811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3.00,4220.2943278,N,07105.1904596,W,5,18,0.8,23.187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3" calcext:value-type="float">
            <text:p>1707601983</text:p>
          </table:table-cell>
        </table:table-row>
        <table:table-row table:style-name="ro2">
          <table:table-cell office:value-type="float" office:value="1707595482.02324" calcext:value-type="float">
            <text:p>1707595482.02324</text:p>
          </table:table-cell>
          <table:table-cell office:value-type="float" office:value="42.33823879" calcext:value-type="float">
            <text:p>42.33823879</text:p>
          </table:table-cell>
          <table:table-cell office:value-type="float" office:value="-71.0865077316667" calcext:value-type="float">
            <text:p>-71.08650773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18344447" calcext:value-type="float">
            <text:p>328114.918344447</text:p>
          </table:table-cell>
          <table:table-cell office:value-type="float" office:value="4689439.97752103" calcext:value-type="float">
            <text:p>4689439.97752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4.00,4220.2943274,N,07105.1904639,W,5,18,0.8,23.184,M,-28.725,M,2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4" calcext:value-type="float">
            <text:p>1707601984</text:p>
          </table:table-cell>
        </table:table-row>
        <table:table-row table:style-name="ro2">
          <table:table-cell office:value-type="float" office:value="1707595483.28116" calcext:value-type="float">
            <text:p>1707595483.28116</text:p>
          </table:table-cell>
          <table:table-cell office:value-type="float" office:value="42.3382387983333" calcext:value-type="float">
            <text:p>42.3382387983333</text:p>
          </table:table-cell>
          <table:table-cell office:value-type="float" office:value="-71.0865077583333" calcext:value-type="float">
            <text:p>-71.08650775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1617028" calcext:value-type="float">
            <text:p>328114.91617028</text:p>
          </table:table-cell>
          <table:table-cell office:value-type="float" office:value="4689439.97850029" calcext:value-type="float">
            <text:p>4689439.978500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5.00,4220.2943279,N,07105.1904655,W,5,18,0.8,23.181,M,-28.725,M,1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5" calcext:value-type="float">
            <text:p>1707601985</text:p>
          </table:table-cell>
        </table:table-row>
        <table:table-row table:style-name="ro2">
          <table:table-cell office:value-type="float" office:value="1707595484.53472" calcext:value-type="float">
            <text:p>1707595484.53472</text:p>
          </table:table-cell>
          <table:table-cell office:value-type="float" office:value="45.6715721166667" calcext:value-type="float">
            <text:p>45.6715721166667</text:p>
          </table:table-cell>
          <table:table-cell office:value-type="float" office:value="-71.0865078266667" calcext:value-type="float">
            <text:p>-71.0865078266667</text:p>
          </table:table-cell>
          <table:table-cell office:value-type="float" office:value="0" calcext:value-type="float">
            <text:p>0</text:p>
          </table:table-cell>
          <table:table-cell office:value-type="float" office:value="337484.441464774" calcext:value-type="float">
            <text:p>337484.441464774</text:p>
          </table:table-cell>
          <table:table-cell office:value-type="float" office:value="5059675.21437517" calcext:value-type="float">
            <text:p>5059675.214375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6.00,4220.2943270,N,07105.1904696,W,5,18,0.8,23.182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6" calcext:value-type="float">
            <text:p>1707601986</text:p>
          </table:table-cell>
        </table:table-row>
        <table:table-row table:style-name="ro2">
          <table:table-cell office:value-type="float" office:value="1707595485.78832" calcext:value-type="float">
            <text:p>1707595485.78832</text:p>
          </table:table-cell>
          <table:table-cell office:value-type="float" office:value="42.3382387816667" calcext:value-type="float">
            <text:p>42.3382387816667</text:p>
          </table:table-cell>
          <table:table-cell office:value-type="float" office:value="-71.0865078633333" calcext:value-type="float">
            <text:p>-71.08650786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07474678" calcext:value-type="float">
            <text:p>328114.907474678</text:p>
          </table:table-cell>
          <table:table-cell office:value-type="float" office:value="4689439.97686184" calcext:value-type="float">
            <text:p>4689439.976861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7.00,4220.2943269,N,07105.1904718,W,5,18,0.8,23.179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7" calcext:value-type="float">
            <text:p>1707601987</text:p>
          </table:table-cell>
        </table:table-row>
        <table:table-row table:style-name="ro2">
          <table:table-cell office:value-type="float" office:value="1707595487.0412" calcext:value-type="float">
            <text:p>1707595487.0412</text:p>
          </table:table-cell>
          <table:table-cell office:value-type="float" office:value="42.3382387633333" calcext:value-type="float">
            <text:p>42.3382387633333</text:p>
          </table:table-cell>
          <table:table-cell office:value-type="float" office:value="-71.086507875" calcext:value-type="float">
            <text:p>-71.086507875</text:p>
          </table:table-cell>
          <table:table-cell office:value-type="float" office:value="0" calcext:value-type="float">
            <text:p>0</text:p>
          </table:table-cell>
          <table:table-cell office:value-type="float" office:value="328114.906463596" calcext:value-type="float">
            <text:p>328114.906463596</text:p>
          </table:table-cell>
          <table:table-cell office:value-type="float" office:value="4689439.97484965" calcext:value-type="float">
            <text:p>4689439.974849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8.00,4220.2943258,N,07105.1904725,W,5,18,0.8,23.172,M,-28.725,M,2.0,0061*5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8" calcext:value-type="float">
            <text:p>1707601988</text:p>
          </table:table-cell>
        </table:table-row>
        <table:table-row table:style-name="ro2">
          <table:table-cell office:value-type="float" office:value="1707595488.29552" calcext:value-type="float">
            <text:p>1707595488.29552</text:p>
          </table:table-cell>
          <table:table-cell office:value-type="float" office:value="42.33823877" calcext:value-type="float">
            <text:p>42.33823877</text:p>
          </table:table-cell>
          <table:table-cell office:value-type="float" office:value="-71.086507885" calcext:value-type="float">
            <text:p>-71.086507885</text:p>
          </table:table-cell>
          <table:table-cell office:value-type="float" office:value="0" calcext:value-type="float">
            <text:p>0</text:p>
          </table:table-cell>
          <table:table-cell office:value-type="float" office:value="328114.905657931" calcext:value-type="float">
            <text:p>328114.905657931</text:p>
          </table:table-cell>
          <table:table-cell office:value-type="float" office:value="4689439.97561014" calcext:value-type="float">
            <text:p>4689439.97561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09.00,4220.2943262,N,07105.1904731,W,5,18,0.8,23.170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89" calcext:value-type="float">
            <text:p>1707601989</text:p>
          </table:table-cell>
        </table:table-row>
        <table:table-row table:style-name="ro2">
          <table:table-cell office:value-type="float" office:value="1707595489.55036" calcext:value-type="float">
            <text:p>1707595489.55036</text:p>
          </table:table-cell>
          <table:table-cell office:value-type="float" office:value="42.3382387816667" calcext:value-type="float">
            <text:p>42.3382387816667</text:p>
          </table:table-cell>
          <table:table-cell office:value-type="float" office:value="-72.7531745666667" calcext:value-type="float">
            <text:p>-72.7531745666667</text:p>
          </table:table-cell>
          <table:table-cell office:value-type="float" office:value="0" calcext:value-type="float">
            <text:p>0</text:p>
          </table:table-cell>
          <table:table-cell office:value-type="float" office:value="685092.560619413" calcext:value-type="float">
            <text:p>685092.560619413</text:p>
          </table:table-cell>
          <table:table-cell office:value-type="float" office:value="4689776.51876522" calcext:value-type="float">
            <text:p>4689776.518765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0.00,4220.2943269,N,07105.1904740,W,5,18,0.8,23.170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0" calcext:value-type="float">
            <text:p>1707601990</text:p>
          </table:table-cell>
        </table:table-row>
        <table:table-row table:style-name="ro2">
          <table:table-cell office:value-type="float" office:value="1707595490.80642" calcext:value-type="float">
            <text:p>1707595490.80642</text:p>
          </table:table-cell>
          <table:table-cell office:value-type="float" office:value="42.338238765" calcext:value-type="float">
            <text:p>42.338238765</text:p>
          </table:table-cell>
          <table:table-cell office:value-type="float" office:value="-71.08650789" calcext:value-type="float">
            <text:p>-71.08650789</text:p>
          </table:table-cell>
          <table:table-cell office:value-type="float" office:value="0" calcext:value-type="float">
            <text:p>0</text:p>
          </table:table-cell>
          <table:table-cell office:value-type="float" office:value="328114.905232395" calcext:value-type="float">
            <text:p>328114.905232395</text:p>
          </table:table-cell>
          <table:table-cell office:value-type="float" office:value="4689439.97506504" calcext:value-type="float">
            <text:p>4689439.975065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1.00,4220.2943259,N,07105.1904734,W,5,18,0.8,23.170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1" calcext:value-type="float">
            <text:p>1707601991</text:p>
          </table:table-cell>
        </table:table-row>
        <table:table-row table:style-name="ro2">
          <table:table-cell office:value-type="float" office:value="1707595492.05964" calcext:value-type="float">
            <text:p>1707595492.05964</text:p>
          </table:table-cell>
          <table:table-cell office:value-type="float" office:value="42.33823874" calcext:value-type="float">
            <text:p>42.33823874</text:p>
          </table:table-cell>
          <table:table-cell office:value-type="float" office:value="-71.0865078783333" calcext:value-type="float">
            <text:p>-71.08650787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06125406" calcext:value-type="float">
            <text:p>328114.906125406</text:p>
          </table:table-cell>
          <table:table-cell office:value-type="float" office:value="4689439.9722654" calcext:value-type="float">
            <text:p>4689439.9722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2.00,4220.2943244,N,07105.1904727,W,5,18,0.8,23.174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2" calcext:value-type="float">
            <text:p>1707601992</text:p>
          </table:table-cell>
        </table:table-row>
        <table:table-row table:style-name="ro2">
          <table:table-cell office:value-type="float" office:value="1707595493.31376" calcext:value-type="float">
            <text:p>1707595493.31376</text:p>
          </table:table-cell>
          <table:table-cell office:value-type="float" office:value="42.3382387283333" calcext:value-type="float">
            <text:p>42.3382387283333</text:p>
          </table:table-cell>
          <table:table-cell office:value-type="float" office:value="-71.08650788" calcext:value-type="float">
            <text:p>-71.08650788</text:p>
          </table:table-cell>
          <table:table-cell office:value-type="float" office:value="0" calcext:value-type="float">
            <text:p>0</text:p>
          </table:table-cell>
          <table:table-cell office:value-type="float" office:value="328114.905956314" calcext:value-type="float">
            <text:p>328114.905956314</text:p>
          </table:table-cell>
          <table:table-cell office:value-type="float" office:value="4689439.97097327" calcext:value-type="float">
            <text:p>4689439.970973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3.00,4220.2943237,N,07105.1904728,W,5,18,0.8,23.179,M,-28.725,M,2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3" calcext:value-type="float">
            <text:p>1707601993</text:p>
          </table:table-cell>
        </table:table-row>
        <table:table-row table:style-name="ro2">
          <table:table-cell office:value-type="float" office:value="1707595494.56814" calcext:value-type="float">
            <text:p>1707595494.56814</text:p>
          </table:table-cell>
          <table:table-cell office:value-type="float" office:value="42.3382387183333" calcext:value-type="float">
            <text:p>42.3382387183333</text:p>
          </table:table-cell>
          <table:table-cell office:value-type="float" office:value="-71.0865079066667" calcext:value-type="float">
            <text:p>-71.08650790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03732194" calcext:value-type="float">
            <text:p>328114.903732194</text:p>
          </table:table-cell>
          <table:table-cell office:value-type="float" office:value="4689439.96991675" calcext:value-type="float">
            <text:p>4689439.96991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4.00,4220.2943231,N,07105.1904744,W,5,18,0.8,23.183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4" calcext:value-type="float">
            <text:p>1707601994</text:p>
          </table:table-cell>
        </table:table-row>
        <table:table-row table:style-name="ro2">
          <table:table-cell office:value-type="float" office:value="1707595495.82052" calcext:value-type="float">
            <text:p>1707595495.82052</text:p>
          </table:table-cell>
          <table:table-cell office:value-type="float" office:value="42.3382387133333" calcext:value-type="float">
            <text:p>42.3382387133333</text:p>
          </table:table-cell>
          <table:table-cell office:value-type="float" office:value="-71.0865079183333" calcext:value-type="float">
            <text:p>-71.08650791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902757439" calcext:value-type="float">
            <text:p>328114.902757439</text:p>
          </table:table-cell>
          <table:table-cell office:value-type="float" office:value="4689439.96938512" calcext:value-type="float">
            <text:p>4689439.969385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5.00,4220.2943228,N,07105.1904751,W,5,18,0.8,23.184,M,-28.725,M,2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5" calcext:value-type="float">
            <text:p>1707601995</text:p>
          </table:table-cell>
        </table:table-row>
        <table:table-row table:style-name="ro2">
          <table:table-cell office:value-type="float" office:value="1707595497.07366" calcext:value-type="float">
            <text:p>1707595497.07366</text:p>
          </table:table-cell>
          <table:table-cell office:value-type="float" office:value="42.3382387083333" calcext:value-type="float">
            <text:p>42.3382387083333</text:p>
          </table:table-cell>
          <table:table-cell office:value-type="float" office:value="-71.086507915" calcext:value-type="float">
            <text:p>-71.086507915</text:p>
          </table:table-cell>
          <table:table-cell office:value-type="float" office:value="0" calcext:value-type="float">
            <text:p>0</text:p>
          </table:table-cell>
          <table:table-cell office:value-type="float" office:value="328114.903018424" calcext:value-type="float">
            <text:p>328114.903018424</text:p>
          </table:table-cell>
          <table:table-cell office:value-type="float" office:value="4689439.96882318" calcext:value-type="float">
            <text:p>4689439.968823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6.00,4220.2943225,N,07105.1904749,W,5,18,0.8,23.184,M,-28.725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6" calcext:value-type="float">
            <text:p>1707601996</text:p>
          </table:table-cell>
        </table:table-row>
        <table:table-row table:style-name="ro2">
          <table:table-cell office:value-type="float" office:value="1707595498.32698" calcext:value-type="float">
            <text:p>1707595498.32698</text:p>
          </table:table-cell>
          <table:table-cell office:value-type="float" office:value="42.338238735" calcext:value-type="float">
            <text:p>42.338238735</text:p>
          </table:table-cell>
          <table:table-cell office:value-type="float" office:value="-71.0865079466667" calcext:value-type="float">
            <text:p>-71.08650794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900482295" calcext:value-type="float">
            <text:p>328114.900482295</text:p>
          </table:table-cell>
          <table:table-cell office:value-type="float" office:value="4689439.97184832" calcext:value-type="float">
            <text:p>4689439.971848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7.00,4220.2943241,N,07105.1904768,W,5,18,0.8,23.182,M,-28.725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7" calcext:value-type="float">
            <text:p>1707601997</text:p>
          </table:table-cell>
        </table:table-row>
        <table:table-row table:style-name="ro2">
          <table:table-cell office:value-type="float" office:value="1707595499.58123" calcext:value-type="float">
            <text:p>1707595499.58123</text:p>
          </table:table-cell>
          <table:table-cell office:value-type="float" office:value="42.3382387466667" calcext:value-type="float">
            <text:p>42.3382387466667</text:p>
          </table:table-cell>
          <table:table-cell office:value-type="float" office:value="-71.0865080016667" calcext:value-type="float">
            <text:p>-71.08650800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5983033" calcext:value-type="float">
            <text:p>328114.895983033</text:p>
          </table:table-cell>
          <table:table-cell office:value-type="float" office:value="4689439.97325499" calcext:value-type="float">
            <text:p>4689439.973254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8.00,4220.2943248,N,07105.1904801,W,5,18,0.8,23.178,M,-28.725,M,2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8" calcext:value-type="float">
            <text:p>1707601998</text:p>
          </table:table-cell>
        </table:table-row>
        <table:table-row table:style-name="ro2">
          <table:table-cell office:value-type="float" office:value="1707595500.83532" calcext:value-type="float">
            <text:p>1707595500.83532</text:p>
          </table:table-cell>
          <table:table-cell office:value-type="float" office:value="42.338238725" calcext:value-type="float">
            <text:p>42.338238725</text:p>
          </table:table-cell>
          <table:table-cell office:value-type="float" office:value="-71.0865080183333" calcext:value-type="float">
            <text:p>-71.08650801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4550952" calcext:value-type="float">
            <text:p>328114.894550952</text:p>
          </table:table-cell>
          <table:table-cell office:value-type="float" office:value="4689439.97088277" calcext:value-type="float">
            <text:p>4689439.970882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19.00,4220.2943235,N,07105.1904811,W,5,18,0.8,23.176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1999" calcext:value-type="float">
            <text:p>1707601999</text:p>
          </table:table-cell>
        </table:table-row>
        <table:table-row table:style-name="ro2">
          <table:table-cell office:value-type="float" office:value="1707595502.08894" calcext:value-type="float">
            <text:p>1707595502.08894</text:p>
          </table:table-cell>
          <table:table-cell office:value-type="float" office:value="42.338238705" calcext:value-type="float">
            <text:p>42.338238705</text:p>
          </table:table-cell>
          <table:table-cell office:value-type="float" office:value="-71.08650804" calcext:value-type="float">
            <text:p>-71.08650804</text:p>
          </table:table-cell>
          <table:table-cell office:value-type="float" office:value="0" calcext:value-type="float">
            <text:p>0</text:p>
          </table:table-cell>
          <table:table-cell office:value-type="float" office:value="328114.892711499" calcext:value-type="float">
            <text:p>328114.892711499</text:p>
          </table:table-cell>
          <table:table-cell office:value-type="float" office:value="4689439.96870572" calcext:value-type="float">
            <text:p>4689439.968705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0.00,4220.2943223,N,07105.1904824,W,5,18,0.8,23.169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0" calcext:value-type="float">
            <text:p>1707602000</text:p>
          </table:table-cell>
        </table:table-row>
        <table:table-row table:style-name="ro2">
          <table:table-cell office:value-type="float" office:value="1707595503.3422" calcext:value-type="float">
            <text:p>1707595503.3422</text:p>
          </table:table-cell>
          <table:table-cell office:value-type="float" office:value="42.3382386716667" calcext:value-type="float">
            <text:p>42.3382386716667</text:p>
          </table:table-cell>
          <table:table-cell office:value-type="float" office:value="-71.0865080433333" calcext:value-type="float">
            <text:p>-71.08650804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2346063" calcext:value-type="float">
            <text:p>328114.892346063</text:p>
          </table:table-cell>
          <table:table-cell office:value-type="float" office:value="4689439.96501104" calcext:value-type="float">
            <text:p>4689439.96501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1.00,4220.2943203,N,07105.1904826,W,5,18,0.8,23.170,M,-28.725,M,1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1" calcext:value-type="float">
            <text:p>1707602001</text:p>
          </table:table-cell>
        </table:table-row>
        <table:table-row table:style-name="ro2">
          <table:table-cell office:value-type="float" office:value="1707595504.59557" calcext:value-type="float">
            <text:p>1707595504.59557</text:p>
          </table:table-cell>
          <table:table-cell office:value-type="float" office:value="42.3382386533333" calcext:value-type="float">
            <text:p>42.3382386533333</text:p>
          </table:table-cell>
          <table:table-cell office:value-type="float" office:value="-71.086508055" calcext:value-type="float">
            <text:p>-71.086508055</text:p>
          </table:table-cell>
          <table:table-cell office:value-type="float" office:value="0" calcext:value-type="float">
            <text:p>0</text:p>
          </table:table-cell>
          <table:table-cell office:value-type="float" office:value="328114.891334981" calcext:value-type="float">
            <text:p>328114.891334981</text:p>
          </table:table-cell>
          <table:table-cell office:value-type="float" office:value="4689439.96299885" calcext:value-type="float">
            <text:p>4689439.962998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2.00,4220.2943192,N,07105.1904833,W,5,18,0.8,23.172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2" calcext:value-type="float">
            <text:p>1707602002</text:p>
          </table:table-cell>
        </table:table-row>
        <table:table-row table:style-name="ro2">
          <table:table-cell office:value-type="float" office:value="1707595505.84831" calcext:value-type="float">
            <text:p>1707595505.84831</text:p>
          </table:table-cell>
          <table:table-cell office:value-type="float" office:value="42.33823867" calcext:value-type="float">
            <text:p>42.33823867</text:p>
          </table:table-cell>
          <table:table-cell office:value-type="float" office:value="-72.75317475" calcext:value-type="float">
            <text:p>-72.75317475</text:p>
          </table:table-cell>
          <table:table-cell office:value-type="float" office:value="0" calcext:value-type="float">
            <text:p>0</text:p>
          </table:table-cell>
          <table:table-cell office:value-type="float" office:value="685092.545843422" calcext:value-type="float">
            <text:p>685092.545843422</text:p>
          </table:table-cell>
          <table:table-cell office:value-type="float" office:value="4689776.50596625" calcext:value-type="float">
            <text:p>4689776.50596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3.00,4220.2943202,N,07105.1904850,W,5,18,0.8,23.171,M,-28.725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3" calcext:value-type="float">
            <text:p>1707602003</text:p>
          </table:table-cell>
        </table:table-row>
        <table:table-row table:style-name="ro2">
          <table:table-cell office:value-type="float" office:value="1707595507.10134" calcext:value-type="float">
            <text:p>1707595507.10134</text:p>
          </table:table-cell>
          <table:table-cell office:value-type="float" office:value="42.3382386983333" calcext:value-type="float">
            <text:p>42.3382386983333</text:p>
          </table:table-cell>
          <table:table-cell office:value-type="float" office:value="-71.0865081016667" calcext:value-type="float">
            <text:p>-71.08650810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87613064" calcext:value-type="float">
            <text:p>328114.887613064</text:p>
          </table:table-cell>
          <table:table-cell office:value-type="float" office:value="4689439.96809009" calcext:value-type="float">
            <text:p>4689439.96809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4.00,4220.2943219,N,07105.1904861,W,5,18,0.8,23.174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4" calcext:value-type="float">
            <text:p>1707602004</text:p>
          </table:table-cell>
        </table:table-row>
        <table:table-row table:style-name="ro2">
          <table:table-cell office:value-type="float" office:value="1707595508.35444" calcext:value-type="float">
            <text:p>1707595508.35444</text:p>
          </table:table-cell>
          <table:table-cell office:value-type="float" office:value="42.3382386966667" calcext:value-type="float">
            <text:p>42.3382386966667</text:p>
          </table:table-cell>
          <table:table-cell office:value-type="float" office:value="-71.0865081116667" calcext:value-type="float">
            <text:p>-71.08650811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86784695" calcext:value-type="float">
            <text:p>328114.886784695</text:p>
          </table:table-cell>
          <table:table-cell office:value-type="float" office:value="4689439.96792524" calcext:value-type="float">
            <text:p>4689439.967925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5.00,4220.2943218,N,07105.1904867,W,5,18,0.8,23.179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5" calcext:value-type="float">
            <text:p>1707602005</text:p>
          </table:table-cell>
        </table:table-row>
        <table:table-row table:style-name="ro2">
          <table:table-cell office:value-type="float" office:value="1707595509.60865" calcext:value-type="float">
            <text:p>1707595509.60865</text:p>
          </table:table-cell>
          <table:table-cell office:value-type="float" office:value="42.33823874" calcext:value-type="float">
            <text:p>42.33823874</text:p>
          </table:table-cell>
          <table:table-cell office:value-type="float" office:value="-71.08650817" calcext:value-type="float">
            <text:p>-71.08650817</text:p>
          </table:table-cell>
          <table:table-cell office:value-type="float" office:value="0" calcext:value-type="float">
            <text:p>0</text:p>
          </table:table-cell>
          <table:table-cell office:value-type="float" office:value="328114.882097105" calcext:value-type="float">
            <text:p>328114.882097105</text:p>
          </table:table-cell>
          <table:table-cell office:value-type="float" office:value="4689439.97285499" calcext:value-type="float">
            <text:p>4689439.972854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6.00,4220.2943244,N,07105.1904902,W,5,18,0.8,23.180,M,-28.725,M,2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6" calcext:value-type="float">
            <text:p>1707602006</text:p>
          </table:table-cell>
        </table:table-row>
        <table:table-row table:style-name="ro2">
          <table:table-cell office:value-type="float" office:value="1707595510.86424" calcext:value-type="float">
            <text:p>1707595510.86424</text:p>
          </table:table-cell>
          <table:table-cell office:value-type="float" office:value="42.3382387616667" calcext:value-type="float">
            <text:p>42.3382387616667</text:p>
          </table:table-cell>
          <table:table-cell office:value-type="float" office:value="-71.086508205" calcext:value-type="float">
            <text:p>-71.086508205</text:p>
          </table:table-cell>
          <table:table-cell office:value-type="float" office:value="0" calcext:value-type="float">
            <text:p>0</text:p>
          </table:table-cell>
          <table:table-cell office:value-type="float" office:value="328114.879272743" calcext:value-type="float">
            <text:p>328114.879272743</text:p>
          </table:table-cell>
          <table:table-cell office:value-type="float" office:value="4689439.97533166" calcext:value-type="float">
            <text:p>4689439.97533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7.00,4220.2943257,N,07105.1904923,W,5,18,0.8,23.179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7" calcext:value-type="float">
            <text:p>1707602007</text:p>
          </table:table-cell>
        </table:table-row>
        <table:table-row table:style-name="ro2">
          <table:table-cell office:value-type="float" office:value="1707595512.11886" calcext:value-type="float">
            <text:p>1707595512.11886</text:p>
          </table:table-cell>
          <table:table-cell office:value-type="float" office:value="42.3382387616667" calcext:value-type="float">
            <text:p>42.3382387616667</text:p>
          </table:table-cell>
          <table:table-cell office:value-type="float" office:value="-71.0865082366667" calcext:value-type="float">
            <text:p>-71.08650823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76663957" calcext:value-type="float">
            <text:p>328114.876663957</text:p>
          </table:table-cell>
          <table:table-cell office:value-type="float" office:value="4689439.97539568" calcext:value-type="float">
            <text:p>4689439.975395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8.00,4220.2943257,N,07105.1904942,W,5,18,0.8,23.175,M,-28.725,M,2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8" calcext:value-type="float">
            <text:p>1707602008</text:p>
          </table:table-cell>
        </table:table-row>
        <table:table-row table:style-name="ro2">
          <table:table-cell office:value-type="float" office:value="1707595513.37442" calcext:value-type="float">
            <text:p>1707595513.37442</text:p>
          </table:table-cell>
          <table:table-cell office:value-type="float" office:value="42.3382387483333" calcext:value-type="float">
            <text:p>42.3382387483333</text:p>
          </table:table-cell>
          <table:table-cell office:value-type="float" office:value="-71.0865082616667" calcext:value-type="float">
            <text:p>-71.08650826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74568057" calcext:value-type="float">
            <text:p>328114.874568057</text:p>
          </table:table-cell>
          <table:table-cell office:value-type="float" office:value="4689439.97396565" calcext:value-type="float">
            <text:p>4689439.973965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29.00,4220.2943249,N,07105.1904957,W,5,18,0.8,23.175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09" calcext:value-type="float">
            <text:p>1707602009</text:p>
          </table:table-cell>
        </table:table-row>
        <table:table-row table:style-name="ro2">
          <table:table-cell office:value-type="float" office:value="1707595514.629" calcext:value-type="float">
            <text:p>1707595514.629</text:p>
          </table:table-cell>
          <table:table-cell office:value-type="float" office:value="42.3382387616667" calcext:value-type="float">
            <text:p>42.3382387616667</text:p>
          </table:table-cell>
          <table:table-cell office:value-type="float" office:value="-71.0865083016667" calcext:value-type="float">
            <text:p>-71.086508301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71309078" calcext:value-type="float">
            <text:p>328114.871309078</text:p>
          </table:table-cell>
          <table:table-cell office:value-type="float" office:value="4689439.97552707" calcext:value-type="float">
            <text:p>4689439.975527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0.00,4220.2943257,N,07105.1904981,W,5,18,0.8,23.174,M,-28.725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10" calcext:value-type="float">
            <text:p>1707602010</text:p>
          </table:table-cell>
        </table:table-row>
        <table:table-row table:style-name="ro2">
          <table:table-cell office:value-type="float" office:value="1707595515.88472" calcext:value-type="float">
            <text:p>1707595515.88472</text:p>
          </table:table-cell>
          <table:table-cell office:value-type="float" office:value="42.3382387716667" calcext:value-type="float">
            <text:p>42.3382387716667</text:p>
          </table:table-cell>
          <table:table-cell office:value-type="float" office:value="-72.7531749833333" calcext:value-type="float">
            <text:p>-72.7531749833333</text:p>
          </table:table-cell>
          <table:table-cell office:value-type="float" office:value="0" calcext:value-type="float">
            <text:p>0</text:p>
          </table:table-cell>
          <table:table-cell office:value-type="float" office:value="685092.526322267" calcext:value-type="float">
            <text:p>685092.526322267</text:p>
          </table:table-cell>
          <table:table-cell office:value-type="float" office:value="4689776.51674771" calcext:value-type="float">
            <text:p>4689776.516747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1.00,4220.2943263,N,07105.1904990,W,5,18,0.8,23.175,M,-28.725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11" calcext:value-type="float">
            <text:p>1707602011</text:p>
          </table:table-cell>
        </table:table-row>
        <table:table-row table:style-name="ro2">
          <table:table-cell office:value-type="float" office:value="1707595517.13839" calcext:value-type="float">
            <text:p>1707595517.13839</text:p>
          </table:table-cell>
          <table:table-cell office:value-type="float" office:value="42.3382387716667" calcext:value-type="float">
            <text:p>42.3382387716667</text:p>
          </table:table-cell>
          <table:table-cell office:value-type="float" office:value="-71.08650832" calcext:value-type="float">
            <text:p>-71.08650832</text:p>
          </table:table-cell>
          <table:table-cell office:value-type="float" office:value="0" calcext:value-type="float">
            <text:p>0</text:p>
          </table:table-cell>
          <table:table-cell office:value-type="float" office:value="328114.869825975" calcext:value-type="float">
            <text:p>328114.869825975</text:p>
          </table:table-cell>
          <table:table-cell office:value-type="float" office:value="4689439.97667456" calcext:value-type="float">
            <text:p>4689439.976674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2.00,4220.2943263,N,07105.1904992,W,5,18,0.8,23.176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012" calcext:value-type="float">
            <text:p>1707602012</text:p>
          </table:table-cell>
        </table:table-row>
        <table:table-row table:style-name="ro2">
          <table:table-cell office:value-type="float" office:value="1707595518.39335" calcext:value-type="float">
            <text:p>1707595518.39335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81828" calcext:value-type="float">
            <text:p>328114.896981828</text:p>
          </table:table-cell>
          <table:table-cell office:value-type="float" office:value="4689439.99156351" calcext:value-type="float">
            <text:p>4689439.991563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3.00,4220.2943347,N,07105.1904797,W,4,18,0.8,23.220,M,-28.725,M,2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3" calcext:value-type="float">
            <text:p>1707602013</text:p>
          </table:table-cell>
        </table:table-row>
        <table:table-row table:style-name="ro2">
          <table:table-cell office:value-type="float" office:value="1707595519.64845" calcext:value-type="float">
            <text:p>1707595519.64845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4.00,4220.2943347,N,07105.1904796,W,4,18,0.8,23.220,M,-28.725,M,1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4" calcext:value-type="float">
            <text:p>1707602014</text:p>
          </table:table-cell>
        </table:table-row>
        <table:table-row table:style-name="ro2">
          <table:table-cell office:value-type="float" office:value="1707595520.90288" calcext:value-type="float">
            <text:p>1707595520.90288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5.00,4220.2943347,N,07105.1904796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5" calcext:value-type="float">
            <text:p>1707602015</text:p>
          </table:table-cell>
        </table:table-row>
        <table:table-row table:style-name="ro2">
          <table:table-cell office:value-type="float" office:value="1707595522.15862" calcext:value-type="float">
            <text:p>1707595522.15862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6.00,4220.2943347,N,07105.1904796,W,4,18,0.8,23.220,M,-28.725,M,1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6" calcext:value-type="float">
            <text:p>1707602016</text:p>
          </table:table-cell>
        </table:table-row>
        <table:table-row table:style-name="ro2">
          <table:table-cell office:value-type="float" office:value="1707595523.41389" calcext:value-type="float">
            <text:p>1707595523.41389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7.00,4220.2943347,N,07105.1904796,W,4,18,0.8,23.220,M,-28.725,M,1.0,0061*50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7" calcext:value-type="float">
            <text:p>1707602017</text:p>
          </table:table-cell>
        </table:table-row>
        <table:table-row table:style-name="ro2">
          <table:table-cell office:value-type="float" office:value="1707595524.67054" calcext:value-type="float">
            <text:p>1707595524.67054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8.00,4220.2943347,N,07105.1904796,W,4,18,0.8,23.220,M,-28.725,M,2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8" calcext:value-type="float">
            <text:p>1707602018</text:p>
          </table:table-cell>
        </table:table-row>
        <table:table-row table:style-name="ro2">
          <table:table-cell office:value-type="float" office:value="1707595525.92664" calcext:value-type="float">
            <text:p>1707595525.92664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39.00,4220.2943347,N,07105.1904796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19" calcext:value-type="float">
            <text:p>1707602019</text:p>
          </table:table-cell>
        </table:table-row>
        <table:table-row table:style-name="ro2">
          <table:table-cell office:value-type="float" office:value="1707595527.18049" calcext:value-type="float">
            <text:p>1707595527.18049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0.00,4220.2943347,N,07105.1904796,W,4,18,0.8,23.220,M,-28.725,M,2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0" calcext:value-type="float">
            <text:p>1707602020</text:p>
          </table:table-cell>
        </table:table-row>
        <table:table-row table:style-name="ro2">
          <table:table-cell office:value-type="float" office:value="1707595528.43583" calcext:value-type="float">
            <text:p>1707595528.43583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1.00,4220.2943347,N,07105.1904796,W,4,18,0.8,23.220,M,-28.725,M,1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1" calcext:value-type="float">
            <text:p>1707602021</text:p>
          </table:table-cell>
        </table:table-row>
        <table:table-row table:style-name="ro2">
          <table:table-cell office:value-type="float" office:value="1707595529.6912" calcext:value-type="float">
            <text:p>1707595529.6912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33333" calcext:value-type="float">
            <text:p>-71.086507993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7119134" calcext:value-type="float">
            <text:p>328114.897119134</text:p>
          </table:table-cell>
          <table:table-cell office:value-type="float" office:value="4689439.99156014" calcext:value-type="float">
            <text:p>4689439.99156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2.00,4220.2943347,N,07105.1904796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2" calcext:value-type="float">
            <text:p>1707602022</text:p>
          </table:table-cell>
        </table:table-row>
        <table:table-row table:style-name="ro2">
          <table:table-cell office:value-type="float" office:value="1707595530.94663" calcext:value-type="float">
            <text:p>1707595530.94663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81828" calcext:value-type="float">
            <text:p>328114.896981828</text:p>
          </table:table-cell>
          <table:table-cell office:value-type="float" office:value="4689439.99156351" calcext:value-type="float">
            <text:p>4689439.991563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3.00,4220.2943347,N,07105.1904797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3" calcext:value-type="float">
            <text:p>1707602023</text:p>
          </table:table-cell>
        </table:table-row>
        <table:table-row table:style-name="ro2">
          <table:table-cell office:value-type="float" office:value="1707595532.20056" calcext:value-type="float">
            <text:p>1707595532.20056</text:p>
          </table:table-cell>
          <table:table-cell office:value-type="float" office:value="42.3382389116667" calcext:value-type="float">
            <text:p>42.3382389116667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81828" calcext:value-type="float">
            <text:p>328114.896981828</text:p>
          </table:table-cell>
          <table:table-cell office:value-type="float" office:value="4689439.99156351" calcext:value-type="float">
            <text:p>4689439.991563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4.00,4220.2943347,N,07105.1904797,W,4,18,0.8,23.220,M,-28.725,M,1.0,0061*55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4" calcext:value-type="float">
            <text:p>1707602024</text:p>
          </table:table-cell>
        </table:table-row>
        <table:table-row table:style-name="ro2">
          <table:table-cell office:value-type="float" office:value="1707595533.45588" calcext:value-type="float">
            <text:p>1707595533.45588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5.00,4220.2943346,N,07105.1904797,W,4,18,0.8,23.220,M,-28.725,M,2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5" calcext:value-type="float">
            <text:p>1707602025</text:p>
          </table:table-cell>
        </table:table-row>
        <table:table-row table:style-name="ro2">
          <table:table-cell office:value-type="float" office:value="1707595534.71069" calcext:value-type="float">
            <text:p>1707595534.71069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6.00,4220.2943346,N,07105.1904797,W,4,18,0.8,23.220,M,-28.725,M,1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6" calcext:value-type="float">
            <text:p>1707602026</text:p>
          </table:table-cell>
        </table:table-row>
        <table:table-row table:style-name="ro2">
          <table:table-cell office:value-type="float" office:value="1707595535.96593" calcext:value-type="float">
            <text:p>1707595535.96593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7.00,4220.2943346,N,07105.1904797,W,4,18,0.8,23.220,M,-28.725,M,1.0,0061*57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7" calcext:value-type="float">
            <text:p>1707602027</text:p>
          </table:table-cell>
        </table:table-row>
        <table:table-row table:style-name="ro2">
          <table:table-cell office:value-type="float" office:value="1707595537.21952" calcext:value-type="float">
            <text:p>1707595537.21952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8.00,4220.2943346,N,07105.1904797,W,4,18,0.8,23.220,M,-28.725,M,2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8" calcext:value-type="float">
            <text:p>1707602028</text:p>
          </table:table-cell>
        </table:table-row>
        <table:table-row table:style-name="ro2">
          <table:table-cell office:value-type="float" office:value="1707595538.47498" calcext:value-type="float">
            <text:p>1707595538.47498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49.00,4220.2943346,N,07105.1904797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29" calcext:value-type="float">
            <text:p>1707602029</text:p>
          </table:table-cell>
        </table:table-row>
        <table:table-row table:style-name="ro2">
          <table:table-cell office:value-type="float" office:value="1707595539.73115" calcext:value-type="float">
            <text:p>1707595539.73115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0.00,4220.2943346,N,07105.1904797,W,4,18,0.8,23.220,M,-28.725,M,1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0" calcext:value-type="float">
            <text:p>1707602030</text:p>
          </table:table-cell>
        </table:table-row>
        <table:table-row table:style-name="ro2">
          <table:table-cell office:value-type="float" office:value="1707595540.98682" calcext:value-type="float">
            <text:p>1707595540.98682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1.00,4220.2943346,N,07105.1904797,W,4,18,0.8,23.220,M,-28.725,M,1.0,0061*50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1" calcext:value-type="float">
            <text:p>1707602031</text:p>
          </table:table-cell>
        </table:table-row>
        <table:table-row table:style-name="ro2">
          <table:table-cell office:value-type="float" office:value="1707595542.243" calcext:value-type="float">
            <text:p>1707595542.243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2.00,4220.2943346,N,07105.1904797,W,4,18,0.8,23.220,M,-28.725,M,1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2" calcext:value-type="float">
            <text:p>1707602032</text:p>
          </table:table-cell>
        </table:table-row>
        <table:table-row table:style-name="ro2">
          <table:table-cell office:value-type="float" office:value="1707595543.49853" calcext:value-type="float">
            <text:p>1707595543.49853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3.00,4220.2943346,N,07105.1904797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3" calcext:value-type="float">
            <text:p>1707602033</text:p>
          </table:table-cell>
        </table:table-row>
        <table:table-row table:style-name="ro2">
          <table:table-cell office:value-type="float" office:value="1707595544.75336" calcext:value-type="float">
            <text:p>1707595544.75336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4.00,4220.2943346,N,07105.1904797,W,4,18,0.8,23.220,M,-28.725,M,1.0,0061*55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4" calcext:value-type="float">
            <text:p>1707602034</text:p>
          </table:table-cell>
        </table:table-row>
        <table:table-row table:style-name="ro2">
          <table:table-cell office:value-type="float" office:value="1707595546.00978" calcext:value-type="float">
            <text:p>1707595546.00978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5.00,4220.2943346,N,07105.1904797,W,4,18,0.8,23.220,M,-28.725,M,1.0,0061*54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5" calcext:value-type="float">
            <text:p>1707602035</text:p>
          </table:table-cell>
        </table:table-row>
        <table:table-row table:style-name="ro2">
          <table:table-cell office:value-type="float" office:value="1707595547.26528" calcext:value-type="float">
            <text:p>1707595547.26528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6.00,4220.2943346,N,07105.1904797,W,4,18,0.8,23.220,M,-28.725,M,1.0,0061*57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6" calcext:value-type="float">
            <text:p>1707602036</text:p>
          </table:table-cell>
        </table:table-row>
        <table:table-row table:style-name="ro2">
          <table:table-cell office:value-type="float" office:value="1707595548.51996" calcext:value-type="float">
            <text:p>1707595548.51996</text:p>
          </table:table-cell>
          <table:table-cell office:value-type="float" office:value="42.33823891" calcext:value-type="float">
            <text:p>42.33823891</text:p>
          </table:table-cell>
          <table:table-cell office:value-type="float" office:value="-71.086507995" calcext:value-type="float">
            <text:p>-71.086507995</text:p>
          </table:table-cell>
          <table:table-cell office:value-type="float" office:value="0" calcext:value-type="float">
            <text:p>0</text:p>
          </table:table-cell>
          <table:table-cell office:value-type="float" office:value="328114.896977287" calcext:value-type="float">
            <text:p>328114.896977287</text:p>
          </table:table-cell>
          <table:table-cell office:value-type="float" office:value="4689439.99137844" calcext:value-type="float">
            <text:p>4689439.991378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7.00,4220.2943346,N,07105.1904797,W,4,18,0.8,23.220,M,-28.725,M,1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7" calcext:value-type="float">
            <text:p>1707602037</text:p>
          </table:table-cell>
        </table:table-row>
        <table:table-row table:style-name="ro2">
          <table:table-cell office:value-type="float" office:value="1707595549.77543" calcext:value-type="float">
            <text:p>1707595549.77543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8.00,4220.2943345,N,07105.1904798,W,4,18,0.8,23.220,M,-28.725,M,1.0,0061*55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8" calcext:value-type="float">
            <text:p>1707602038</text:p>
          </table:table-cell>
        </table:table-row>
        <table:table-row table:style-name="ro2">
          <table:table-cell office:value-type="float" office:value="1707595551.03173" calcext:value-type="float">
            <text:p>1707595551.03173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359.00,4220.2943345,N,07105.1904798,W,4,18,0.8,23.220,M,-28.725,M,1.0,0061*54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39" calcext:value-type="float">
            <text:p>1707602039</text:p>
          </table:table-cell>
        </table:table-row>
        <table:table-row table:style-name="ro2">
          <table:table-cell office:value-type="float" office:value="1707595552.28805" calcext:value-type="float">
            <text:p>1707595552.28805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0.00,4220.2943345,N,07105.1904798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0" calcext:value-type="float">
            <text:p>1707602040</text:p>
          </table:table-cell>
        </table:table-row>
        <table:table-row table:style-name="ro2">
          <table:table-cell office:value-type="float" office:value="1707595553.5435" calcext:value-type="float">
            <text:p>1707595553.5435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1.00,4220.2943345,N,07105.1904798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1" calcext:value-type="float">
            <text:p>1707602041</text:p>
          </table:table-cell>
        </table:table-row>
        <table:table-row table:style-name="ro2">
          <table:table-cell office:value-type="float" office:value="1707595554.79715" calcext:value-type="float">
            <text:p>1707595554.79715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2.00,4220.2943345,N,07105.1904798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2" calcext:value-type="float">
            <text:p>1707602042</text:p>
          </table:table-cell>
        </table:table-row>
        <table:table-row table:style-name="ro2">
          <table:table-cell office:value-type="float" office:value="1707595556.052" calcext:value-type="float">
            <text:p>1707595556.052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3.00,4220.2943345,N,07105.1904798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3" calcext:value-type="float">
            <text:p>1707602043</text:p>
          </table:table-cell>
        </table:table-row>
        <table:table-row table:style-name="ro2">
          <table:table-cell office:value-type="float" office:value="1707595557.30845" calcext:value-type="float">
            <text:p>1707595557.30845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4.00,4220.2943345,N,07105.1904798,W,4,18,0.8,23.220,M,-28.725,M,2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4" calcext:value-type="float">
            <text:p>1707602044</text:p>
          </table:table-cell>
        </table:table-row>
        <table:table-row table:style-name="ro2">
          <table:table-cell office:value-type="float" office:value="1707595558.56192" calcext:value-type="float">
            <text:p>1707595558.56192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5.00,4220.2943345,N,07105.1904798,W,4,18,0.8,23.220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5" calcext:value-type="float">
            <text:p>1707602045</text:p>
          </table:table-cell>
        </table:table-row>
        <table:table-row table:style-name="ro2">
          <table:table-cell office:value-type="float" office:value="1707595559.81777" calcext:value-type="float">
            <text:p>1707595559.81777</text:p>
          </table:table-cell>
          <table:table-cell office:value-type="float" office:value="42.3382389083333" calcext:value-type="float">
            <text:p>42.338238908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5441" calcext:value-type="float">
            <text:p>328114.896835441</text:p>
          </table:table-cell>
          <table:table-cell office:value-type="float" office:value="4689439.99119674" calcext:value-type="float">
            <text:p>4689439.99119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6.00,4220.2943345,N,07105.1904798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6" calcext:value-type="float">
            <text:p>1707602046</text:p>
          </table:table-cell>
        </table:table-row>
        <table:table-row table:style-name="ro2">
          <table:table-cell office:value-type="float" office:value="1707595561.07234" calcext:value-type="float">
            <text:p>1707595561.07234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7.00,4220.2943344,N,07105.1904798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7" calcext:value-type="float">
            <text:p>1707602047</text:p>
          </table:table-cell>
        </table:table-row>
        <table:table-row table:style-name="ro2">
          <table:table-cell office:value-type="float" office:value="1707595562.32943" calcext:value-type="float">
            <text:p>1707595562.32943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8.00,4220.2943344,N,07105.1904798,W,4,18,0.8,23.220,M,-28.725,M,1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8" calcext:value-type="float">
            <text:p>1707602048</text:p>
          </table:table-cell>
        </table:table-row>
        <table:table-row table:style-name="ro2">
          <table:table-cell office:value-type="float" office:value="1707595563.58575" calcext:value-type="float">
            <text:p>1707595563.58575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09.00,4220.2943344,N,07105.1904798,W,4,18,0.8,23.220,M,-28.725,M,2.0,0061*54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49" calcext:value-type="float">
            <text:p>1707602049</text:p>
          </table:table-cell>
        </table:table-row>
        <table:table-row table:style-name="ro2">
          <table:table-cell office:value-type="float" office:value="1707595564.84026" calcext:value-type="float">
            <text:p>1707595564.84026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0.00,4220.2943344,N,07105.1904798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0" calcext:value-type="float">
            <text:p>1707602050</text:p>
          </table:table-cell>
        </table:table-row>
        <table:table-row table:style-name="ro2">
          <table:table-cell office:value-type="float" office:value="1707595566.09712" calcext:value-type="float">
            <text:p>1707595566.09712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1.00,4220.2943344,N,07105.1904798,W,4,18,0.8,23.220,M,-28.725,M,2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1" calcext:value-type="float">
            <text:p>1707602051</text:p>
          </table:table-cell>
        </table:table-row>
        <table:table-row table:style-name="ro2">
          <table:table-cell office:value-type="float" office:value="1707595567.35082" calcext:value-type="float">
            <text:p>1707595567.35082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2.00,4220.2943344,N,07105.1904798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2" calcext:value-type="float">
            <text:p>1707602052</text:p>
          </table:table-cell>
        </table:table-row>
        <table:table-row table:style-name="ro2">
          <table:table-cell office:value-type="float" office:value="1707595568.60567" calcext:value-type="float">
            <text:p>1707595568.60567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3.00,4220.2943344,N,07105.1904798,W,4,18,0.8,23.220,M,-28.725,M,2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3" calcext:value-type="float">
            <text:p>1707602053</text:p>
          </table:table-cell>
        </table:table-row>
        <table:table-row table:style-name="ro2">
          <table:table-cell office:value-type="float" office:value="1707595569.86196" calcext:value-type="float">
            <text:p>1707595569.86196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4.00,4220.2943344,N,07105.1904798,W,4,18,0.8,23.220,M,-28.725,M,1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4" calcext:value-type="float">
            <text:p>1707602054</text:p>
          </table:table-cell>
        </table:table-row>
        <table:table-row table:style-name="ro2">
          <table:table-cell office:value-type="float" office:value="1707595571.1184" calcext:value-type="float">
            <text:p>1707595571.1184</text:p>
          </table:table-cell>
          <table:table-cell office:value-type="float" office:value="42.3382389066667" calcext:value-type="float">
            <text:p>42.338238906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309" calcext:value-type="float">
            <text:p>328114.8968309</text:p>
          </table:table-cell>
          <table:table-cell office:value-type="float" office:value="4689439.99101167" calcext:value-type="float">
            <text:p>4689439.99101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5.00,4220.2943344,N,07105.1904798,W,4,18,0.8,23.220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5" calcext:value-type="float">
            <text:p>1707602055</text:p>
          </table:table-cell>
        </table:table-row>
        <table:table-row table:style-name="ro2">
          <table:table-cell office:value-type="float" office:value="1707595572.37371" calcext:value-type="float">
            <text:p>1707595572.37371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6.00,4220.2943343,N,07105.1904798,W,4,18,0.8,23.220,M,-28.725,M,2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6" calcext:value-type="float">
            <text:p>1707602056</text:p>
          </table:table-cell>
        </table:table-row>
        <table:table-row table:style-name="ro2">
          <table:table-cell office:value-type="float" office:value="1707595573.62919" calcext:value-type="float">
            <text:p>1707595573.62919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7.00,4220.2943343,N,07105.1904798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7" calcext:value-type="float">
            <text:p>1707602057</text:p>
          </table:table-cell>
        </table:table-row>
        <table:table-row table:style-name="ro2">
          <table:table-cell office:value-type="float" office:value="1707595574.88554" calcext:value-type="float">
            <text:p>1707595574.88554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8.00,4220.2943343,N,07105.1904798,W,4,18,0.8,23.220,M,-28.725,M,2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8" calcext:value-type="float">
            <text:p>1707602058</text:p>
          </table:table-cell>
        </table:table-row>
        <table:table-row table:style-name="ro2">
          <table:table-cell office:value-type="float" office:value="1707595576.14134" calcext:value-type="float">
            <text:p>1707595576.14134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19.00,4220.2943343,N,07105.1904798,W,4,18,0.8,23.220,M,-28.725,M,1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59" calcext:value-type="float">
            <text:p>1707602059</text:p>
          </table:table-cell>
        </table:table-row>
        <table:table-row table:style-name="ro2">
          <table:table-cell office:value-type="float" office:value="1707595577.39693" calcext:value-type="float">
            <text:p>1707595577.39693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0.00,4220.2943343,N,07105.1904798,W,4,18,0.8,23.220,M,-28.725,M,2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0" calcext:value-type="float">
            <text:p>1707602060</text:p>
          </table:table-cell>
        </table:table-row>
        <table:table-row table:style-name="ro2">
          <table:table-cell office:value-type="float" office:value="1707595578.65208" calcext:value-type="float">
            <text:p>1707595578.65208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1.00,4220.2943343,N,07105.1904798,W,4,18,0.8,23.220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1" calcext:value-type="float">
            <text:p>1707602061</text:p>
          </table:table-cell>
        </table:table-row>
        <table:table-row table:style-name="ro2">
          <table:table-cell office:value-type="float" office:value="1707595579.90649" calcext:value-type="float">
            <text:p>1707595579.90649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2.00,4220.2943343,N,07105.1904798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2" calcext:value-type="float">
            <text:p>1707602062</text:p>
          </table:table-cell>
        </table:table-row>
        <table:table-row table:style-name="ro2">
          <table:table-cell office:value-type="float" office:value="1707595581.16145" calcext:value-type="float">
            <text:p>1707595581.16145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3.00,4220.2943343,N,07105.1904798,W,4,18,0.8,23.220,M,-28.725,M,1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3" calcext:value-type="float">
            <text:p>1707602063</text:p>
          </table:table-cell>
        </table:table-row>
        <table:table-row table:style-name="ro2">
          <table:table-cell office:value-type="float" office:value="1707595582.41892" calcext:value-type="float">
            <text:p>1707595582.41892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4.00,4220.2943343,N,07105.1904798,W,4,18,0.8,23.220,M,-28.725,M,2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4" calcext:value-type="float">
            <text:p>1707602064</text:p>
          </table:table-cell>
        </table:table-row>
        <table:table-row table:style-name="ro2">
          <table:table-cell office:value-type="float" office:value="1707595583.67362" calcext:value-type="float">
            <text:p>1707595583.67362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5.00,4220.2943343,N,07105.1904798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5" calcext:value-type="float">
            <text:p>1707602065</text:p>
          </table:table-cell>
        </table:table-row>
        <table:table-row table:style-name="ro2">
          <table:table-cell office:value-type="float" office:value="1707595584.92911" calcext:value-type="float">
            <text:p>1707595584.92911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6.00,4220.2943343,N,07105.1904798,W,4,18,0.8,23.220,M,-28.725,M,2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6" calcext:value-type="float">
            <text:p>1707602066</text:p>
          </table:table-cell>
        </table:table-row>
        <table:table-row table:style-name="ro2">
          <table:table-cell office:value-type="float" office:value="1707595586.18402" calcext:value-type="float">
            <text:p>1707595586.18402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7.00,4220.2943343,N,07105.1904798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7" calcext:value-type="float">
            <text:p>1707602067</text:p>
          </table:table-cell>
        </table:table-row>
        <table:table-row table:style-name="ro2">
          <table:table-cell office:value-type="float" office:value="1707595587.44095" calcext:value-type="float">
            <text:p>1707595587.44095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8.00,4220.2943343,N,07105.1904798,W,4,18,0.8,23.220,M,-28.725,M,2.0,0061*50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8" calcext:value-type="float">
            <text:p>1707602068</text:p>
          </table:table-cell>
        </table:table-row>
        <table:table-row table:style-name="ro2">
          <table:table-cell office:value-type="float" office:value="1707595588.6976" calcext:value-type="float">
            <text:p>1707595588.6976</text:p>
          </table:table-cell>
          <table:table-cell office:value-type="float" office:value="42.338238905" calcext:value-type="float">
            <text:p>42.338238905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6359" calcext:value-type="float">
            <text:p>328114.896826359</text:p>
          </table:table-cell>
          <table:table-cell office:value-type="float" office:value="4689439.9908266" calcext:value-type="float">
            <text:p>4689439.99082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29.00,4220.2943343,N,07105.1904798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69" calcext:value-type="float">
            <text:p>1707602069</text:p>
          </table:table-cell>
        </table:table-row>
        <table:table-row table:style-name="ro2">
          <table:table-cell office:value-type="float" office:value="1707595589.95338" calcext:value-type="float">
            <text:p>1707595589.95338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0.00,4220.2943342,N,07105.1904798,W,4,18,0.8,23.220,M,-28.725,M,1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0" calcext:value-type="float">
            <text:p>1707602070</text:p>
          </table:table-cell>
        </table:table-row>
        <table:table-row table:style-name="ro2">
          <table:table-cell office:value-type="float" office:value="1707595591.20791" calcext:value-type="float">
            <text:p>1707595591.20791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1.00,4220.2943342,N,07105.1904798,W,4,18,0.8,23.220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1" calcext:value-type="float">
            <text:p>1707602071</text:p>
          </table:table-cell>
        </table:table-row>
        <table:table-row table:style-name="ro2">
          <table:table-cell office:value-type="float" office:value="1707595592.46397" calcext:value-type="float">
            <text:p>1707595592.46397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2.00,4220.2943342,N,07105.1904798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2" calcext:value-type="float">
            <text:p>1707602072</text:p>
          </table:table-cell>
        </table:table-row>
        <table:table-row table:style-name="ro2">
          <table:table-cell office:value-type="float" office:value="1707595593.72092" calcext:value-type="float">
            <text:p>1707595593.72092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3.00,4220.2943342,N,07105.1904798,W,4,18,0.8,23.220,M,-28.725,M,2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3" calcext:value-type="float">
            <text:p>1707602073</text:p>
          </table:table-cell>
        </table:table-row>
        <table:table-row table:style-name="ro2">
          <table:table-cell office:value-type="float" office:value="1707595594.97536" calcext:value-type="float">
            <text:p>1707595594.97536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4.00,4220.2943342,N,07105.1904798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4" calcext:value-type="float">
            <text:p>1707602074</text:p>
          </table:table-cell>
        </table:table-row>
        <table:table-row table:style-name="ro2">
          <table:table-cell office:value-type="float" office:value="1707595596.23117" calcext:value-type="float">
            <text:p>1707595596.23117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5.00,4220.2943342,N,07105.1904798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5" calcext:value-type="float">
            <text:p>1707602075</text:p>
          </table:table-cell>
        </table:table-row>
        <table:table-row table:style-name="ro2">
          <table:table-cell office:value-type="float" office:value="1707595597.48654" calcext:value-type="float">
            <text:p>1707595597.48654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6.00,4220.2943342,N,07105.1904798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6" calcext:value-type="float">
            <text:p>1707602076</text:p>
          </table:table-cell>
        </table:table-row>
        <table:table-row table:style-name="ro2">
          <table:table-cell office:value-type="float" office:value="1707595598.74407" calcext:value-type="float">
            <text:p>1707595598.74407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7.00,4220.2943342,N,07105.1904798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7" calcext:value-type="float">
            <text:p>1707602077</text:p>
          </table:table-cell>
        </table:table-row>
        <table:table-row table:style-name="ro2">
          <table:table-cell office:value-type="float" office:value="1707595599.99907" calcext:value-type="float">
            <text:p>1707595599.99907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8.00,4220.2943342,N,07105.1904798,W,4,18,0.8,23.220,M,-28.725,M,1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8" calcext:value-type="float">
            <text:p>1707602078</text:p>
          </table:table-cell>
        </table:table-row>
        <table:table-row table:style-name="ro2">
          <table:table-cell office:value-type="float" office:value="1707595601.25438" calcext:value-type="float">
            <text:p>1707595601.25438</text:p>
          </table:table-cell>
          <table:table-cell office:value-type="float" office:value="42.3382389033333" calcext:value-type="float">
            <text:p>42.3382389033333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821818" calcext:value-type="float">
            <text:p>328114.896821818</text:p>
          </table:table-cell>
          <table:table-cell office:value-type="float" office:value="4689439.99064153" calcext:value-type="float">
            <text:p>4689439.99064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39.00,4220.2943342,N,07105.1904798,W,4,18,0.8,23.220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79" calcext:value-type="float">
            <text:p>1707602079</text:p>
          </table:table-cell>
        </table:table-row>
        <table:table-row table:style-name="ro2">
          <table:table-cell office:value-type="float" office:value="1707595602.5095" calcext:value-type="float">
            <text:p>1707595602.5095</text:p>
          </table:table-cell>
          <table:table-cell office:value-type="float" office:value="42.3382389016667" calcext:value-type="float">
            <text:p>42.33823890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9972" calcext:value-type="float">
            <text:p>328114.896679972</text:p>
          </table:table-cell>
          <table:table-cell office:value-type="float" office:value="4689439.99045983" calcext:value-type="float">
            <text:p>4689439.990459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0.00,4220.2943341,N,07105.1904799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0" calcext:value-type="float">
            <text:p>1707602080</text:p>
          </table:table-cell>
        </table:table-row>
        <table:table-row table:style-name="ro2">
          <table:table-cell office:value-type="float" office:value="1707595603.76592" calcext:value-type="float">
            <text:p>1707595603.76592</text:p>
          </table:table-cell>
          <table:table-cell office:value-type="float" office:value="42.3382389016667" calcext:value-type="float">
            <text:p>42.33823890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9972" calcext:value-type="float">
            <text:p>328114.896679972</text:p>
          </table:table-cell>
          <table:table-cell office:value-type="float" office:value="4689439.99045983" calcext:value-type="float">
            <text:p>4689439.990459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1.00,4220.2943341,N,07105.1904799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1" calcext:value-type="float">
            <text:p>1707602081</text:p>
          </table:table-cell>
        </table:table-row>
        <table:table-row table:style-name="ro2">
          <table:table-cell office:value-type="float" office:value="1707595605.02227" calcext:value-type="float">
            <text:p>1707595605.02227</text:p>
          </table:table-cell>
          <table:table-cell office:value-type="float" office:value="42.3382389016667" calcext:value-type="float">
            <text:p>42.33823890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9972" calcext:value-type="float">
            <text:p>328114.896679972</text:p>
          </table:table-cell>
          <table:table-cell office:value-type="float" office:value="4689439.99045983" calcext:value-type="float">
            <text:p>4689439.990459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2.00,4220.2943341,N,07105.1904799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2" calcext:value-type="float">
            <text:p>1707602082</text:p>
          </table:table-cell>
        </table:table-row>
        <table:table-row table:style-name="ro2">
          <table:table-cell office:value-type="float" office:value="1707595606.27765" calcext:value-type="float">
            <text:p>1707595606.27765</text:p>
          </table:table-cell>
          <table:table-cell office:value-type="float" office:value="42.3382389016667" calcext:value-type="float">
            <text:p>42.33823890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9972" calcext:value-type="float">
            <text:p>328114.896679972</text:p>
          </table:table-cell>
          <table:table-cell office:value-type="float" office:value="4689439.99045983" calcext:value-type="float">
            <text:p>4689439.990459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3.00,4220.2943341,N,07105.1904799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3" calcext:value-type="float">
            <text:p>1707602083</text:p>
          </table:table-cell>
        </table:table-row>
        <table:table-row table:style-name="ro2">
          <table:table-cell office:value-type="float" office:value="1707595607.53396" calcext:value-type="float">
            <text:p>1707595607.53396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4.00,4220.2943340,N,07105.1904799,W,4,18,0.8,23.220,M,-28.725,M,1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4" calcext:value-type="float">
            <text:p>1707602084</text:p>
          </table:table-cell>
        </table:table-row>
        <table:table-row table:style-name="ro2">
          <table:table-cell office:value-type="float" office:value="1707595608.79026" calcext:value-type="float">
            <text:p>1707595608.79026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5.00,4220.2943340,N,07105.1904799,W,4,18,0.8,23.220,M,-28.725,M,2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5" calcext:value-type="float">
            <text:p>1707602085</text:p>
          </table:table-cell>
        </table:table-row>
        <table:table-row table:style-name="ro2">
          <table:table-cell office:value-type="float" office:value="1707595610.04625" calcext:value-type="float">
            <text:p>1707595610.04625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6.00,4220.2943340,N,07105.1904799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6" calcext:value-type="float">
            <text:p>1707602086</text:p>
          </table:table-cell>
        </table:table-row>
        <table:table-row table:style-name="ro2">
          <table:table-cell office:value-type="float" office:value="1707595611.30181" calcext:value-type="float">
            <text:p>1707595611.30181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7.00,4220.2943340,N,07105.1904799,W,4,18,0.8,23.220,M,-28.725,M,1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7" calcext:value-type="float">
            <text:p>1707602087</text:p>
          </table:table-cell>
        </table:table-row>
        <table:table-row table:style-name="ro2">
          <table:table-cell office:value-type="float" office:value="1707595612.5577" calcext:value-type="float">
            <text:p>1707595612.5577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8.00,4220.2943340,N,07105.1904799,W,4,18,0.8,23.219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8" calcext:value-type="float">
            <text:p>1707602088</text:p>
          </table:table-cell>
        </table:table-row>
        <table:table-row table:style-name="ro2">
          <table:table-cell office:value-type="float" office:value="1707595613.81344" calcext:value-type="float">
            <text:p>1707595613.81344</text:p>
          </table:table-cell>
          <table:table-cell office:value-type="float" office:value="45.6715722333333" calcext:value-type="float">
            <text:p>45.67157223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37484.4284318" calcext:value-type="float">
            <text:p>337484.4284318</text:p>
          </table:table-cell>
          <table:table-cell office:value-type="float" office:value="5059675.22768516" calcext:value-type="float">
            <text:p>5059675.22768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49.00,4220.2943340,N,07105.1904799,W,4,18,0.8,23.219,M,-28.725,M,2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89" calcext:value-type="float">
            <text:p>1707602089</text:p>
          </table:table-cell>
        </table:table-row>
        <table:table-row table:style-name="ro2">
          <table:table-cell office:value-type="float" office:value="1707595615.06818" calcext:value-type="float">
            <text:p>1707595615.06818</text:p>
          </table:table-cell>
          <table:table-cell office:value-type="float" office:value="42.3382388983333" calcext:value-type="float">
            <text:p>42.338238898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089" calcext:value-type="float">
            <text:p>328114.89667089</text:p>
          </table:table-cell>
          <table:table-cell office:value-type="float" office:value="4689439.99008968" calcext:value-type="float">
            <text:p>4689439.99008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0.00,4220.2943339,N,07105.1904799,W,4,18,0.8,23.219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0" calcext:value-type="float">
            <text:p>1707602090</text:p>
          </table:table-cell>
        </table:table-row>
        <table:table-row table:style-name="ro2">
          <table:table-cell office:value-type="float" office:value="1707595616.32545" calcext:value-type="float">
            <text:p>1707595616.32545</text:p>
          </table:table-cell>
          <table:table-cell office:value-type="float" office:value="42.3382388983333" calcext:value-type="float">
            <text:p>42.338238898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089" calcext:value-type="float">
            <text:p>328114.89667089</text:p>
          </table:table-cell>
          <table:table-cell office:value-type="float" office:value="4689439.99008968" calcext:value-type="float">
            <text:p>4689439.99008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1.00,4220.2943339,N,07105.1904799,W,4,18,0.8,23.219,M,-28.725,M,2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1" calcext:value-type="float">
            <text:p>1707602091</text:p>
          </table:table-cell>
        </table:table-row>
        <table:table-row table:style-name="ro2">
          <table:table-cell office:value-type="float" office:value="1707595617.57992" calcext:value-type="float">
            <text:p>1707595617.57992</text:p>
          </table:table-cell>
          <table:table-cell office:value-type="float" office:value="42.3382388983333" calcext:value-type="float">
            <text:p>42.338238898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089" calcext:value-type="float">
            <text:p>328114.89667089</text:p>
          </table:table-cell>
          <table:table-cell office:value-type="float" office:value="4689439.99008968" calcext:value-type="float">
            <text:p>4689439.99008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2.00,4220.2943339,N,07105.1904799,W,4,18,0.8,23.219,M,-28.725,M,1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2" calcext:value-type="float">
            <text:p>1707602092</text:p>
          </table:table-cell>
        </table:table-row>
        <table:table-row table:style-name="ro2">
          <table:table-cell office:value-type="float" office:value="1707595618.83633" calcext:value-type="float">
            <text:p>1707595618.83633</text:p>
          </table:table-cell>
          <table:table-cell office:value-type="float" office:value="42.3382388983333" calcext:value-type="float">
            <text:p>42.338238898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089" calcext:value-type="float">
            <text:p>328114.89667089</text:p>
          </table:table-cell>
          <table:table-cell office:value-type="float" office:value="4689439.99008968" calcext:value-type="float">
            <text:p>4689439.99008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3.00,4220.2943339,N,07105.1904799,W,4,18,0.8,23.219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3" calcext:value-type="float">
            <text:p>1707602093</text:p>
          </table:table-cell>
        </table:table-row>
        <table:table-row table:style-name="ro2">
          <table:table-cell office:value-type="float" office:value="1707595620.09169" calcext:value-type="float">
            <text:p>1707595620.09169</text:p>
          </table:table-cell>
          <table:table-cell office:value-type="float" office:value="42.3382388983333" calcext:value-type="float">
            <text:p>42.338238898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7089" calcext:value-type="float">
            <text:p>328114.89667089</text:p>
          </table:table-cell>
          <table:table-cell office:value-type="float" office:value="4689439.99008968" calcext:value-type="float">
            <text:p>4689439.990089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4.00,4220.2943339,N,07105.1904799,W,4,18,0.8,23.219,M,-28.725,M,2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4" calcext:value-type="float">
            <text:p>1707602094</text:p>
          </table:table-cell>
        </table:table-row>
        <table:table-row table:style-name="ro2">
          <table:table-cell office:value-type="float" office:value="1707595621.34721" calcext:value-type="float">
            <text:p>1707595621.34721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5.00,4220.2943338,N,07105.1904799,W,4,18,0.8,23.219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5" calcext:value-type="float">
            <text:p>1707602095</text:p>
          </table:table-cell>
        </table:table-row>
        <table:table-row table:style-name="ro2">
          <table:table-cell office:value-type="float" office:value="1707595622.6015" calcext:value-type="float">
            <text:p>1707595622.6015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6.00,4220.2943338,N,07105.1904799,W,4,18,0.8,23.219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6" calcext:value-type="float">
            <text:p>1707602096</text:p>
          </table:table-cell>
        </table:table-row>
        <table:table-row table:style-name="ro2">
          <table:table-cell office:value-type="float" office:value="1707595623.85684" calcext:value-type="float">
            <text:p>1707595623.85684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7.00,4220.2943338,N,07105.1904799,W,4,18,0.8,23.219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7" calcext:value-type="float">
            <text:p>1707602097</text:p>
          </table:table-cell>
        </table:table-row>
        <table:table-row table:style-name="ro2">
          <table:table-cell office:value-type="float" office:value="1707595625.1118" calcext:value-type="float">
            <text:p>1707595625.1118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8.00,4220.2943338,N,07105.1904799,W,4,18,0.8,23.219,M,-28.725,M,1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8" calcext:value-type="float">
            <text:p>1707602098</text:p>
          </table:table-cell>
        </table:table-row>
        <table:table-row table:style-name="ro2">
          <table:table-cell office:value-type="float" office:value="1707595626.36605" calcext:value-type="float">
            <text:p>1707595626.36605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459.00,4220.2943338,N,07105.1904799,W,4,18,0.8,23.219,M,-28.725,M,1.0,0061*5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099" calcext:value-type="float">
            <text:p>1707602099</text:p>
          </table:table-cell>
        </table:table-row>
        <table:table-row table:style-name="ro2">
          <table:table-cell office:value-type="float" office:value="1707595627.61954" calcext:value-type="float">
            <text:p>1707595627.61954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6349" calcext:value-type="float">
            <text:p>328114.896666349</text:p>
          </table:table-cell>
          <table:table-cell office:value-type="float" office:value="4689439.98990461" calcext:value-type="float">
            <text:p>4689439.98990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0.00,4220.2943338,N,07105.1904799,W,4,18,0.8,23.220,M,-28.725,M,2.0,0061*5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0" calcext:value-type="float">
            <text:p>1707602100</text:p>
          </table:table-cell>
        </table:table-row>
        <table:table-row table:style-name="ro2">
          <table:table-cell office:value-type="float" office:value="1707595628.87531" calcext:value-type="float">
            <text:p>1707595628.87531</text:p>
          </table:table-cell>
          <table:table-cell office:value-type="float" office:value="42.338238895" calcext:value-type="float">
            <text:p>42.338238895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1808" calcext:value-type="float">
            <text:p>328114.896661808</text:p>
          </table:table-cell>
          <table:table-cell office:value-type="float" office:value="4689439.98971954" calcext:value-type="float">
            <text:p>4689439.98971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1.00,4220.2943337,N,07105.1904799,W,4,18,0.8,23.220,M,-28.725,M,1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1" calcext:value-type="float">
            <text:p>1707602101</text:p>
          </table:table-cell>
        </table:table-row>
        <table:table-row table:style-name="ro2">
          <table:table-cell office:value-type="float" office:value="1707595630.13341" calcext:value-type="float">
            <text:p>1707595630.13341</text:p>
          </table:table-cell>
          <table:table-cell office:value-type="float" office:value="42.338238895" calcext:value-type="float">
            <text:p>42.338238895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1808" calcext:value-type="float">
            <text:p>328114.896661808</text:p>
          </table:table-cell>
          <table:table-cell office:value-type="float" office:value="4689439.98971954" calcext:value-type="float">
            <text:p>4689439.98971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2.00,4220.2943337,N,07105.1904799,W,4,18,0.8,23.220,M,-28.725,M,1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2" calcext:value-type="float">
            <text:p>1707602102</text:p>
          </table:table-cell>
        </table:table-row>
        <table:table-row table:style-name="ro2">
          <table:table-cell office:value-type="float" office:value="1707595631.38888" calcext:value-type="float">
            <text:p>1707595631.38888</text:p>
          </table:table-cell>
          <table:table-cell office:value-type="float" office:value="42.338238895" calcext:value-type="float">
            <text:p>42.338238895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1808" calcext:value-type="float">
            <text:p>328114.896661808</text:p>
          </table:table-cell>
          <table:table-cell office:value-type="float" office:value="4689439.98971954" calcext:value-type="float">
            <text:p>4689439.98971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3.00,4220.2943337,N,07105.1904799,W,4,18,0.8,23.220,M,-28.725,M,1.0,0061*5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3" calcext:value-type="float">
            <text:p>1707602103</text:p>
          </table:table-cell>
        </table:table-row>
        <table:table-row table:style-name="ro2">
          <table:table-cell office:value-type="float" office:value="1707595632.6442" calcext:value-type="float">
            <text:p>1707595632.6442</text:p>
          </table:table-cell>
          <table:table-cell office:value-type="float" office:value="42.338238895" calcext:value-type="float">
            <text:p>42.338238895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61808" calcext:value-type="float">
            <text:p>328114.896661808</text:p>
          </table:table-cell>
          <table:table-cell office:value-type="float" office:value="4689439.98971954" calcext:value-type="float">
            <text:p>4689439.98971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4.00,4220.2943337,N,07105.1904799,W,4,18,0.8,23.220,M,-28.725,M,2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4" calcext:value-type="float">
            <text:p>1707602104</text:p>
          </table:table-cell>
        </table:table-row>
        <table:table-row table:style-name="ro2">
          <table:table-cell office:value-type="float" office:value="1707595633.89954" calcext:value-type="float">
            <text:p>1707595633.89954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5.00,4220.2943336,N,07105.1904799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5" calcext:value-type="float">
            <text:p>1707602105</text:p>
          </table:table-cell>
        </table:table-row>
        <table:table-row table:style-name="ro2">
          <table:table-cell office:value-type="float" office:value="1707595635.15436" calcext:value-type="float">
            <text:p>1707595635.15436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6.00,4220.2943336,N,07105.1904799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6" calcext:value-type="float">
            <text:p>1707602106</text:p>
          </table:table-cell>
        </table:table-row>
        <table:table-row table:style-name="ro2">
          <table:table-cell office:value-type="float" office:value="1707595636.4098" calcext:value-type="float">
            <text:p>1707595636.4098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7.00,4220.2943336,N,07105.1904799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7" calcext:value-type="float">
            <text:p>1707602107</text:p>
          </table:table-cell>
        </table:table-row>
        <table:table-row table:style-name="ro2">
          <table:table-cell office:value-type="float" office:value="1707595637.66518" calcext:value-type="float">
            <text:p>1707595637.66518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8.00,4220.2943336,N,07105.1904799,W,4,18,0.8,23.220,M,-28.725,M,1.0,0061*53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8" calcext:value-type="float">
            <text:p>1707602108</text:p>
          </table:table-cell>
        </table:table-row>
        <table:table-row table:style-name="ro2">
          <table:table-cell office:value-type="float" office:value="1707595638.92138" calcext:value-type="float">
            <text:p>1707595638.92138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09.00,4220.2943336,N,07105.1904799,W,4,18,0.8,23.220,M,-28.725,M,2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09" calcext:value-type="float">
            <text:p>1707602109</text:p>
          </table:table-cell>
        </table:table-row>
        <table:table-row table:style-name="ro2">
          <table:table-cell office:value-type="float" office:value="1707595640.17755" calcext:value-type="float">
            <text:p>1707595640.17755</text:p>
          </table:table-cell>
          <table:table-cell office:value-type="float" office:value="42.3382388933333" calcext:value-type="float">
            <text:p>42.3382388933333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7266" calcext:value-type="float">
            <text:p>328114.896657266</text:p>
          </table:table-cell>
          <table:table-cell office:value-type="float" office:value="4689439.98953447" calcext:value-type="float">
            <text:p>4689439.9895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0.00,4220.2943336,N,07105.1904799,W,4,18,0.8,23.220,M,-28.725,M,1.0,0061*5A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0" calcext:value-type="float">
            <text:p>1707602110</text:p>
          </table:table-cell>
        </table:table-row>
        <table:table-row table:style-name="ro2">
          <table:table-cell office:value-type="float" office:value="1707595641.43462" calcext:value-type="float">
            <text:p>1707595641.43462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2725" calcext:value-type="float">
            <text:p>328114.896652725</text:p>
          </table:table-cell>
          <table:table-cell office:value-type="float" office:value="4689439.9893494" calcext:value-type="float">
            <text:p>4689439.98934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1.00,4220.2943335,N,07105.1904799,W,4,18,0.8,23.220,M,-28.725,M,1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1" calcext:value-type="float">
            <text:p>1707602111</text:p>
          </table:table-cell>
        </table:table-row>
        <table:table-row table:style-name="ro2">
          <table:table-cell office:value-type="float" office:value="1707595642.68978" calcext:value-type="float">
            <text:p>1707595642.68978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2725" calcext:value-type="float">
            <text:p>328114.896652725</text:p>
          </table:table-cell>
          <table:table-cell office:value-type="float" office:value="4689439.9893494" calcext:value-type="float">
            <text:p>4689439.98934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2.00,4220.2943335,N,07105.1904799,W,4,18,0.8,23.220,M,-28.725,M,1.0,0061*5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2" calcext:value-type="float">
            <text:p>1707602112</text:p>
          </table:table-cell>
        </table:table-row>
        <table:table-row table:style-name="ro2">
          <table:table-cell office:value-type="float" office:value="1707595643.94335" calcext:value-type="float">
            <text:p>1707595643.94335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3.00,4220.2943335,N,07105.1904798,W,4,18,0.8,23.220,M,-28.725,M,2.0,0061*5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3" calcext:value-type="float">
            <text:p>1707602113</text:p>
          </table:table-cell>
        </table:table-row>
        <table:table-row table:style-name="ro2">
          <table:table-cell office:value-type="float" office:value="1707595645.19964" calcext:value-type="float">
            <text:p>1707595645.19964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4.00,4220.2943335,N,07105.1904798,W,4,18,0.8,23.220,M,-28.725,M,1.0,0061*5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4" calcext:value-type="float">
            <text:p>1707602114</text:p>
          </table:table-cell>
        </table:table-row>
        <table:table-row table:style-name="ro2">
          <table:table-cell office:value-type="float" office:value="1707595646.45436" calcext:value-type="float">
            <text:p>1707595646.45436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5.00,4220.2943335,N,07105.1904798,W,4,18,0.8,23.220,M,-28.725,M,1.0,0061*5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5" calcext:value-type="float">
            <text:p>1707602115</text:p>
          </table:table-cell>
        </table:table-row>
        <table:table-row table:style-name="ro2">
          <table:table-cell office:value-type="float" office:value="1707595647.71024" calcext:value-type="float">
            <text:p>1707595647.71024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6.00,4220.2943335,N,07105.1904798,W,4,18,0.8,23.220,M,-28.725,M,1.0,0061*5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6" calcext:value-type="float">
            <text:p>1707602116</text:p>
          </table:table-cell>
        </table:table-row>
        <table:table-row table:style-name="ro2">
          <table:table-cell office:value-type="float" office:value="1707595648.96428" calcext:value-type="float">
            <text:p>1707595648.96428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7.00,4220.2943335,N,07105.1904798,W,4,18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7" calcext:value-type="float">
            <text:p>1707602117</text:p>
          </table:table-cell>
        </table:table-row>
        <table:table-row table:style-name="ro2">
          <table:table-cell office:value-type="float" office:value="1707595650.21997" calcext:value-type="float">
            <text:p>1707595650.21997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66667" calcext:value-type="float">
            <text:p>-71.08650799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6790029" calcext:value-type="float">
            <text:p>328114.896790029</text:p>
          </table:table-cell>
          <table:table-cell office:value-type="float" office:value="4689439.98934603" calcext:value-type="float">
            <text:p>4689439.989346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8.00,4220.2943335,N,07105.1904798,W,4,18,0.8,23.220,M,-28.725,M,1.0,0061*50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8" calcext:value-type="float">
            <text:p>1707602118</text:p>
          </table:table-cell>
        </table:table-row>
        <table:table-row table:style-name="ro2">
          <table:table-cell office:value-type="float" office:value="1707595651.47631" calcext:value-type="float">
            <text:p>1707595651.47631</text:p>
          </table:table-cell>
          <table:table-cell office:value-type="float" office:value="42.3382388916667" calcext:value-type="float">
            <text:p>42.3382388916667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52725" calcext:value-type="float">
            <text:p>328114.896652725</text:p>
          </table:table-cell>
          <table:table-cell office:value-type="float" office:value="4689439.9893494" calcext:value-type="float">
            <text:p>4689439.98934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19.00,4220.2943335,N,07105.1904799,W,4,17,0.8,23.220,M,-28.725,M,1.0,0061*5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19" calcext:value-type="float">
            <text:p>1707602119</text:p>
          </table:table-cell>
        </table:table-row>
        <table:table-row table:style-name="ro2">
          <table:table-cell office:value-type="float" office:value="1707595652.64887" calcext:value-type="float">
            <text:p>1707595652.64887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80066667" calcext:value-type="float">
            <text:p>-71.0865080066667</text:p>
          </table:table-cell>
          <table:table-cell office:value-type="float" office:value="0" calcext:value-type="float">
            <text:p>0</text:p>
          </table:table-cell>
          <table:table-cell office:value-type="float" office:value="328114.895979828" calcext:value-type="float">
            <text:p>328114.895979828</text:p>
          </table:table-cell>
          <table:table-cell office:value-type="float" office:value="4689439.98992146" calcext:value-type="float">
            <text:p>4689439.989921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65520.00,4220.2943338,N,07105.1904804,W,4,15,0.9,23.221,M,-28.725,M,1.0,0061*5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20" calcext:value-type="float">
            <text:p>1707602120</text:p>
          </table:table-cell>
        </table:table-row>
        <table:table-row table:style-name="ro2">
          <table:table-cell office:value-type="float" office:value="1707595653.73694" calcext:value-type="float">
            <text:p>1707595653.73694</text:p>
          </table:table-cell>
          <table:table-cell office:value-type="float" office:value="42.33823889" calcext:value-type="float">
            <text:p>42.33823889</text:p>
          </table:table-cell>
          <table:table-cell office:value-type="float" office:value="-71.0865079983333" calcext:value-type="float">
            <text:p>-71.0865079983333</text:p>
          </table:table-cell>
          <table:table-cell office:value-type="float" office:value="0" calcext:value-type="float">
            <text:p>0</text:p>
          </table:table-cell>
          <table:table-cell office:value-type="float" office:value="328114.896648184" calcext:value-type="float">
            <text:p>328114.896648184</text:p>
          </table:table-cell>
          <table:table-cell office:value-type="float" office:value="4689439.98916433" calcext:value-type="float">
            <text:p>4689439.989164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$GNGGA,165521.00,4220.2943334,N,07105.1904799,W,4,16,0.8,23.220,M,-28.725,M,2.0,0061*57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21" calcext:value-type="float">
            <text:p>1707602121</text:p>
          </table:table-cell>
        </table:table-row>
        <table:table-row table:style-name="ro2">
          <table:table-cell office:value-type="float" office:value="1707595654.90811" calcext:value-type="float">
            <text:p>1707595654.90811</text:p>
          </table:table-cell>
          <table:table-cell office:value-type="float" office:value="42.3382388966667" calcext:value-type="float">
            <text:p>42.3382388966667</text:p>
          </table:table-cell>
          <table:table-cell office:value-type="float" office:value="-71.086508005" calcext:value-type="float">
            <text:p>-71.086508005</text:p>
          </table:table-cell>
          <table:table-cell office:value-type="float" office:value="0" calcext:value-type="float">
            <text:p>0</text:p>
          </table:table-cell>
          <table:table-cell office:value-type="float" office:value="328114.896117132" calcext:value-type="float">
            <text:p>328114.896117132</text:p>
          </table:table-cell>
          <table:table-cell office:value-type="float" office:value="4689439.98991809" calcext:value-type="float">
            <text:p>4689439.989918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65522.00,4220.2943338,N,07105.1904803,W,4,16,0.9,23.221,M,-28.725,M,1.0,0061*57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2122" calcext:value-type="float">
            <text:p>1707602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0T18:52:57.108971225</dc:date>
    <meta:editing-duration>PT20S</meta:editing-duration>
    <meta:editing-cycles>1</meta:editing-cycles>
    <meta:document-statistic meta:table-count="1" meta:cell-count="3660" meta:object-count="0"/>
    <meta:generator>LibreOffice/6.4.7.2$Linux_X86_64 LibreOffice_project/40$Build-2</meta:generator>
  </office:meta>
</office:document-meta>
</file>